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9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size-complex="10pt"/>
    </style:style>
    <style:style style:name="P10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size-complex="10pt"/>
    </style:style>
    <style:style style:name="P11" style:family="paragraph" style:parent-style-name="Plain_20_Text">
      <style:text-properties style:font-name="DejaVu Sans Mono" fo:font-size="10pt" fo:language="pt" fo:country="BR" style:font-size-asian="10pt" style:font-name-complex="Courier New1" style:font-size-complex="10pt"/>
    </style:style>
    <style:style style:name="P12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1" style:font-size-complex="10pt"/>
    </style:style>
    <style:style style:name="T1" style:family="text">
      <style:text-properties style:font-name-complex="Courier New1"/>
    </style:style>
    <style:style style:name="T2" style:family="text">
      <style:text-properties officeooo:rsid="001e7c87" style:font-name-complex="Courier New1"/>
    </style:style>
    <style:style style:name="T3" style:family="text">
      <style:text-properties officeooo:rsid="0020be57" style:font-name-complex="Courier New1"/>
    </style:style>
    <style:style style:name="T4" style:family="text">
      <style:text-properties officeooo:rsid="0022214b" style:font-name-complex="Courier New1"/>
    </style:style>
    <style:style style:name="T5" style:family="text">
      <style:text-properties officeooo:rsid="002276c9" style:font-name-complex="Courier New1"/>
    </style:style>
    <style:style style:name="T6" style:family="text">
      <style:text-properties officeooo:rsid="00236fb2" style:font-name-complex="Courier New1"/>
    </style:style>
    <style:style style:name="T7" style:family="text">
      <style:text-properties officeooo:rsid="002565aa" style:font-name-complex="Courier New1"/>
    </style:style>
    <style:style style:name="T8" style:family="text">
      <style:text-properties officeooo:rsid="0027321c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pan text:style-name="T1"><text:s text:c="3"/>1: 10:00:05.13 10:00:08.18 <text:s/>Duration 00:00:03.05 <text:s/>48</text:span>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11"/>
      <text:p text:style-name="P1"><text:span text:style-name="T1"><text:s text:c="3"/>2: 10:00:08.23 10:00:10.00 <text:s/>Duration 00:00:01.02 <text:s/>16</text:span></text:p>
      <text:p text:style-name="P1"><text:span text:style-name="T1">pr</text:span><text:span text:style-name="T2">óprias ao mundo</text:span><text:span text:style-name="T1"> rural.</text:span></text:p>
      <text:p text:style-name="P11"/>
      <text:p text:style-name="P1"><text:span text:style-name="T1"><text:s text:c="3"/>3: 10:00:10.04 10:00:14.07 <text:s/>Duration 00:00:04.03 <text:s/>62</text:span>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11"/>
      <text:p text:style-name="P1"><text:span text:style-name="T1"><text:s text:c="3"/>4: 10:00:14.11 10:00:16.23 <text:s/>Duration 00:00:02.12 <text:s/>37</text:span></text:p>
      <text:p text:style-name="P1"><text:span text:style-name="T3">Hoje encontramos futuros viticultores</text:span></text:p>
      <text:p text:style-name="P11"/>
      <text:p text:style-name="P1"><text:span text:style-name="T1"><text:s text:c="3"/>5: 10:00:17.02 10:00:18.09 <text:s/>Duration 00:00:01.07 <text:s/>19</text:span></text:p>
      <text:p text:style-name="P1"><text:span text:style-name="T1">qu</text:span><text:span text:style-name="T3">e elaboram o</text:span><text:span text:style-name="T1"> champagne</text:span></text:p>
      <text:p text:style-name="P11"/>
      <text:p text:style-name="P1"><text:span text:style-name="T1"><text:s text:c="3"/>6: 10:00:18.13 10:00:21.04 <text:s/>Duration 00:00:02.16 <text:s/>40</text:span></text:p>
      <text:p text:style-name="P3"><text:span text:style-name="T3">segundo o método</text:span></text:p>
      <text:p text:style-name="P3"><text:span text:style-name="T3">criado </text:span><text:span text:style-name="T1">p</text:span><text:span text:style-name="T3">o</text:span><text:span text:style-name="T1">r Dom Pérignon.</text:span></text:p>
      <text:p text:style-name="P11"/>
      <text:p text:style-name="P1"><text:span text:style-name="T1"><text:s text:c="3"/>7: 10:00:21.09 10:00:24.02 <text:s/>Duration 00:00:02.18 <text:s/>41</text:span>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11"/>
      <text:p text:style-name="P1"><text:span text:style-name="T1"><text:s text:c="3"/>8: 10:00:24.07 10:00:27.14 <text:s/>Duration 00:00:03.07 <text:s/>49</text:span>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11"/>
      <text:p text:style-name="P1"><text:span text:style-name="T1"><text:s text:c="3"/>9: 10:00:28.06 10:00:30.18 <text:s/>Duration 00:00:02.12 <text:s/>37</text:span></text:p>
      <text:p text:style-name="P3"><text:span text:style-name="T1">#</text:span><text:span text:style-name="T3">Todo ano formam-se</text:span></text:p>
      <text:p text:style-name="P3"><text:span text:style-name="T3">mai</text:span><text:span text:style-name="T1">s de 1.700 </text:span><text:span text:style-name="T3">aluno</text:span><text:span text:style-name="T1">s#</text:span></text:p>
      <text:p text:style-name="P11"/>
      <text:p text:style-name="P1"><text:span text:style-name="T1"><text:s text:c="2"/>10: 10:00:30.23 10:00:32.00 <text:s/>Duration 00:00:01.02 <text:s/>16</text:span>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11"/>
      <text:p text:style-name="P1"><text:span text:style-name="T1"><text:s text:c="2"/>11: 10:00:32.05 10:00:33.16 <text:s/>Duration 00:00:01.11 <text:s/>22</text:span></text:p>
      <text:p text:style-name="P1"><text:span text:style-name="T1">#</text:span><text:span text:style-name="T3">enologia, comércio</text:span><text:span text:style-name="T1">,#</text:span></text:p>
      <text:p text:style-name="P11"/>
      <text:p text:style-name="P1"><text:span text:style-name="T1"><text:s text:c="2"/>12: 10:00:33.21 10:00:36.16 <text:s/>Duration 00:00:02.20 <text:s/>42</text:span></text:p>
      <text:p text:style-name="P1"><text:span text:style-name="T1">#e </text:span><text:span text:style-name="T3">até na condução de tratore</text:span><text:span text:style-name="T1">s.#</text:span></text:p>
      <text:p text:style-name="P11"/>
      <text:p text:style-name="P1"><text:span text:style-name="T1"><text:s text:c="2"/>13: 10:00:36.21 10:00:38.23 <text:s/>Duration 00:00:02.02 <text:s/>31</text:span>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11"/>
      <text:p text:style-name="P1"><text:span text:style-name="T1"><text:s text:c="2"/>14: 10:00:39.02 10:00:41.08 <text:s/>Duration 00:00:02.06 <text:s/>34</text:span>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11"/>
      <text:p text:style-name="P1"><text:span text:style-name="T1"><text:s text:c="2"/>15: 10:00:41.12 10:00:44.04 <text:s/>Duration 00:00:02.17 <text:s/>40</text:span></text:p>
      <text:p text:style-name="P2"><text:span text:style-name="T1">que os ancestrais já exerciam</text:span></text:p>
      <text:p text:style-name="P1"><text:span text:style-name="T3">há</text:span><text:span text:style-name="T1"> 10 mil anos.</text:span></text:p>
      <text:p text:style-name="P11"/>
      <text:p text:style-name="P1"><text:span text:style-name="T1"><text:s text:c="2"/>16: 10:00:44.14 10:00:47.13 <text:s/>Duration 00:00:02.24 <text:s/>44</text:span>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11"/>
      <text:p text:style-name="P1"><text:span text:style-name="T1"><text:s text:c="2"/>17: 10:00:47.17 10:00:50.01 <text:s/>Duration 00:00:02.09 <text:s/>35</text:span>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11"/>
      <text:p text:style-name="P1"><text:span text:style-name="T1"><text:s text:c="2"/>18: 10:00:50.06 10:00:52.10 <text:s/>Duration 00:00:02.04 <text:s/>32</text:span></text:p>
      <text:p text:style-name="P1"><text:span text:style-name="T1">#a ordenha</text:span>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11"/>
      <text:p text:style-name="P1"><text:span text:style-name="T1"><text:s text:c="2"/>19: 10:00:52.14 10:00:54.22 <text:s/>Duration 00:00:02.08 <text:s/>35</text:span>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11"/>
      <text:p text:style-name="P1"><text:span text:style-name="T1"><text:s text:c="2"/>20: 10:00:55.02 10:00:56.19 <text:s/>Duration 00:00:01.17 <text:s/>25</text:span></text:p>
      <text:p text:style-name="P1"><text:span text:style-name="T1">#e </text:span><text:span text:style-name="T3">a gestão de uma empresa</text:span><text:span text:style-name="T1">.#</text:span></text:p>
      <text:p text:style-name="P11"/>
      <text:p text:style-name="P1"><text:span text:style-name="T1"><text:s text:c="2"/>21: 10:00:58.04 10:01:00.19 <text:s/>Duration 00:00:02.15 <text:s/>39</text:span>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11"/>
      <text:p text:style-name="P1"><text:span text:style-name="T1"><text:s text:c="2"/>22: 10:01:00.24 10:01:03.11 <text:s/>Duration 00:00:02.12 <text:s/>37</text:span></text:p>
      <text:p text:style-name="P4"><text:span text:style-name="T1">#qu</text:span><text:span text:style-name="T4">e se aprende</text:span></text:p>
      <text:p text:style-name="P4"><text:span text:style-name="T4">a manter </text:span><text:span text:style-name="T1">tradi</text:span><text:span text:style-name="T4">çõe</text:span><text:span text:style-name="T1">s vivas.#</text:span></text:p>
      <text:p text:style-name="P11"/>
      <text:p text:style-name="P1"><text:span text:style-name="T1"><text:s text:c="2"/>23: 10:01:05.08 10:01:07.22 <text:s/>Duration 00:00:02.14 <text:s/>38</text:span>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11"/>
      <text:p text:style-name="P1"><text:span text:style-name="T1"><text:s text:c="2"/>24: 10:01:08.18 10:01:10.23 <text:s/>Duration 00:00:02.05 <text:s/>33</text:span>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11"/>
      <text:p text:style-name="P1"><text:span text:style-name="T1"><text:s text:c="2"/>25: 10:01:11.22 10:01:13.24 <text:s/>Duration 00:00:02.02 <text:s/>31</text:span>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11"/>
      <text:p text:style-name="P1"><text:span text:style-name="T1"><text:s text:c="2"/>26: 10:01:14.03 10:01:16.00 <text:s/>Duration 00:00:01.22 <text:s/>28</text:span>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11"/>
      <text:p text:style-name="P1"><text:span text:style-name="T1"><text:s text:c="2"/>27: 10:01:16.04 10:01:18.04 <text:s/>Duration 00:00:02.00 <text:s/>30</text:span>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11"/>
      <text:p text:style-name="P1"><text:span text:style-name="T1"><text:s text:c="2"/>28: 10:01:18.08 10:01:22.04 <text:s/>Duration 00:00:03.21 <text:s/>58</text:span></text:p>
      <text:p text:style-name="P5"><text:span text:style-name="T1">Escolas diferentes</text:span></text:p>
      <text:p text:style-name="P11"/>
      <text:p text:style-name="P1"><text:span text:style-name="T1"><text:s text:c="2"/>29: 10:01:22.09 10:01:25.03 <text:s/>Duration 00:00:02.19 <text:s/>41</text:span></text:p>
      <text:p text:style-name="P1"><text:span text:style-name="T4">O#</text:span><text:span text:style-name="T1"> terroir</text:span><text:span text:style-name="T4">#</text:span></text:p>
      <text:p text:style-name="P11"/>
      <text:p text:style-name="P1"><text:span text:style-name="T1"><text:s text:c="2"/>30: 10:01:29.05 10:01:32.21 <text:s/>Duration 00:00:03.16 <text:s/>55</text:span></text:p>
      <text:p text:style-name="P1"><text:span text:style-name="T1">#Vil</text:span><text:span text:style-name="T4">arejo d</text:span><text:span text:style-name="T1">a Côte des Blancs#</text:span></text:p>
      <text:p text:style-name="P11"/>
      <text:p text:style-name="P1"><text:span text:style-name="T1"><text:s text:c="2"/>31: 10:01:33.10 10:01:35.14 <text:s/>Duration 00:00:02.04 <text:s/>32</text:span>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11"/>
      <text:p text:style-name="P1"><text:span text:style-name="T1"><text:s text:c="2"/>32: 10:01:35.19 10:01:39.06 <text:s/>Duration 00:00:03.12 <text:s/>52</text:span>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11"/>
      <text:p text:style-name="P1"><text:span text:style-name="T1"><text:s text:c="2"/>33: 10:01:39.10 10:01:41.05 <text:s/>Duration 00:00:01.20 <text:s/>27</text:span>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11"/>
      <text:p text:style-name="P1"><text:span text:style-name="T1"><text:s text:c="2"/>34: 10:01:41.09 10:01:43.07 <text:s/>Duration 00:00:01.23 <text:s/>29</text:span></text:p>
      <text:p text:style-name="P4"><text:span text:style-name="T1">#de 8 milhões de garrafas</text:span></text:p>
      <text:p text:style-name="P4"><text:span text:style-name="T1">e</text:span><text:span text:style-name="T4">m </text:span><text:span text:style-name="T1">1850#</text:span></text:p>
      <text:p text:style-name="P11"/>
      <text:p text:style-name="P1"><text:soft-page-break/><text:span text:style-name="T1"><text:s text:c="2"/>35: 10:01:43.24 10:01:46.19 <text:s/>Duration 00:00:02.20 <text:s/>42</text:span>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11"/>
      <text:p text:style-name="P1"><text:span text:style-name="T1"><text:s text:c="2"/>36: 10:01:47.09 10:01:49.15 <text:s/>Duration 00:00:02.06 <text:s/>34</text:span></text:p>
      <text:p text:style-name="P4"><text:span text:style-name="T1">#</text:span><text:span text:style-name="T4">Há mais </text:span><text:span text:style-name="T1">de 280</text:span></text:p>
      <text:p text:style-name="P4"><text:span text:style-name="T4">casa</text:span><text:span text:style-name="T1">s de n</text:span><text:span text:style-name="T4">egociante</text:span><text:span text:style-name="T1">s,#</text:span></text:p>
      <text:p text:style-name="P11"/>
      <text:p text:style-name="P1"><text:span text:style-name="T1"><text:s text:c="2"/>37: 10:01:49.19 10:01:52.05 <text:s/>Duration 00:00:02.11 <text:s/>37</text:span></text:p>
      <text:p text:style-name="P4"><text:span text:style-name="T1">#a</text:span><text:span text:style-name="T4">bastecidas</text:span></text:p>
      <text:p text:style-name="P4"><text:span text:style-name="T4">por uns</text:span><text:span text:style-name="T1"> 15 mil viticultores.#</text:span></text:p>
      <text:p text:style-name="P11"/>
      <text:p text:style-name="P1"><text:span text:style-name="T1"><text:s text:c="2"/>38: 10:01:54.04 10:01:57.02 <text:s/>Duration 00:00:02.23 <text:s/>44</text:span>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11"/>
      <text:p text:style-name="P1"><text:span text:style-name="T1"><text:s text:c="2"/>39: 10:01:57.07 10:01:58.09 <text:s/>Duration 00:00:01.02 <text:s/>16</text:span>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11"/>
      <text:p text:style-name="P1"><text:span text:style-name="T1"><text:s text:c="2"/>40: 10:01:58.13 10:02:01.12 <text:s/>Duration 00:00:02.24 <text:s/>44</text:span>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11"/>
      <text:p text:style-name="P1"><text:span text:style-name="T1"><text:s text:c="2"/>41: 10:02:01.16 10:02:03.21 <text:s/>Duration 00:00:02.05 <text:s/>33</text:span></text:p>
      <text:p text:style-name="P4"><text:span text:style-name="T4">Eles estão em casas de prestígio:</text:span></text:p>
      <text:p text:style-name="P11"/>
      <text:p text:style-name="P1"><text:span text:style-name="T1"><text:s text:c="2"/>42: 10:02:04.00 10:02:06.14 <text:s/>Duration 00:00:02.14 <text:s/>38</text:span></text:p>
      <text:p text:style-name="P1"><text:span text:style-name="T1">Moët &amp; Chandon,</text:span></text:p>
      <text:p text:style-name="P1"><text:span text:style-name="T1">Veuve Clicquot e Roederer.</text:span></text:p>
      <text:p text:style-name="P11"/>
      <text:p text:style-name="P1"><text:span text:style-name="T1"><text:s text:c="2"/>43: 10:02:07.05 10:02:10.05 <text:s/>Duration 00:00:03.00 <text:s/>45</text:span></text:p>
      <text:p text:style-name="P1"><text:span text:style-name="T4">Temos</text:span><text:span text:style-name="T1"> 22 anos.</text:span></text:p>
      <text:p text:style-name="P11"/>
      <text:p text:style-name="P1"><text:span text:style-name="T1"><text:s text:c="2"/>44: 10:02:10.09 10:02:12.15 <text:s/>Duration 00:00:02.06 <text:s/>34</text:span></text:p>
      <text:p text:style-name="P5"><text:span text:style-name="T1">Somos gêmeos, dá para ver.</text:span></text:p>
      <text:p text:style-name="P11"/>
      <text:p text:style-name="P1"><text:span text:style-name="T1"><text:s text:c="2"/>45: 10:02:12.19 10:02:14.18 <text:s/>Duration 00:00:01.24 <text:s/>29</text:span></text:p>
      <text:p text:style-name="P1"><text:span text:style-name="T1">E... com</text:span><text:span text:style-name="T4">o</text:span><text:span text:style-name="T1">...</text:span></text:p>
      <text:p text:style-name="P11"/>
      <text:p text:style-name="P1"><text:span text:style-name="T1"><text:s text:c="2"/>46: 10:02:14.22 10:02:17.23 <text:s/>Duration 00:00:03.01 <text:s/>46</text:span>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11"/>
      <text:p text:style-name="P1"><text:span text:style-name="T1"><text:s text:c="2"/>47: 10:02:18.02 10:02:21.00 <text:s/>Duration 00:00:02.23 <text:s/>44</text:span></text:p>
      <text:p text:style-name="P5"><text:span text:style-name="T1">mas não no mesmo estabalecimento.</text:span></text:p>
      <text:p text:style-name="P11"/>
      <text:p text:style-name="P1"><text:span text:style-name="T1"><text:s text:c="2"/>48: 10:02:21.04 10:02:26.01 <text:s/>Duration 00:00:04.22 <text:s/>73</text:span>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11"/>
      <text:p text:style-name="P1"><text:span text:style-name="T1"><text:s text:c="2"/>49: 10:02:26.16 10:02:28.17 <text:s/>Duration 00:00:02.01 <text:s/>31</text:span></text:p>
      <text:p text:style-name="P4"><text:span text:style-name="T1">#</text:span><text:span text:style-name="T4">O</text:span><text:span text:style-name="T1"> que Julien</text:span></text:p>
      <text:p text:style-name="P4"><text:span text:style-name="T4">quer dizer com</text:span><text:span text:style-name="T1"> "</text:span><text:span text:style-name="T4">aqu</text:span><text:span text:style-name="T1">i"#</text:span></text:p>
      <text:p text:style-name="P11"/>
      <text:p text:style-name="P1"><text:span text:style-name="T1"><text:s text:c="2"/>50: 10:02:28.22 10:02:31.22 <text:s/>Duration 00:00:03.00 <text:s/>45</text:span>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11"/>
      <text:p text:style-name="P1"><text:span text:style-name="T1"><text:s text:c="2"/>51: 10:02:32.13 10:02:35.13 <text:s/>Duration 00:00:03.00 <text:s/>45</text:span>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11"><text:soft-page-break/></text:p>
      <text:p text:style-name="P1"><text:span text:style-name="T1"><text:s text:c="2"/>52: 10:02:35.17 10:02:38.14 <text:s/>Duration 00:00:02.22 <text:s/>43</text:span>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11"/>
      <text:p text:style-name="P1"><text:span text:style-name="T1"><text:s text:c="2"/>53: 10:02:38.18 10:02:41.09 <text:s/>Duration 00:00:02.16 <text:s/>40</text:span>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11"/>
      <text:p text:style-name="P1"><text:span text:style-name="T1"><text:s text:c="2"/>54: 10:02:43.06 10:02:45.18 <text:s/>Duration 00:00:02.12 <text:s/>37</text:span></text:p>
      <text:p text:style-name="P1"><text:span text:style-name="T1">Vo</text:span><text:span text:style-name="T5">cês dividiram as tarefas</text:span><text:span text:style-name="T1">?</text:span></text:p>
      <text:p text:style-name="P11"/>
      <text:p text:style-name="P1"><text:span text:style-name="T1"><text:s text:c="2"/>55: 10:02:46.10 10:02:48.03 <text:s/>Duration 00:00:01.18 <text:s/>26</text:span></text:p>
      <text:p text:style-name="P1"><text:span text:style-name="T5">Os meninos nas ponta</text:span><text:span text:style-name="T1">s?</text:span></text:p>
      <text:p text:style-name="P11"/>
      <text:p text:style-name="P1"><text:span text:style-name="T1"><text:s text:c="2"/>56: 10:02:48.08 10:02:49.24 <text:s/>Duration 00:00:01.16 <text:s/>25</text:span></text:p>
      <text:p text:style-name="P1"><text:span text:style-name="T1">Bo</text:span><text:span text:style-name="T5">m</text:span><text:span text:style-name="T1">. Sim.</text:span></text:p>
      <text:p text:style-name="P11"/>
      <text:p text:style-name="P1"><text:span text:style-name="T1"><text:s text:c="2"/>57: 10:02:50.03 10:02:52.11 <text:s/>Duration 00:00:02.08 <text:s/>35</text:span>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11"/>
      <text:p text:style-name="P1"><text:span text:style-name="T1"><text:s text:c="2"/>58: 10:02:52.15 10:02:55.00 <text:s/>Duration 00:00:02.10 <text:s/>36</text:span></text:p>
      <text:p text:style-name="P7"><text:span text:style-name="T5">Saí do fundamental</text:span></text:p>
      <text:p text:style-name="P7"><text:span text:style-name="T5">sem saber o que fazer</text:span><text:span text:style-name="T1">.</text:span></text:p>
      <text:p text:style-name="P11"/>
      <text:p text:style-name="P1"><text:span text:style-name="T1"><text:s text:c="2"/>59: 10:02:55.05 10:02:57.20 <text:s/>Duration 00:00:02.15 <text:s/>39</text:span></text:p>
      <text:p text:style-name="P7"><text:span text:style-name="T1">V</text:span><text:span text:style-name="T5">i que ele já tinha achado</text:span></text:p>
      <text:p text:style-name="P7"><text:span text:style-name="T5">uma orientação</text:span></text:p>
      <text:p text:style-name="P11"/>
      <text:p text:style-name="P1"><text:span text:style-name="T1"><text:s text:c="2"/>60: 10:02:58.00 10:02:59.18 <text:s/>Duration 00:00:01.18 <text:s/>26</text:span>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11"/>
      <text:p text:style-name="P1"><text:span text:style-name="T1"><text:s text:c="2"/>61: 10:02:59.23 10:03:01.21 <text:s/>Duration 00:00:01.23 <text:s/>29</text:span></text:p>
      <text:p text:style-name="P7"><text:span text:style-name="T5">Eu não sabia aonde ia parar e,</text:span></text:p>
      <text:p text:style-name="P11"/>
      <text:p text:style-name="P1"><text:span text:style-name="T1"><text:s text:c="2"/>62: 10:03:02.00 10:03:03.23 <text:s/>Duration 00:00:01.23 <text:s/>29</text:span></text:p>
      <text:p text:style-name="P1"><text:span text:style-name="T5">com o tempo, fui gostando</text:span><text:span text:style-name="T1">,</text:span></text:p>
      <text:p text:style-name="P11"/>
      <text:p text:style-name="P1"><text:span text:style-name="T1"><text:s text:c="2"/>63: 10:03:04.02 10:03:07.11 <text:s/>Duration 00:00:03.09 <text:s/>50</text:span>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6"><text:span text:style-name="T1">trabalhando nas vinhas.</text:span></text:p>
      <text:p text:style-name="P11"/>
      <text:p text:style-name="P1"><text:span text:style-name="T1"><text:s text:c="2"/>64: 10:03:10.08 10:03:13.04 <text:s/>Duration 00:00:02.21 <text:s/>43</text:span></text:p>
      <text:p text:style-name="P7"><text:span text:style-name="T5">Esta</text:span><text:span text:style-name="T1"> é u</text:span><text:span text:style-name="T5">ma aula</text:span></text:p>
      <text:p text:style-name="P7"><text:span text:style-name="T5">de poda em</text:span><text:span text:style-name="T1"> viticultur</text:span><text:span text:style-name="T5">a</text:span><text:span text:style-name="T1">.</text:span></text:p>
      <text:p text:style-name="P11"/>
      <text:p text:style-name="P1"><text:span text:style-name="T1"><text:s text:c="2"/>65: 10:03:13.09 10:03:15.22 <text:s/>Duration 00:00:02.13 <text:s/>38</text:span></text:p>
      <text:p text:style-name="P6"><text:span text:style-name="T1">Nós nos dividimos em função</text:span></text:p>
      <text:p text:style-name="P6"><text:span text:style-name="T1">do trabalho</text:span></text:p>
      <text:p text:style-name="P11"/>
      <text:p text:style-name="P1"><text:span text:style-name="T1"><text:s text:c="2"/>66: 10:03:16.01 10:03:18.14 <text:s/>Duration 00:00:02.13 <text:s/>38</text:span>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11"/>
      <text:p text:style-name="P1"><text:span text:style-name="T1"><text:s text:c="2"/>67: 10:03:19.19 10:03:23.11 <text:s/>Duration 00:00:03.17 <text:s/>55</text:span></text:p>
      <text:p text:style-name="P7"><text:span text:style-name="T5">Alguns cortam galhos para podar,</text:span></text:p>
      <text:p text:style-name="P11"/>
      <text:p text:style-name="P1"><text:span text:style-name="T1"><text:s text:c="2"/>68: 10:03:23.15 10:03:27.01 <text:s/>Duration 00:00:03.11 <text:s/>52</text:span></text:p>
      <text:p text:style-name="P6"><text:soft-page-break/><text:span text:style-name="T1">outros cortam as pontas</text:span>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11"/>
      <text:p text:style-name="P1"><text:span text:style-name="T1"><text:s text:c="2"/>69: 10:03:29.10 10:03:33.04 <text:s/>Duration 00:00:03.19 <text:s/>56</text:span>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11"/>
      <text:p text:style-name="P1"><text:span text:style-name="T1"><text:s text:c="2"/>70: 10:03:33.08 10:03:35.04 <text:s/>Duration 00:00:01.21 <text:s/>28</text:span></text:p>
      <text:p text:style-name="P1"><text:span text:style-name="T5">Depoi</text:span><text:span text:style-name="T1">s,</text:span></text:p>
      <text:p text:style-name="P6"><text:span text:style-name="T1">sempre haverá trabalho</text:span></text:p>
      <text:p text:style-name="P11"/>
      <text:p text:style-name="P1"><text:span text:style-name="T1"><text:s text:c="2"/>71: 10:03:35.09 10:03:37.12 <text:s/>Duration 00:00:02.03 <text:s/>32</text:span>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11"/>
      <text:p text:style-name="P1"><text:span text:style-name="T1"><text:s text:c="2"/>72: 10:03:37.17 10:03:39.23 <text:s/>Duration 00:00:02.06 <text:s/>34</text:span>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11"/>
      <text:p text:style-name="P1"><text:span text:style-name="T1"><text:s text:c="2"/>73: 10:03:40.14 10:03:42.04 <text:s/>Duration 00:00:01.15 <text:s/>24</text:span></text:p>
      <text:p text:style-name="P1"><text:span text:style-name="T5">a maior atividade</text:span><text:span text:style-name="T1">.</text:span></text:p>
      <text:p text:style-name="P11"/>
      <text:p text:style-name="P1"><text:span text:style-name="T1"><text:s text:c="2"/>74: 10:03:43.05 10:03:46.24 <text:s/>Duration 00:00:03.19 <text:s/>56</text:span>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11"/>
      <text:p text:style-name="P1"><text:span text:style-name="T1"><text:s text:c="2"/>75: 10:03:49.12 10:03:52.09 <text:s/>Duration 00:00:02.22 <text:s/>43</text:span>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11"/>
      <text:p text:style-name="P1"><text:span text:style-name="T1"><text:s text:c="2"/>76: 10:03:52.13 10:03:53.17 <text:s/>Duration 00:00:01.04 <text:s/>17</text:span>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11"/>
      <text:p text:style-name="P1"><text:span text:style-name="T1"><text:s text:c="2"/>77: 10:03:53.21 10:03:56.18 <text:s/>Duration 00:00:02.22 <text:s/>43</text:span>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11"/>
      <text:p text:style-name="P1"><text:span text:style-name="T1"><text:s text:c="2"/>78: 10:03:56.22 10:03:58.11 <text:s/>Duration 00:00:01.14 <text:s/>23</text:span></text:p>
      <text:p text:style-name="P1"><text:span text:style-name="T6">Isso é</text:span><text:span text:style-name="T1"> autori</text:span><text:span text:style-name="T6">zado</text:span></text:p>
      <text:p text:style-name="P11"/>
      <text:p text:style-name="P1"><text:span text:style-name="T1"><text:s text:c="2"/>79: 10:03:58.15 10:04:00.21 <text:s/>Duration 00:00:02.06 <text:s/>34</text:span>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11"/>
      <text:p text:style-name="P1"><text:span text:style-name="T1"><text:s text:c="2"/>80: 10:04:01.00 10:04:01.20 <text:s/>Duration 00:00:00.20 <text:s/>12</text:span></text:p>
      <text:p text:style-name="P1"><text:span text:style-name="T1">-Não.</text:span></text:p>
      <text:p text:style-name="P1"><text:span text:style-name="T1">-Po</text:span><text:span text:style-name="T6">r quê</text:span><text:span text:style-name="T1">?</text:span></text:p>
      <text:p text:style-name="P11"/>
      <text:p text:style-name="P1"><text:span text:style-name="T1"><text:s text:c="2"/>81: 10:04:02.00 10:04:04.15 <text:s/>Duration 00:00:02.15 <text:s/>39</text:span>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11"/>
      <text:p text:style-name="P1"><text:span text:style-name="T1"><text:s text:c="2"/>82: 10:04:04.19 10:04:08.14 <text:s/>Duration 00:00:03.20 <text:s/>57</text:span></text:p>
      <text:p text:style-name="P8"><text:span text:style-name="T7">vai fazer</text:span><text:span text:style-name="T1"> compacta</text:span><text:span text:style-name="T7">ção</text:span></text:p>
      <text:p text:style-name="P8"><text:span text:style-name="T1">e </text:span><text:span text:style-name="T7">pode provocar mofo</text:span><text:span text:style-name="T1">.</text:span></text:p>
      <text:p text:style-name="P11"/>
      <text:p text:style-name="P1"><text:span text:style-name="T1"><text:s text:c="2"/>83: 10:04:08.18 10:04:09.13 <text:s/>Duration 00:00:00.20 <text:s/>12</text:span></text:p>
      <text:p text:style-name="P1"><text:span text:style-name="T7">Na primavera</text:span><text:span text:style-name="T1">.</text:span></text:p>
      <text:p text:style-name="P11"/>
      <text:p text:style-name="P1"><text:span text:style-name="T1"><text:s text:c="2"/>84: 10:04:09.18 10:04:12.19 <text:s/>Duration 00:00:03.01 <text:s/>46</text:span></text:p>
      <text:p text:style-name="P9"><text:span text:style-name="T1">A poda é a operação</text:span></text:p>
      <text:p text:style-name="P1"><text:span text:style-name="T1">qu</text:span><text:span text:style-name="T7">e exige mais horas</text:span></text:p>
      <text:p text:style-name="P11"><text:soft-page-break/></text:p>
      <text:p text:style-name="P1"><text:span text:style-name="T1"><text:s text:c="2"/>85: 10:04:12.24 10:04:14.17 <text:s/>Duration 00:00:01.18 <text:s/>26</text:span></text:p>
      <text:p text:style-name="P1"><text:span text:style-name="T7">numa plantação</text:span><text:span text:style-name="T1">.</text:span></text:p>
      <text:p text:style-name="P11"/>
      <text:p text:style-name="P1"><text:span text:style-name="T1"><text:s text:c="2"/>86: 10:04:16.02 10:04:19.12 <text:s/>Duration 00:00:03.10 <text:s/>51</text:span>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11"/>
      <text:p text:style-name="P1"><text:span text:style-name="T1"><text:s text:c="2"/>87: 10:04:19.24 10:04:22.22 <text:s/>Duration 00:00:02.23 <text:s/>44</text:span>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11"/>
      <text:p text:style-name="P1"><text:span text:style-name="T1"><text:s text:c="2"/>88: 10:04:23.20 10:04:25.01 <text:s/>Duration 00:00:01.06 <text:s/>19</text:span></text:p>
      <text:p text:style-name="P1"><text:span text:style-name="T7">para uma pessoa,</text:span></text:p>
      <text:p text:style-name="P11"/>
      <text:p text:style-name="P1"><text:span text:style-name="T1"><text:s text:c="2"/>89: 10:04:25.05 10:04:28.23 <text:s/>Duration 00:00:03.18 <text:s/>56</text:span></text:p>
      <text:p text:style-name="P9"><text:span text:style-name="T1">significa que uma pessoa sozinha</text:span>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11"/>
      <text:p text:style-name="P1"><text:span text:style-name="T1"><text:s text:c="2"/>90: 10:04:29.03 10:04:31.18 <text:s/>Duration 00:00:02.15 <text:s/>39</text:span></text:p>
      <text:p text:style-name="P8"><text:span text:style-name="T7">levará cerca de</text:span><text:span text:style-name="T1"> 220 h</text:span><text:span text:style-name="T7">oras</text:span></text:p>
      <text:p text:style-name="P8"><text:span text:style-name="T7">para podar.</text:span></text:p>
      <text:p text:style-name="P11"/>
      <text:p text:style-name="P1"><text:span text:style-name="T1"><text:s text:c="2"/>91: 10:04:32.06 10:04:34.05 <text:s/>Duration 00:00:01.24 <text:s/>29</text:span></text:p>
      <text:p text:style-name="P1"><text:span text:style-name="T1">-</text:span><text:span text:style-name="T7">Senhora</text:span><text:span text:style-name="T1"> Loiseau.</text:span></text:p>
      <text:p text:style-name="P1"><text:span text:style-name="T1">-Sim?</text:span></text:p>
      <text:p text:style-name="P11"/>
      <text:p text:style-name="P1"><text:span text:style-name="T1"><text:s text:c="2"/>92: 10:04:34.09 10:04:37.00 <text:s/>Duration 00:00:02.16 <text:s/>40</text:span></text:p>
      <text:p text:style-name="P8"><text:span text:style-name="T7">Quantas tesouradas em um dia</text:span><text:span text:style-name="T1">?</text:span></text:p>
      <text:p text:style-name="P11"/>
      <text:p text:style-name="P1"><text:span text:style-name="T1"><text:s text:c="2"/>93: 10:04:37.05 10:04:38.18 <text:s/>Duration 00:00:01.13 <text:s/>23</text:span></text:p>
      <text:p text:style-name="P1"><text:span text:style-name="T1">-20 mil.</text:span></text:p>
      <text:p text:style-name="P1"><text:span text:style-name="T1">-20 mil?</text:span></text:p>
      <text:p text:style-name="P11"/>
      <text:p text:style-name="P1"><text:span text:style-name="T1"><text:s text:c="2"/>94: 10:04:38.22 10:04:41.03 <text:s/>Duration 00:00:02.06 <text:s/>34</text:span></text:p>
      <text:p text:style-name="P1"><text:span text:style-name="T1">-10 mil </text:span><text:span text:style-name="T7">tesouradas</text:span><text:span text:style-name="T1">.</text:span></text:p>
      <text:p text:style-name="P1"><text:span text:style-name="T1">-10 mil.</text:span></text:p>
      <text:p text:style-name="P11"/>
      <text:p text:style-name="P1"><text:span text:style-name="T1"><text:s text:c="2"/>95: 10:04:41.07 10:04:44.19 <text:s/>Duration 00:00:03.12 <text:s/>52</text:span></text:p>
      <text:p text:style-name="P9"><text:span text:style-name="T1">Alguns professores</text:span></text:p>
      <text:p text:style-name="P9"><text:span text:style-name="T1">têm experiência profissional</text:span></text:p>
      <text:p text:style-name="P11"/>
      <text:p text:style-name="P1"><text:span text:style-name="T1"><text:s text:c="2"/>96: 10:04:44.23 10:04:47.00 <text:s/>Duration 00:00:02.02 <text:s/>31</text:span></text:p>
      <text:p text:style-name="P1"><text:span text:style-name="T1">que </text:span><text:span text:style-name="T7">e outros não têm no liceu</text:span><text:span text:style-name="T1">,</text:span></text:p>
      <text:p text:style-name="P11"/>
      <text:p text:style-name="P1"><text:span text:style-name="T1"><text:s text:c="2"/>97: 10:04:47.04 10:04:48.22 <text:s/>Duration 00:00:01.18 <text:s/>26</text:span></text:p>
      <text:p text:style-name="P9"><text:span text:style-name="T1">trabalhando com livros.</text:span></text:p>
      <text:p text:style-name="P11"/>
      <text:p text:style-name="P1"><text:span text:style-name="T1"><text:s text:c="2"/>98: 10:04:49.07 10:04:51.11 <text:s/>Duration 00:00:02.04 <text:s/>32</text:span></text:p>
      <text:p text:style-name="P1"><text:span text:style-name="T1">P</text:span><text:span text:style-name="T7">ara eles</text:span><text:span text:style-name="T1">,</text:span></text:p>
      <text:p text:style-name="P9"><text:span text:style-name="T1">já somos profissionais.</text:span></text:p>
      <text:p text:style-name="P11"/>
      <text:p text:style-name="P1"><text:span text:style-name="T1"><text:s text:c="2"/>99: 10:04:51.15 10:04:53.17 <text:s/>Duration 00:00:02.02 <text:s/>31</text:span></text:p>
      <text:p text:style-name="P9"><text:span text:style-name="T1">Somos um estudante que trabalha.</text:span></text:p>
      <text:p text:style-name="P11"/>
      <text:p text:style-name="P1"><text:span text:style-name="T1"><text:s/>100: 10:04:53.22 10:04:57.09 <text:s/>Duration 00:00:03.12 <text:s/>52</text:span></text:p>
      <text:p text:style-name="P10"><text:span text:style-name="T1">Onde trabalho, especialmente,</text:span></text:p>
      <text:p text:style-name="P1"><text:span text:style-name="T8">também tem</text:span><text:span text:style-name="T1"> chablis,</text:span></text:p>
      <text:p text:style-name="P11"/>
      <text:p text:style-name="P1"><text:span text:style-name="T1"><text:s/>101: 10:04:57.13 10:05:00.10 <text:s/>Duration 00:00:02.22 <text:s/>43</text:span></text:p>
      <text:p text:style-name="P10"><text:span text:style-name="T1">em relação ao sistema de poda,</text:span></text:p>
      <text:p text:style-name="P1"><text:soft-page-break/><text:span text:style-name="T1">ma</text:span><text:span text:style-name="T8">s tem outra</text:span><text:span text:style-name="T1">s,</text:span></text:p>
      <text:p text:style-name="P11"/>
      <text:p text:style-name="P1"><text:span text:style-name="T1"><text:s/>102: 10:05:00.14 10:05:03.23 <text:s/>Duration 00:00:03.09 <text:s/>50</text:span></text:p>
      <text:p text:style-name="P1"><text:span text:style-name="T1">qu</text:span><text:span text:style-name="T8">e na</text:span><text:span text:style-name="T1"> Avize,</text:span></text:p>
      <text:p text:style-name="P10"><text:span text:style-name="T1">na poda das brancas, não temos.</text:span></text:p>
      <text:p text:style-name="P11"/>
      <text:p text:style-name="P1"><text:span text:style-name="T1"><text:s/>103: 10:05:04.02 10:05:06.23 <text:s/>Duration 00:00:02.21 <text:s/>43</text:span></text:p>
      <text:p text:style-name="P1"><text:span text:style-name="T1">Chaque viticulteur</text:span></text:p>
      <text:p text:style-name="P1"><text:span text:style-name="T1">a des objectifs personnels,</text:span></text:p>
      <text:p text:style-name="P11"/>
      <text:p text:style-name="P1"><text:span text:style-name="T1"><text:s/>104: 10:05:07.02 10:05:09.21 <text:s/>Duration 00:00:02.19 <text:s/>41</text:span></text:p>
      <text:p text:style-name="P1"><text:span text:style-name="T1">par rapport</text:span></text:p>
      <text:p text:style-name="P1"><text:span text:style-name="T1">à sa conception du travail.</text:span></text:p>
      <text:p text:style-name="P11"/>
      <text:p text:style-name="P1"><text:span text:style-name="T1"><text:s/>105: 10:05:10.01 10:05:13.07 <text:s/>Duration 00:00:03.06 <text:s/>49</text:span></text:p>
      <text:p text:style-name="P1"><text:span text:style-name="T1">Donc effectivement,</text:span></text:p>
      <text:p text:style-name="P1"><text:span text:style-name="T1">il faut que j'essaie de leur dire</text:span></text:p>
      <text:p text:style-name="P11"/>
      <text:p text:style-name="P1"><text:span text:style-name="T1"><text:s/>106: 10:05:13.11 10:05:16.08 <text:s/>Duration 00:00:02.22 <text:s/>43</text:span></text:p>
      <text:p text:style-name="P1"><text:span text:style-name="T1">que oui, j'entends bien</text:span></text:p>
      <text:p text:style-name="P1"><text:span text:style-name="T1">ce qu'ils me disent,</text:span></text:p>
      <text:p text:style-name="P11"/>
      <text:p text:style-name="P1"><text:span text:style-name="T1"><text:s/>107: 10:05:17.14 10:05:21.11 <text:s/>Duration 00:00:03.22 <text:s/>58</text:span></text:p>
      <text:p text:style-name="P1"><text:span text:style-name="T1">mais je veux qu'ils aillent chercher</text:span></text:p>
      <text:p text:style-name="P1"><text:span text:style-name="T1">pourquoi é comme ça,</text:span></text:p>
      <text:p text:style-name="P11"/>
      <text:p text:style-name="P1"><text:span text:style-name="T1"><text:s/>108: 10:05:21.15 10:05:23.00 <text:s/>Duration 00:00:01.10 <text:s/>21</text:span></text:p>
      <text:p text:style-name="P1"><text:span text:style-name="T1">et après, on en discute.</text:span></text:p>
      <text:p text:style-name="P11"/>
      <text:p text:style-name="P1"><text:span text:style-name="T1"><text:s/>109: 10:05:23.22 10:05:26.06 <text:s/>Duration 00:00:02.09 <text:s/>35</text:span></text:p>
      <text:p text:style-name="P1"><text:span text:style-name="T1">Et je leur dis que moi,</text:span></text:p>
      <text:p text:style-name="P1"><text:span text:style-name="T1">é la théorie,</text:span></text:p>
      <text:p text:style-name="P11"/>
      <text:p text:style-name="P1"><text:span text:style-name="T1"><text:s/>110: 10:05:26.10 10:05:28.13 <text:s/>Duration 00:00:02.03 <text:s/>32</text:span></text:p>
      <text:p text:style-name="P1"><text:span text:style-name="T1">et qu'il y a effectivement</text:span></text:p>
      <text:p text:style-name="P1"><text:span text:style-name="T1">la pratique,</text:span></text:p>
      <text:p text:style-name="P11"/>
      <text:p text:style-name="P1"><text:span text:style-name="T1"><text:s/>111: 10:05:28.18 10:05:32.09 <text:s/>Duration 00:00:03.16 <text:s/>55</text:span></text:p>
      <text:p text:style-name="P1"><text:span text:style-name="T1">et que la pratique n'est pas toujours</text:span></text:p>
      <text:p text:style-name="P1"><text:span text:style-name="T1">adaptable à la théorie.</text:span></text:p>
      <text:p text:style-name="P11"/>
      <text:p text:style-name="P1"><text:span text:style-name="T1"><text:s/>112: 10:05:41.07 10:05:43.14 <text:s/>Duration 00:00:02.07 <text:s/>34</text:span></text:p>
      <text:p text:style-name="P1"><text:span text:style-name="T1">#À mille kilomètres au sud</text:span></text:p>
      <text:p text:style-name="P1"><text:span text:style-name="T1">des vignes champenoises#</text:span></text:p>
      <text:p text:style-name="P11"/>
      <text:p text:style-name="P1"><text:span text:style-name="T1"><text:s/>113: 10:05:43.18 10:05:47.14 <text:s/>Duration 00:00:03.21 <text:s/>58</text:span></text:p>
      <text:p text:style-name="P1"><text:span text:style-name="T1">#se trouve le País Basco, à cheval#</text:span></text:p>
      <text:p text:style-name="P1"><text:span text:style-name="T1">#entre la France et l'Espanha.#</text:span></text:p>
      <text:p text:style-name="P11"/>
      <text:p text:style-name="P1"><text:span text:style-name="T1"><text:s/>114: 10:05:47.18 10:05:50.01 <text:s/>Duration 00:00:02.08 <text:s/>35</text:span></text:p>
      <text:p text:style-name="P1"><text:span text:style-name="T1">#Il est formé</text:span></text:p>
      <text:p text:style-name="P1"><text:span text:style-name="T1">de sept provinces ou territoires.#</text:span></text:p>
      <text:p text:style-name="P11"/>
      <text:p text:style-name="P1"><text:span text:style-name="T1"><text:s/>115: 10:05:50.06 10:05:53.01 <text:s/>Duration 00:00:02.20 <text:s/>42</text:span></text:p>
      <text:p text:style-name="P1"><text:span text:style-name="T1">#Quatre, au sud des Pyrénées,</text:span></text:p>
      <text:p text:style-name="P1"><text:span text:style-name="T1">forme le País Basco espagnol#</text:span></text:p>
      <text:p text:style-name="P11"/>
      <text:p text:style-name="P1"><text:span text:style-name="T1"><text:s/>116: 10:05:53.05 10:05:55.12 <text:s/>Duration 00:00:02.07 <text:s/>34</text:span></text:p>
      <text:p text:style-name="P1"><text:span text:style-name="T1">#et trois, au nord,</text:span></text:p>
      <text:p text:style-name="P1"><text:span text:style-name="T1">le País Basco français.#</text:span></text:p>
      <text:p text:style-name="P11"><text:soft-page-break/></text:p>
      <text:p text:style-name="P1"><text:span text:style-name="T1"><text:s/>117: 10:05:55.24 10:05:58.14 <text:s/>Duration 00:00:02.15 <text:s/>39</text:span></text:p>
      <text:p text:style-name="P1"><text:span text:style-name="T1">#Ici, la montagne domine#</text:span></text:p>
      <text:p text:style-name="P1"><text:span text:style-name="T1">#tout le paysage#</text:span></text:p>
      <text:p text:style-name="P11"/>
      <text:p text:style-name="P1"><text:span text:style-name="T1"><text:s/>118: 10:05:58.18 10:06:00.22 <text:s/>Duration 00:00:02.04 <text:s/>32</text:span></text:p>
      <text:p text:style-name="P1"><text:span text:style-name="T1">#et ce relief vallonné#</text:span></text:p>
      <text:p text:style-name="P1"><text:span text:style-name="T1">#a vu depuis des siècles#</text:span></text:p>
      <text:p text:style-name="P11"/>
      <text:p text:style-name="P1"><text:span text:style-name="T1"><text:s/>119: 10:06:01.02 10:06:03.10 <text:s/>Duration 00:00:02.08 <text:s/>35</text:span></text:p>
      <text:p text:style-name="P1"><text:span text:style-name="T1">#se succéder#</text:span></text:p>
      <text:p text:style-name="P1"><text:span text:style-name="T1">#des générations de pastores.#</text:span></text:p>
      <text:p text:style-name="P11"/>
      <text:p text:style-name="P1"><text:span text:style-name="T1"><text:s/>120: 10:06:03.14 10:06:07.02 <text:s/>Duration 00:00:03.13 <text:s/>53</text:span></text:p>
      <text:p text:style-name="P1"><text:span text:style-name="T1">À l'escola Artzain, où on se trouve,</text:span></text:p>
      <text:p text:style-name="P1"><text:span text:style-name="T1">on enseigne aux futurs pastores</text:span></text:p>
      <text:p text:style-name="P11"/>
      <text:p text:style-name="P1"><text:span text:style-name="T1"><text:s/>121: 10:06:07.07 10:06:09.18 <text:s/>Duration 00:00:02.11 <text:s/>37</text:span></text:p>
      <text:p text:style-name="P1"><text:span text:style-name="T1">tout ce qui concerne</text:span></text:p>
      <text:p text:style-name="P1"><text:span text:style-name="T1">les brebis laitières, car ici,</text:span></text:p>
      <text:p text:style-name="P11"/>
      <text:p text:style-name="P1"><text:span text:style-name="T1"><text:s/>122: 10:06:09.22 10:06:14.16 <text:s/>Duration 00:00:04.19 <text:s/>71</text:span></text:p>
      <text:p text:style-name="P1"><text:span text:style-name="T1">on aluno les bêtes non pas</text:span></text:p>
      <text:p text:style-name="P1"><text:span text:style-name="T1">pour leur laine, mais pour leur lait.</text:span></text:p>
      <text:p text:style-name="P11"/>
      <text:p text:style-name="P1"><text:span text:style-name="T1"><text:s/>123: 10:06:16.15 10:06:19.00 <text:s/>Duration 00:00:02.10 <text:s/>36</text:span></text:p>
      <text:p text:style-name="P1"><text:span text:style-name="T1">#Dans une ferme bâtie</text:span></text:p>
      <text:p text:style-name="P1"><text:span text:style-name="T1">par les frères franciscains#</text:span></text:p>
      <text:p text:style-name="P11"/>
      <text:p text:style-name="P1"><text:span text:style-name="T1"><text:s/>124: 10:06:19.04 10:06:20.13 <text:s/>Duration 00:00:01.09 <text:s/>20</text:span></text:p>
      <text:p text:style-name="P1"><text:span text:style-name="T1">#dans le País Basco espagnol,#</text:span></text:p>
      <text:p text:style-name="P11"/>
      <text:p text:style-name="P1"><text:span text:style-name="T1"><text:s/>125: 10:06:20.18 10:06:23.08 <text:s/>Duration 00:00:02.15 <text:s/>39</text:span></text:p>
      <text:p text:style-name="P1"><text:span text:style-name="T1">#l'escola Artzain forme</text:span></text:p>
      <text:p text:style-name="P1"><text:span text:style-name="T1">une dizaine d'alunos par ano#</text:span></text:p>
      <text:p text:style-name="P11"/>
      <text:p text:style-name="P1"><text:span text:style-name="T1"><text:s/>126: 10:06:23.12 10:06:26.03 <text:s/>Duration 00:00:02.16 <text:s/>40</text:span></text:p>
      <text:p text:style-name="P1"><text:span text:style-name="T1">#depuis sa création, en 1997.#</text:span></text:p>
      <text:p text:style-name="P11"/>
      <text:p text:style-name="P1"><text:span text:style-name="T1"><text:s/>127: 10:06:29.00 10:06:31.07 <text:s/>Duration 00:00:02.07 <text:s/>34</text:span></text:p>
      <text:p text:style-name="P1"><text:span text:style-name="T1">Le mot #artzain, #ou berger</text:span></text:p>
      <text:p text:style-name="P1"><text:span text:style-name="T1">en langue basque,</text:span></text:p>
      <text:p text:style-name="P11"/>
      <text:p text:style-name="P1"><text:span text:style-name="T1"><text:s/>128: 10:06:31.12 10:06:34.04 <text:s/>Duration 00:00:02.17 <text:s/>40</text:span></text:p>
      <text:p text:style-name="P1"><text:span text:style-name="T1">signifie "personne</text:span></text:p>
      <text:p text:style-name="P1"><text:span text:style-name="T1">qui prend soin des animaux".</text:span></text:p>
      <text:p text:style-name="P11"/>
      <text:p text:style-name="P1"><text:span text:style-name="T1"><text:s/>129: 10:06:35.16 10:06:37.05 <text:s/>Duration 00:00:01.14 <text:s/>23</text:span></text:p>
      <text:p text:style-name="P1"><text:span text:style-name="T1">En vertu de cette définition,</text:span></text:p>
      <text:p text:style-name="P11"/>
      <text:p text:style-name="P1"><text:span text:style-name="T1"><text:s/>130: 10:06:38.05 10:06:40.13 <text:s/>Duration 00:00:02.08 <text:s/>35</text:span></text:p>
      <text:p text:style-name="P1"><text:span text:style-name="T1">vivre avec les animaux</text:span></text:p>
      <text:p text:style-name="P1"><text:span text:style-name="T1">devient un mode de vie</text:span></text:p>
      <text:p text:style-name="P11"/>
      <text:p text:style-name="P1"><text:span text:style-name="T1"><text:s/>131: 10:06:40.17 10:06:44.08 <text:s/>Duration 00:00:03.16 <text:s/>55</text:span></text:p>
      <text:p text:style-name="P1"><text:span text:style-name="T1">qui implique parfois qu'on habite</text:span></text:p>
      <text:p text:style-name="P1"><text:span text:style-name="T1">dans la montagne, dans un refuge,</text:span></text:p>
      <text:p text:style-name="P11"/>
      <text:p text:style-name="P1"><text:span text:style-name="T1"><text:s/>132: 10:06:45.01 10:06:47.20 <text:s/>Duration 00:00:02.19 <text:s/>41</text:span></text:p>
      <text:p text:style-name="P1"><text:span text:style-name="T1">qu'on vive en nomade,</text:span></text:p>
      <text:p text:style-name="P1"><text:soft-page-break/><text:span text:style-name="T1">et cela, de façon permanente.</text:span></text:p>
      <text:p text:style-name="P11"/>
      <text:p text:style-name="P1"><text:span text:style-name="T1"><text:s/>133: 10:06:49.09 10:06:52.07 <text:s/>Duration 00:00:02.23 <text:s/>44</text:span></text:p>
      <text:p text:style-name="P1"><text:span text:style-name="T1">Un bon berger, é quelqu'un</text:span></text:p>
      <text:p text:style-name="P1"><text:span text:style-name="T1">qui aime ses animaux</text:span></text:p>
      <text:p text:style-name="P11"/>
      <text:p text:style-name="P1"><text:span text:style-name="T1"><text:s/>134: 10:06:52.23 10:06:54.08 <text:s/>Duration 00:00:01.10 <text:s/>21</text:span></text:p>
      <text:p text:style-name="P1"><text:span text:style-name="T1">et qui en prend soin.</text:span></text:p>
      <text:p text:style-name="P11"/>
      <text:p text:style-name="P1"><text:span text:style-name="T1"><text:s/>135: 10:07:00.11 10:07:01.22 <text:s/>Duration 00:00:01.11 <text:s/>22</text:span></text:p>
      <text:p text:style-name="P1"><text:span text:style-name="T1">J'ai 38 anos.</text:span></text:p>
      <text:p text:style-name="P11"/>
      <text:p text:style-name="P1"><text:span text:style-name="T1"><text:s/>136: 10:07:02.15 10:07:04.05 <text:s/>Duration 00:00:01.15 <text:s/>24</text:span></text:p>
      <text:p text:style-name="P1"><text:span text:style-name="T1">Je suis venue ici, car je faisais</text:span></text:p>
      <text:p text:style-name="P11"/>
      <text:p text:style-name="P1"><text:span text:style-name="T1"><text:s/>137: 10:07:04.10 10:07:06.15 <text:s/>Duration 00:00:02.05 <text:s/>33</text:span></text:p>
      <text:p text:style-name="P1"><text:span text:style-name="T1">des queijos chez moi.</text:span></text:p>
      <text:p text:style-name="P11"/>
      <text:p text:style-name="P1"><text:span text:style-name="T1"><text:s/>138: 10:07:08.24 10:07:10.15 <text:s/>Duration 00:00:01.16 <text:s/>25</text:span></text:p>
      <text:p text:style-name="P1"><text:span text:style-name="T1">Pour mes amis et pour moi.</text:span></text:p>
      <text:p text:style-name="P11"/>
      <text:p text:style-name="P1"><text:span text:style-name="T1"><text:s/>139: 10:07:13.15 10:07:15.24 <text:s/>Duration 00:00:02.09 <text:s/>35</text:span></text:p>
      <text:p text:style-name="P1"><text:span text:style-name="T1">Et j'ai voulu transformer</text:span></text:p>
      <text:p text:style-name="P1"><text:span text:style-name="T1">ce passe-temps en métier.</text:span></text:p>
      <text:p text:style-name="P11"/>
      <text:p text:style-name="P1"><text:span text:style-name="T1"><text:s/>140: 10:07:21.13 10:07:24.00 <text:s/>Duration 00:00:02.12 <text:s/>37</text:span></text:p>
      <text:p text:style-name="P1"><text:span text:style-name="T1">J'ai commencé fin octobre.</text:span></text:p>
      <text:p text:style-name="P11"/>
      <text:p text:style-name="P1"><text:span text:style-name="T1"><text:s/>141: 10:07:24.04 10:07:26.21 <text:s/>Duration 00:00:02.17 <text:s/>40</text:span></text:p>
      <text:p text:style-name="P1"><text:span text:style-name="T1">La formation dure</text:span></text:p>
      <text:p text:style-name="P1"><text:span text:style-name="T1">jusqu'à fin février.</text:span></text:p>
      <text:p text:style-name="P11"/>
      <text:p text:style-name="P1"><text:span text:style-name="T1"><text:s/>142: 10:07:27.00 10:07:28.24 <text:s/>Duration 00:00:01.24 <text:s/>29</text:span></text:p>
      <text:p text:style-name="P1"><text:span text:style-name="T1">Nous faisons 2 semaines de théorie,</text:span></text:p>
      <text:p text:style-name="P11"/>
      <text:p text:style-name="P1"><text:span text:style-name="T1"><text:s/>143: 10:07:29.03 10:07:31.18 <text:s/>Duration 00:00:02.15 <text:s/>39</text:span></text:p>
      <text:p text:style-name="P1"><text:span text:style-name="T1">suivies de 2 semaines de pratique.</text:span></text:p>
      <text:p text:style-name="P11"/>
      <text:p text:style-name="P1"><text:span text:style-name="T1"><text:s/>144: 10:07:35.20 10:07:38.00 <text:s/>Duration 00:00:02.05 <text:s/>33</text:span></text:p>
      <text:p text:style-name="P1"><text:span text:style-name="T1">La pratique se fait ici,</text:span></text:p>
      <text:p text:style-name="P1"><text:span text:style-name="T1">dans le centre,</text:span></text:p>
      <text:p text:style-name="P11"/>
      <text:p text:style-name="P1"><text:span text:style-name="T1"><text:s/>145: 10:07:38.04 10:07:41.00 <text:s/>Duration 00:00:02.21 <text:s/>43</text:span></text:p>
      <text:p text:style-name="P1"><text:span text:style-name="T1">mais aussi dans d'autres élevages</text:span></text:p>
      <text:p text:style-name="P1"><text:span text:style-name="T1">et d'autres fermes.</text:span></text:p>
      <text:p text:style-name="P11"/>
      <text:p text:style-name="P1"><text:span text:style-name="T1"><text:s/>146: 10:07:43.11 10:07:45.20 <text:s/>Duration 00:00:02.09 <text:s/>35</text:span></text:p>
      <text:p text:style-name="P1"><text:span text:style-name="T1">Alors, tu vas me présenter</text:span></text:p>
      <text:p text:style-name="P1"><text:span text:style-name="T1">ton chien, Gemma?</text:span></text:p>
      <text:p text:style-name="P11"/>
      <text:p text:style-name="P1"><text:span text:style-name="T1"><text:s/>147: 10:07:47.04 10:07:48.24 <text:s/>Duration 00:00:01.20 <text:s/>27</text:span></text:p>
      <text:p text:style-name="P1"><text:span text:style-name="T1">-Il s'appelle Goiz.</text:span></text:p>
      <text:p text:style-name="P1"><text:span text:style-name="T1">-Comment?</text:span></text:p>
      <text:p text:style-name="P11"/>
      <text:p text:style-name="P1"><text:span text:style-name="T1"><text:s/>148: 10:07:49.03 10:07:51.12 <text:s/>Duration 00:00:02.09 <text:s/>35</text:span></text:p>
      <text:p text:style-name="P1"><text:span text:style-name="T1">#Goiz.# Ça veut dire "matin".</text:span></text:p>
      <text:p text:style-name="P11"/>
      <text:p text:style-name="P1"><text:span text:style-name="T1"><text:s/>149: 10:07:51.17 10:07:53.12 <text:s/>Duration 00:00:01.20 <text:s/>27</text:span></text:p>
      <text:p text:style-name="P1"><text:span text:style-name="T1">É un border collie.</text:span></text:p>
      <text:p text:style-name="P11"/>
      <text:p text:style-name="P1"><text:soft-page-break/><text:span text:style-name="T1"><text:s/>150: 10:07:53.16 10:07:57.00 <text:s/>Duration 00:00:03.09 <text:s/>50</text:span></text:p>
      <text:p text:style-name="P1"><text:span text:style-name="T1">Moi, je vais faire le gardien.</text:span></text:p>
      <text:p text:style-name="P1"><text:span text:style-name="T1">Ah, il est super beau!</text:span></text:p>
      <text:p text:style-name="P11"/>
      <text:p text:style-name="P1"><text:span text:style-name="T1"><text:s/>151: 10:08:00.10 10:08:03.05 <text:s/>Duration 00:00:02.20 <text:s/>42</text:span></text:p>
      <text:p text:style-name="P1"><text:span text:style-name="T1">Il doit aller chercher les moutons</text:span></text:p>
      <text:p text:style-name="P1"><text:span text:style-name="T1">qui se trouvent</text:span></text:p>
      <text:p text:style-name="P11"/>
      <text:p text:style-name="P1"><text:span text:style-name="T1"><text:s/>152: 10:08:03.10 10:08:04.18 <text:s/>Duration 00:00:01.08 <text:s/>20</text:span></text:p>
      <text:p text:style-name="P1"><text:span text:style-name="T1">normalement dans la montagne.</text:span></text:p>
      <text:p text:style-name="P11"/>
      <text:p text:style-name="P1"><text:span text:style-name="T1"><text:s/>153: 10:08:04.22 10:08:09.02 <text:s/>Duration 00:00:04.05 <text:s/>63</text:span></text:p>
      <text:p text:style-name="P1"><text:span text:style-name="T1">Le travail du chien est donc d'aller</text:span></text:p>
      <text:p text:style-name="P1"><text:span text:style-name="T1">les chercher et de les ramener.</text:span></text:p>
      <text:p text:style-name="P11"/>
      <text:p text:style-name="P1"><text:span text:style-name="T1"><text:s/>154: 10:08:26.05 10:08:28.09 <text:s/>Duration 00:00:02.04 <text:s/>32</text:span></text:p>
      <text:p text:style-name="P1"><text:span text:style-name="T1">Pour dresser un chien,</text:span></text:p>
      <text:p text:style-name="P1"><text:span text:style-name="T1">il faut lui enseigner</text:span></text:p>
      <text:p text:style-name="P11"/>
      <text:p text:style-name="P1"><text:span text:style-name="T1"><text:s/>155: 10:08:28.14 10:08:30.17 <text:s/>Duration 00:00:02.03 <text:s/>32</text:span></text:p>
      <text:p text:style-name="P1"><text:span text:style-name="T1">à aller chercher les moutons</text:span></text:p>
      <text:p text:style-name="P1"><text:span text:style-name="T1">et à les ramener,</text:span></text:p>
      <text:p text:style-name="P11"/>
      <text:p text:style-name="P1"><text:span text:style-name="T1"><text:s/>156: 10:08:30.21 10:08:33.22 <text:s/>Duration 00:00:03.01 <text:s/>46</text:span></text:p>
      <text:p text:style-name="P1"><text:span text:style-name="T1">à contrôler le troupeau</text:span></text:p>
      <text:p text:style-name="P1"><text:span text:style-name="T1">et à diriger les bêtes vers un enclos</text:span></text:p>
      <text:p text:style-name="P11"/>
      <text:p text:style-name="P1"><text:span text:style-name="T1"><text:s/>157: 10:08:34.01 10:08:37.09 <text:s/>Duration 00:00:03.08 <text:s/>50</text:span></text:p>
      <text:p text:style-name="P1"><text:span text:style-name="T1">qui se trouve par là, à l'ombre,</text:span></text:p>
      <text:p text:style-name="P1"><text:span text:style-name="T1">puis les laisser là,</text:span></text:p>
      <text:p text:style-name="P11"/>
      <text:p text:style-name="P1"><text:span text:style-name="T1"><text:s/>158: 10:08:37.14 10:08:38.23 <text:s/>Duration 00:00:01.09 <text:s/>20</text:span></text:p>
      <text:p text:style-name="P1"><text:span text:style-name="T1">et à revenir.</text:span></text:p>
      <text:p text:style-name="P11"/>
      <text:p text:style-name="P1"><text:span text:style-name="T1"><text:s/>159: 10:08:50.13 10:08:53.19 <text:s/>Duration 00:00:03.06 <text:s/>49</text:span></text:p>
      <text:p text:style-name="P1"><text:span text:style-name="T1">Pour son exercice pratique,</text:span></text:p>
      <text:p text:style-name="P1"><text:span text:style-name="T1">tu lui donnerais combien sur 10?</text:span></text:p>
      <text:p text:style-name="P11"/>
      <text:p text:style-name="P1"><text:span text:style-name="T1"><text:s/>160: 10:08:53.23 10:08:56.06 <text:s/>Duration 00:00:02.08 <text:s/>35</text:span></text:p>
      <text:p text:style-name="P1"><text:span text:style-name="T1">-7.</text:span></text:p>
      <text:p text:style-name="P1"><text:span text:style-name="T1">-Pourquoi il n'a pas eu 10?</text:span></text:p>
      <text:p text:style-name="P11"/>
      <text:p text:style-name="P1"><text:span text:style-name="T1"><text:s/>161: 10:08:59.22 10:09:02.00 <text:s/>Duration 00:00:02.03 <text:s/>32</text:span></text:p>
      <text:p text:style-name="P1"><text:span text:style-name="T1">En ramenant les moutons,</text:span></text:p>
      <text:p text:style-name="P1"><text:span text:style-name="T1">il faut s'éloigner,</text:span></text:p>
      <text:p text:style-name="P11"/>
      <text:p text:style-name="P1"><text:span text:style-name="T1"><text:s/>162: 10:09:02.04 10:09:05.18 <text:s/>Duration 00:00:03.14 <text:s/>53</text:span></text:p>
      <text:p text:style-name="P1"><text:span text:style-name="T1">afin que les bêtes puissent</text:span></text:p>
      <text:p text:style-name="P1"><text:span text:style-name="T1">se déplacer à un rythme tranquille.</text:span></text:p>
      <text:p text:style-name="P11"/>
      <text:p text:style-name="P1"><text:span text:style-name="T1"><text:s/>163: 10:09:07.01 10:09:10.17 <text:s/>Duration 00:00:03.16 <text:s/>55</text:span></text:p>
      <text:p text:style-name="P1"><text:span text:style-name="T1">Certaines brebis sont en gestation.</text:span></text:p>
      <text:p text:style-name="P1"><text:span text:style-name="T1">Il ne faut pas trop les stresser.</text:span></text:p>
      <text:p text:style-name="P11"/>
      <text:p text:style-name="P1"><text:span text:style-name="T1"><text:s/>164: 10:09:11.16 10:09:13.20 <text:s/>Duration 00:00:02.04 <text:s/>32</text:span></text:p>
      <text:p text:style-name="P1"><text:span text:style-name="T1">Le chien doit faire en sorte</text:span></text:p>
      <text:p text:style-name="P1"><text:span text:style-name="T1">que les moutons</text:span></text:p>
      <text:p text:style-name="P11"/>
      <text:p text:style-name="P1"><text:span text:style-name="T1"><text:s/>165: 10:09:13.24 10:09:17.20 <text:s/>Duration 00:00:03.21 <text:s/>58</text:span></text:p>
      <text:p text:style-name="P1"><text:span text:style-name="T1">sentent sa présence, mais sans</text:span></text:p>
      <text:p text:style-name="P1"><text:soft-page-break/><text:span text:style-name="T1">qu'ils s'enfuient en courant.</text:span></text:p>
      <text:p text:style-name="P11"/>
      <text:p text:style-name="P1"><text:span text:style-name="T1"><text:s/>166: 10:09:17.24 10:09:19.19 <text:s/>Duration 00:00:01.20 <text:s/>27</text:span></text:p>
      <text:p text:style-name="P1"><text:span text:style-name="T1">Il faut</text:span></text:p>
      <text:p text:style-name="P1"><text:span text:style-name="T1">qu'ils avancent tranquillement.</text:span></text:p>
      <text:p text:style-name="P11"/>
      <text:p text:style-name="P1"><text:span text:style-name="T1"><text:s/>167: 10:09:20.20 10:09:22.24 <text:s/>Duration 00:00:02.04 <text:s/>32</text:span></text:p>
      <text:p text:style-name="P1"><text:span text:style-name="T1">Goiz y allait trop rapidement</text:span></text:p>
      <text:p text:style-name="P1"><text:span text:style-name="T1">par moments.</text:span></text:p>
      <text:p text:style-name="P11"/>
      <text:p text:style-name="P1"><text:span text:style-name="T1"><text:s/>168: 10:09:26.20 10:09:28.01 <text:s/>Duration 00:00:01.06 <text:s/>19</text:span></text:p>
      <text:p text:style-name="P1"><text:span text:style-name="T1">Goiz.</text:span></text:p>
      <text:p text:style-name="P11"/>
      <text:p text:style-name="P1"><text:span text:style-name="T1"><text:s/>169: 10:09:29.07 10:09:30.14 <text:s/>Duration 00:00:01.07 <text:s/>19</text:span></text:p>
      <text:p text:style-name="P1"><text:span text:style-name="T1">Pardon.</text:span></text:p>
      <text:p text:style-name="P11"/>
      <text:p text:style-name="P1"><text:span text:style-name="T1"><text:s/>170: 10:09:30.18 10:09:31.16 <text:s/>Duration 00:00:00.23 <text:s/>14</text:span></text:p>
      <text:p text:style-name="P1"><text:span text:style-name="T1">Goiz.</text:span></text:p>
      <text:p text:style-name="P11"/>
      <text:p text:style-name="P1"><text:span text:style-name="T1"><text:s/>171: 10:09:34.03 10:09:36.19 <text:s/>Duration 00:00:02.16 <text:s/>40</text:span></text:p>
      <text:p text:style-name="P1"><text:span text:style-name="T1">Tu vas perdre encore des points</text:span></text:p>
      <text:p text:style-name="P1"><text:span text:style-name="T1">si tu reviens pas.</text:span></text:p>
      <text:p text:style-name="P11"/>
      <text:p text:style-name="P1"><text:span text:style-name="T1"><text:s/>172: 10:09:36.23 10:09:39.07 <text:s/>Duration 00:00:02.09 <text:s/>35</text:span></text:p>
      <text:p text:style-name="P1"><text:span text:style-name="T1">Goiz, je le trouve</text:span></text:p>
      <text:p text:style-name="P1"><text:span text:style-name="T1">complètement craquant,</text:span></text:p>
      <text:p text:style-name="P11"/>
      <text:p text:style-name="P1"><text:span text:style-name="T1"><text:s/>173: 10:09:39.11 10:09:41.17 <text:s/>Duration 00:00:02.06 <text:s/>34</text:span></text:p>
      <text:p text:style-name="P1"><text:span text:style-name="T1">mais il n'est pas encore arrivé</text:span></text:p>
      <text:p text:style-name="P1"><text:span text:style-name="T1">à al perfection.</text:span></text:p>
      <text:p text:style-name="P11"/>
      <text:p text:style-name="P1"><text:span text:style-name="T1"><text:s/>174: 10:09:41.21 10:09:45.22 <text:s/>Duration 00:00:04.01 <text:s/>61</text:span></text:p>
      <text:p text:style-name="P1"><text:span text:style-name="T1">Alors j'ai un petit cadeau pour lui,</text:span></text:p>
      <text:p text:style-name="P1"><text:span text:style-name="T1">quand il aura 10 sur 10.</text:span></text:p>
      <text:p text:style-name="P11"/>
      <text:p text:style-name="P1"><text:span text:style-name="T1"><text:s/>175: 10:09:50.03 10:09:51.08 <text:s/>Duration 00:00:01.05 <text:s/>18</text:span></text:p>
      <text:p text:style-name="P1"><text:span text:style-name="T1">Bye, Goiz.</text:span></text:p>
      <text:p text:style-name="P11"/>
      <text:p text:style-name="P1"><text:span text:style-name="T1"><text:s/>176: 10:09:55.14 10:09:58.04 <text:s/>Duration 00:00:02.15 <text:s/>39</text:span></text:p>
      <text:p text:style-name="P1"><text:span text:style-name="T1">Le champagne, ça évoque l'élégance,</text:span></text:p>
      <text:p text:style-name="P1"><text:span text:style-name="T1">le raffinement</text:span></text:p>
      <text:p text:style-name="P11"/>
      <text:p text:style-name="P1"><text:span text:style-name="T1"><text:s/>177: 10:09:58.09 10:10:01.04 <text:s/>Duration 00:00:02.20 <text:s/>42</text:span></text:p>
      <text:p text:style-name="P1"><text:span text:style-name="T1">et on peut penser</text:span></text:p>
      <text:p text:style-name="P1"><text:span text:style-name="T1">que la culture des vignes</text:span></text:p>
      <text:p text:style-name="P11"/>
      <text:p text:style-name="P1"><text:span text:style-name="T1"><text:s/>178: 10:10:01.08 10:10:03.02 <text:s/>Duration 00:00:01.19 <text:s/>26</text:span></text:p>
      <text:p text:style-name="P1"><text:span text:style-name="T1">demande délicatesse et soin,</text:span></text:p>
      <text:p text:style-name="P11"/>
      <text:p text:style-name="P1"><text:span text:style-name="T1"><text:s/>179: 10:10:03.06 10:10:05.19 <text:s/>Duration 00:00:02.13 <text:s/>38</text:span></text:p>
      <text:p text:style-name="P1"><text:span text:style-name="T1">ce qui est vrai,</text:span></text:p>
      <text:p text:style-name="P1"><text:span text:style-name="T1">mais il faut aussi savoir conduire</text:span></text:p>
      <text:p text:style-name="P11"/>
      <text:p text:style-name="P1"><text:span text:style-name="T1"><text:s/>180: 10:10:05.24 10:10:07.19 <text:s/>Duration 00:00:01.20 <text:s/>27</text:span></text:p>
      <text:p text:style-name="P1"><text:span text:style-name="T1">un gros tracteur.</text:span></text:p>
      <text:p text:style-name="P11"/>
      <text:p text:style-name="P1"><text:span text:style-name="T1"><text:s/>181: 10:10:16.09 10:10:19.00 <text:s/>Duration 00:00:02.16 <text:s/>40</text:span></text:p>
      <text:p text:style-name="P1"><text:span text:style-name="T1">-Tu aimes les tracteurs, toi?</text:span></text:p>
      <text:p text:style-name="P1"><text:span text:style-name="T1">-Moi, j'aime bien.</text:span></text:p>
      <text:p text:style-name="P11"/>
      <text:p text:style-name="P1"><text:soft-page-break/><text:span text:style-name="T1"><text:s/>182: 10:10:19.04 10:10:21.04 <text:s/>Duration 00:00:02.00 <text:s/>30</text:span></text:p>
      <text:p text:style-name="P1"><text:span text:style-name="T1">Qu'est-ce que t'aimes bien,</text:span></text:p>
      <text:p text:style-name="P1"><text:span text:style-name="T1">là-dedans?</text:span></text:p>
      <text:p text:style-name="P11"/>
      <text:p text:style-name="P1"><text:span text:style-name="T1"><text:s/>183: 10:10:22.07 10:10:25.03 <text:s/>Duration 00:00:02.21 <text:s/>43</text:span></text:p>
      <text:p text:style-name="P1"><text:span text:style-name="T1">É quelque chose d'agréable,</text:span></text:p>
      <text:p text:style-name="P1"><text:span text:style-name="T1">et dès qu'il pleut,</text:span></text:p>
      <text:p text:style-name="P11"/>
      <text:p text:style-name="P1"><text:span text:style-name="T1"><text:s/>184: 10:10:25.07 10:10:27.07 <text:s/>Duration 00:00:02.00 <text:s/>30</text:span></text:p>
      <text:p text:style-name="P1"><text:span text:style-name="T1">on est quand même un peu protégés.</text:span></text:p>
      <text:p text:style-name="P11"/>
      <text:p text:style-name="P1"><text:span text:style-name="T1"><text:s/>185: 10:10:28.17 10:10:31.22 <text:s/>Duration 00:00:03.05 <text:s/>48</text:span></text:p>
      <text:p text:style-name="P1"><text:span text:style-name="T1">J'ai 19 anos, et ici,</text:span></text:p>
      <text:p text:style-name="P1"><text:span text:style-name="T1">j'étudie le métier de la vigne</text:span></text:p>
      <text:p text:style-name="P11"/>
      <text:p text:style-name="P1"><text:span text:style-name="T1"><text:s/>186: 10:10:32.01 10:10:33.21 <text:s/>Duration 00:00:01.20 <text:s/>27</text:span></text:p>
      <text:p text:style-name="P1"><text:span text:style-name="T1">et l'œnologie, le champagne.</text:span></text:p>
      <text:p text:style-name="P11"/>
      <text:p text:style-name="P1"><text:span text:style-name="T1"><text:s/>187: 10:10:34.16 10:10:35.24 <text:s/>Duration 00:00:01.08 <text:s/>20</text:span></text:p>
      <text:p text:style-name="P1"><text:span text:style-name="T1">J'ai pas de famille là-dedans.</text:span></text:p>
      <text:p text:style-name="P11"/>
      <text:p text:style-name="P1"><text:span text:style-name="T1"><text:s/>188: 10:10:36.15 10:10:39.16 <text:s/>Duration 00:00:03.01 <text:s/>46</text:span></text:p>
      <text:p text:style-name="P1"><text:span text:style-name="T1">Là où j'habite en Champagne,</text:span></text:p>
      <text:p text:style-name="P1"><text:span text:style-name="T1">il n'y a pas de vignes.</text:span></text:p>
      <text:p text:style-name="P11"/>
      <text:p text:style-name="P1"><text:span text:style-name="T1"><text:s/>189: 10:10:39.20 10:10:41.15 <text:s/>Duration 00:00:01.20 <text:s/>27</text:span></text:p>
      <text:p text:style-name="P1"><text:span text:style-name="T1">Tu commences</text:span></text:p>
      <text:p text:style-name="P1"><text:span text:style-name="T1">à tourner les roues.</text:span></text:p>
      <text:p text:style-name="P11"/>
      <text:p text:style-name="P1"><text:span text:style-name="T1"><text:s/>190: 10:10:41.20 10:10:43.07 <text:s/>Duration 00:00:01.12 <text:s/>22</text:span></text:p>
      <text:p text:style-name="P1"><text:span text:style-name="T1">Je suis en 2e ano.</text:span></text:p>
      <text:p text:style-name="P1"><text:span text:style-name="T1">Après le bac,</text:span></text:p>
      <text:p text:style-name="P11"/>
      <text:p text:style-name="P1"><text:span text:style-name="T1"><text:s/>191: 10:10:43.11 10:10:45.22 <text:s/>Duration 00:00:02.11 <text:s/>37</text:span></text:p>
      <text:p text:style-name="P1"><text:span text:style-name="T1">je vais faire encore un an</text:span></text:p>
      <text:p text:style-name="P1"><text:span text:style-name="T1">pour être tractoriste.</text:span></text:p>
      <text:p text:style-name="P11"/>
      <text:p text:style-name="P1"><text:span text:style-name="T1"><text:s/>192: 10:10:46.01 10:10:49.12 <text:s/>Duration 00:00:03.11 <text:s/>52</text:span></text:p>
      <text:p text:style-name="P1"><text:span text:style-name="T1">Le tractoriste, é celui</text:span></text:p>
      <text:p text:style-name="P1"><text:span text:style-name="T1">qui s'occupe de tout ce qui est</text:span></text:p>
      <text:p text:style-name="P11"/>
      <text:p text:style-name="P1"><text:span text:style-name="T1"><text:s/>193: 10:10:49.16 10:10:51.06 <text:s/>Duration 00:00:01.15 <text:s/>24</text:span></text:p>
      <text:p text:style-name="P1"><text:span text:style-name="T1">ordenhaments dans la vigne.</text:span></text:p>
      <text:p text:style-name="P11"/>
      <text:p text:style-name="P1"><text:span text:style-name="T1"><text:s/>194: 10:10:51.10 10:10:54.15 <text:s/>Duration 00:00:03.05 <text:s/>48</text:span></text:p>
      <text:p text:style-name="P1"><text:span text:style-name="T1">Quand il faut prendre le tracteur</text:span></text:p>
      <text:p text:style-name="P1"><text:span text:style-name="T1">pour aller arracher des pieds...</text:span></text:p>
      <text:p text:style-name="P11"/>
      <text:p text:style-name="P1"><text:span text:style-name="T1"><text:s/>195: 10:10:54.19 10:10:58.09 <text:s/>Duration 00:00:03.15 <text:s/>54</text:span></text:p>
      <text:p text:style-name="P1"><text:span text:style-name="T1">Il fait tout ce qu'il y a à faire</text:span></text:p>
      <text:p text:style-name="P1"><text:span text:style-name="T1">dans la vigne avec le tracteur.</text:span></text:p>
      <text:p text:style-name="P11"/>
      <text:p text:style-name="P1"><text:span text:style-name="T1"><text:s/>196: 10:10:58.13 10:10:59.09 <text:s/>Duration 00:00:00.21 <text:s/>13</text:span></text:p>
      <text:p text:style-name="P1"><text:span text:style-name="T1">Vas-y.</text:span></text:p>
      <text:p text:style-name="P11"/>
      <text:p text:style-name="P1"><text:span text:style-name="T1"><text:s/>197: 10:10:59.14 10:11:02.09 <text:s/>Duration 00:00:02.20 <text:s/>42</text:span></text:p>
      <text:p text:style-name="P1"><text:span text:style-name="T1">Plus doucement. Redresse. Voilà.</text:span></text:p>
      <text:p text:style-name="P11"/>
      <text:p text:style-name="P1"><text:span text:style-name="T1"><text:s/>198: 10:11:02.13 10:11:03.20 <text:s/>Duration 00:00:01.07 <text:s/>19</text:span></text:p>
      <text:p text:style-name="P1"><text:span text:style-name="T1">Allez, comme ça. Vas-y.</text:span></text:p>
      <text:p text:style-name="P11"><text:soft-page-break/></text:p>
      <text:p text:style-name="P1"><text:span text:style-name="T1"><text:s/>199: 10:11:04.14 10:11:05.20 <text:s/>Duration 00:00:01.06 <text:s/>19</text:span></text:p>
      <text:p text:style-name="P1"><text:span text:style-name="T1">Allez. Top.</text:span></text:p>
      <text:p text:style-name="P11"/>
      <text:p text:style-name="P1"><text:span text:style-name="T1"><text:s/>200: 10:11:05.24 10:11:09.17 <text:s/>Duration 00:00:03.18 <text:s/>56</text:span></text:p>
      <text:p text:style-name="P1"><text:span text:style-name="T1">Avant, pour aller arracher la vigne,</text:span></text:p>
      <text:p text:style-name="P1"><text:span text:style-name="T1">c'était à la pioche.</text:span></text:p>
      <text:p text:style-name="P11"/>
      <text:p text:style-name="P1"><text:span text:style-name="T1"><text:s/>201: 10:11:10.13 10:11:14.09 <text:s/>Duration 00:00:03.21 <text:s/>58</text:span></text:p>
      <text:p text:style-name="P1"><text:span text:style-name="T1">Des fois, on le fait encore,</text:span></text:p>
      <text:p text:style-name="P1"><text:span text:style-name="T1">quand on va arracher 2, 3 plants.</text:span></text:p>
      <text:p text:style-name="P11"/>
      <text:p text:style-name="P1"><text:span text:style-name="T1"><text:s/>202: 10:11:14.13 10:11:17.13 <text:s/>Duration 00:00:03.00 <text:s/>45</text:span></text:p>
      <text:p text:style-name="P1"><text:span text:style-name="T1">Donc la modernité qui cohabite</text:span></text:p>
      <text:p text:style-name="P1"><text:span text:style-name="T1">avec une tradition, ici,</text:span></text:p>
      <text:p text:style-name="P11"/>
      <text:p text:style-name="P1"><text:span text:style-name="T1"><text:s/>203: 10:11:17.17 10:11:18.22 <text:s/>Duration 00:00:01.05 <text:s/>18</text:span></text:p>
      <text:p text:style-name="P1"><text:span text:style-name="T1">é un bel exemple.</text:span></text:p>
      <text:p text:style-name="P11"/>
      <text:p text:style-name="P1"><text:span text:style-name="T1"><text:s/>204: 10:11:19.01 10:11:19.24 <text:s/>Duration 00:00:00.23 <text:s/>14</text:span></text:p>
      <text:p text:style-name="P1"><text:span text:style-name="T1">É pratique.</text:span></text:p>
      <text:p text:style-name="P11"/>
      <text:p text:style-name="P1"><text:span text:style-name="T1"><text:s/>205: 10:11:20.12 10:11:21.16 <text:s/>Duration 00:00:01.04 <text:s/>17</text:span></text:p>
      <text:p text:style-name="P1"><text:span text:style-name="T1">Tous les nouveaux matériels</text:span></text:p>
      <text:p text:style-name="P11"/>
      <text:p text:style-name="P1"><text:span text:style-name="T1"><text:s/>206: 10:11:21.20 10:11:25.11 <text:s/>Duration 00:00:03.16 <text:s/>55</text:span></text:p>
      <text:p text:style-name="P1"><text:span text:style-name="T1">qui sont arrivés</text:span></text:p>
      <text:p text:style-name="P1"><text:span text:style-name="T1">en viticulture ou alors en œnologie</text:span></text:p>
      <text:p text:style-name="P11"/>
      <text:p text:style-name="P1"><text:span text:style-name="T1"><text:s/>207: 10:11:25.15 10:11:27.16 <text:s/>Duration 00:00:02.01 <text:s/>31</text:span></text:p>
      <text:p text:style-name="P1"><text:span text:style-name="T1">ont été des matériels</text:span></text:p>
      <text:p text:style-name="P1"><text:span text:style-name="T1">pour soulager.</text:span></text:p>
      <text:p text:style-name="P11"/>
      <text:p text:style-name="P1"><text:span text:style-name="T1"><text:s/>208: 10:11:28.05 10:11:31.03 <text:s/>Duration 00:00:02.23 <text:s/>44</text:span></text:p>
      <text:p text:style-name="P1"><text:span text:style-name="T1">À cette nouvelle génération,</text:span></text:p>
      <text:p text:style-name="P1"><text:span text:style-name="T1">il faut leur montrer</text:span></text:p>
      <text:p text:style-name="P11"/>
      <text:p text:style-name="P1"><text:span text:style-name="T1"><text:s/>209: 10:11:31.07 10:11:33.10 <text:s/>Duration 00:00:02.03 <text:s/>32</text:span></text:p>
      <text:p text:style-name="P1"><text:span text:style-name="T1">qu'on a de l'électronique</text:span></text:p>
      <text:p text:style-name="P1"><text:span text:style-name="T1">dans nos véhicules,</text:span></text:p>
      <text:p text:style-name="P11"/>
      <text:p text:style-name="P1"><text:span text:style-name="T1"><text:s/>210: 10:11:33.14 10:11:36.00 <text:s/>Duration 00:00:02.11 <text:s/>37</text:span></text:p>
      <text:p text:style-name="P1"><text:span text:style-name="T1">on a des bottes en néoprène.</text:span></text:p>
      <text:p text:style-name="P11"/>
      <text:p text:style-name="P1"><text:span text:style-name="T1"><text:s/>211: 10:11:36.04 10:11:37.22 <text:s/>Duration 00:00:01.18 <text:s/>26</text:span></text:p>
      <text:p text:style-name="P1"><text:span text:style-name="T1">On est équipés, quand même,</text:span></text:p>
      <text:p text:style-name="P11"/>
      <text:p text:style-name="P1"><text:span text:style-name="T1"><text:s/>212: 10:11:38.01 10:11:40.23 <text:s/>Duration 00:00:02.22 <text:s/>43</text:span></text:p>
      <text:p text:style-name="P1"><text:span text:style-name="T1">avec des moyens techniques modernes</text:span></text:p>
      <text:p text:style-name="P1"><text:span text:style-name="T1">pour notre métier.</text:span></text:p>
      <text:p text:style-name="P11"/>
      <text:p text:style-name="P1"><text:span text:style-name="T1"><text:s/>213: 10:11:41.02 10:11:44.01 <text:s/>Duration 00:00:02.24 <text:s/>44</text:span></text:p>
      <text:p text:style-name="P1"><text:span text:style-name="T1">Ils sont quand même</text:span></text:p>
      <text:p text:style-name="P1"><text:span text:style-name="T1">dans un milieu plus favorisé</text:span></text:p>
      <text:p text:style-name="P11"/>
      <text:p text:style-name="P1"><text:span text:style-name="T1"><text:s/>214: 10:11:44.05 10:11:47.19 <text:s/>Duration 00:00:03.14 <text:s/>53</text:span></text:p>
      <text:p text:style-name="P1"><text:span text:style-name="T1">en matière d'efforts physiques</text:span></text:p>
      <text:p text:style-name="P1"><text:span text:style-name="T1">que leurs parents ou grands-parents.</text:span></text:p>
      <text:p text:style-name="P11"/>
      <text:p text:style-name="P1"><text:span text:style-name="T1"><text:s/>215: 10:11:48.16 10:11:50.17 <text:s/>Duration 00:00:02.01 <text:s/>31</text:span></text:p>
      <text:p text:style-name="P1"><text:soft-page-break/><text:span text:style-name="T1">É quoi, le maximum de vitesse?</text:span></text:p>
      <text:p text:style-name="P11"/>
      <text:p text:style-name="P1"><text:span text:style-name="T1"><text:s/>216: 10:11:51.14 10:11:53.18 <text:s/>Duration 00:00:02.04 <text:s/>32</text:span></text:p>
      <text:p text:style-name="P1"><text:span text:style-name="T1">-25.</text:span></text:p>
      <text:p text:style-name="P1"><text:span text:style-name="T1">-É bon.</text:span></text:p>
      <text:p text:style-name="P11"/>
      <text:p text:style-name="P1"><text:span text:style-name="T1"><text:s/>217: 10:11:53.23 10:11:56.23 <text:s/>Duration 00:00:03.00 <text:s/>45</text:span></text:p>
      <text:p text:style-name="P1"><text:span text:style-name="T1">Vas-y, vas-y. Não.</text:span></text:p>
      <text:p text:style-name="P1"><text:span text:style-name="T1">T'es pas parallèle, là. T'as vu?</text:span></text:p>
      <text:p text:style-name="P11"/>
      <text:p text:style-name="P1"><text:span text:style-name="T1"><text:s/>218: 10:11:57.02 10:11:58.03 <text:s/>Duration 00:00:01.01 <text:s/>16</text:span></text:p>
      <text:p text:style-name="P1"><text:span text:style-name="T1">Vas-y. Là, hop!</text:span></text:p>
      <text:p text:style-name="P11"/>
      <text:p text:style-name="P1"><text:span text:style-name="T1"><text:s/>219: 10:11:58.07 10:12:00.09 <text:s/>Duration 00:00:02.02 <text:s/>31</text:span></text:p>
      <text:p text:style-name="P1"><text:span text:style-name="T1">Voilà. Vas-y, on redresse.</text:span></text:p>
      <text:p text:style-name="P11"/>
      <text:p text:style-name="P1"><text:span text:style-name="T1"><text:s/>220: 10:12:01.10 10:12:02.12 <text:s/>Duration 00:00:01.02 <text:s/>16</text:span></text:p>
      <text:p text:style-name="P1"><text:span text:style-name="T1">À gauche.</text:span></text:p>
      <text:p text:style-name="P11"/>
      <text:p text:style-name="P1"><text:span text:style-name="T1"><text:s/>221: 10:12:03.09 10:12:05.20 <text:s/>Duration 00:00:02.11 <text:s/>37</text:span></text:p>
      <text:p text:style-name="P1"><text:span text:style-name="T1">Não, l'autre.</text:span></text:p>
      <text:p text:style-name="P1"><text:span text:style-name="T1">Não. Là, é ta droite.</text:span></text:p>
      <text:p text:style-name="P11"/>
      <text:p text:style-name="P1"><text:span text:style-name="T1"><text:s/>222: 10:12:05.24 10:12:06.20 <text:s/>Duration 00:00:00.21 <text:s/>13</text:span></text:p>
      <text:p text:style-name="P1"><text:span text:style-name="T1">Ah oui, d'accord.</text:span></text:p>
      <text:p text:style-name="P11"/>
      <text:p text:style-name="P1"><text:span text:style-name="T1"><text:s/>223: 10:12:08.12 10:12:09.09 <text:s/>Duration 00:00:00.22 <text:s/>13</text:span></text:p>
      <text:p text:style-name="P1"><text:span text:style-name="T1">Não, l'autre.</text:span></text:p>
      <text:p text:style-name="P11"/>
      <text:p text:style-name="P1"><text:span text:style-name="T1"><text:s/>224: 10:12:10.00 10:12:11.04 <text:s/>Duration 00:00:01.04 <text:s/>17</text:span></text:p>
      <text:p text:style-name="P1"><text:span text:style-name="T1">Impeccable.</text:span></text:p>
      <text:p text:style-name="P11"/>
      <text:p text:style-name="P1"><text:span text:style-name="T1"><text:s/>225: 10:12:13.02 10:12:15.17 <text:s/>Duration 00:00:02.15 <text:s/>39</text:span></text:p>
      <text:p text:style-name="P1"><text:span text:style-name="T1">Pousse un petit peu...</text:span></text:p>
      <text:p text:style-name="P1"><text:span text:style-name="T1">ta manette. Voilà.</text:span></text:p>
      <text:p text:style-name="P11"/>
      <text:p text:style-name="P1"><text:span text:style-name="T1"><text:s/>226: 10:12:16.09 10:12:18.09 <text:s/>Duration 00:00:02.00 <text:s/>30</text:span></text:p>
      <text:p text:style-name="P1"><text:span text:style-name="T1">Là, tu te mets pareil, à gauche.</text:span></text:p>
      <text:p text:style-name="P11"/>
      <text:p text:style-name="P1"><text:span text:style-name="T1"><text:s/>227: 10:12:18.13 10:12:20.07 <text:s/>Duration 00:00:01.19 <text:s/>26</text:span></text:p>
      <text:p text:style-name="P1"><text:span text:style-name="T1">Allez, à gauche, à gauche.</text:span></text:p>
      <text:p text:style-name="P11"/>
      <text:p text:style-name="P1"><text:span text:style-name="T1"><text:s/>228: 10:12:20.11 10:12:22.10 <text:s/>Duration 00:00:01.24 <text:s/>29</text:span></text:p>
      <text:p text:style-name="P1"><text:span text:style-name="T1">T'as touché. T'as touché.</text:span></text:p>
      <text:p text:style-name="P11"/>
      <text:p text:style-name="P1"><text:span text:style-name="T1"><text:s/>229: 10:12:23.10 10:12:27.15 <text:s/>Duration 00:00:04.05 <text:s/>63</text:span></text:p>
      <text:p text:style-name="P1"><text:span text:style-name="T1">Je dois réparer le piquet, car</text:span></text:p>
      <text:p text:style-name="P1"><text:span text:style-name="T1">qui casse répare, m'a dit Mathieu.</text:span></text:p>
      <text:p text:style-name="P11"/>
      <text:p text:style-name="P1"><text:span text:style-name="T1"><text:s/>230: 10:12:27.19 10:12:30.15 <text:s/>Duration 00:00:02.21 <text:s/>43</text:span></text:p>
      <text:p text:style-name="P1"><text:span text:style-name="T1">Il n'a pas eu peur,</text:span></text:p>
      <text:p text:style-name="P1"><text:span text:style-name="T1">parce qu'il avait une commande.</text:span></text:p>
      <text:p text:style-name="P11"/>
      <text:p text:style-name="P1"><text:span text:style-name="T1"><text:s/>231: 10:12:32.00 10:12:33.11 <text:s/>Duration 00:00:01.11 <text:s/>22</text:span></text:p>
      <text:p text:style-name="P1"><text:span text:style-name="T1">Comment on peut réparer?</text:span></text:p>
      <text:p text:style-name="P11"/>
      <text:p text:style-name="P1"><text:span text:style-name="T1"><text:s/>232: 10:12:33.15 10:12:37.04 <text:s/>Duration 00:00:03.14 <text:s/>53</text:span></text:p>
      <text:p text:style-name="P1"><text:span text:style-name="T1">-Il faut aller chercher les pinces.</text:span></text:p>
      <text:p text:style-name="P1"><text:span text:style-name="T1">-Ah oui... J'ai tout cassé.</text:span></text:p>
      <text:p text:style-name="P11"/>
      <text:p text:style-name="P1"><text:soft-page-break/><text:span text:style-name="T1"><text:s/>233: 10:12:38.09 10:12:41.19 <text:s/>Duration 00:00:03.10 <text:s/>51</text:span></text:p>
      <text:p text:style-name="P1"><text:span text:style-name="T1">É à la sortie,</text:span></text:p>
      <text:p text:style-name="P1"><text:span text:style-name="T1">t'as pris le piquet, donc...</text:span></text:p>
      <text:p text:style-name="P11"/>
      <text:p text:style-name="P1"><text:span text:style-name="T1"><text:s/>234: 10:12:42.01 10:12:43.07 <text:s/>Duration 00:00:01.06 <text:s/>19</text:span></text:p>
      <text:p text:style-name="P1"><text:span text:style-name="T1">Je suis désolée.</text:span></text:p>
      <text:p text:style-name="P11"/>
      <text:p text:style-name="P1"><text:span text:style-name="T1"><text:s/>235: 10:12:43.11 10:12:45.15 <text:s/>Duration 00:00:02.04 <text:s/>32</text:span></text:p>
      <text:p text:style-name="P1"><text:span text:style-name="T1">É pas un souci, ils vont réparer.</text:span></text:p>
      <text:p text:style-name="P11"/>
      <text:p text:style-name="P1"><text:span text:style-name="T1"><text:s/>236: 10:12:45.19 10:12:47.17 <text:s/>Duration 00:00:01.23 <text:s/>29</text:span></text:p>
      <text:p text:style-name="P1"><text:span text:style-name="T1">Ça arrive.</text:span></text:p>
      <text:p text:style-name="P11"/>
      <text:p text:style-name="P1"><text:span text:style-name="T1"><text:s/>237: 10:12:47.21 10:12:50.14 <text:s/>Duration 00:00:02.18 <text:s/>41</text:span></text:p>
      <text:p text:style-name="P1"><text:span text:style-name="T1">É pour ça qu'on se met</text:span></text:p>
      <text:p text:style-name="P1"><text:span text:style-name="T1">dans une parcelle pédagogique.</text:span></text:p>
      <text:p text:style-name="P11"/>
      <text:p text:style-name="P1"><text:span text:style-name="T1"><text:s/>238: 10:12:50.18 10:12:54.07 <text:s/>Duration 00:00:03.14 <text:s/>53</text:span></text:p>
      <text:p text:style-name="P1"><text:span text:style-name="T1">Ça permet de faire de la casse</text:span></text:p>
      <text:p text:style-name="P1"><text:span text:style-name="T1">et de pouvoir réparer derrière</text:span></text:p>
      <text:p text:style-name="P11"/>
      <text:p text:style-name="P1"><text:span text:style-name="T1"><text:s/>239: 10:12:54.11 10:12:56.02 <text:s/>Duration 00:00:01.16 <text:s/>25</text:span></text:p>
      <text:p text:style-name="P1"><text:span text:style-name="T1">sans abîmer la ligne.</text:span></text:p>
      <text:p text:style-name="P11"/>
      <text:p text:style-name="P1"><text:span text:style-name="T1"><text:s/>240: 10:13:02.03 10:13:04.11 <text:s/>Duration 00:00:02.08 <text:s/>35</text:span></text:p>
      <text:p text:style-name="P1"><text:span text:style-name="T1">#Pour les apprentis pastores</text:span></text:p>
      <text:p text:style-name="P1"><text:span text:style-name="T1">de l'escola Artzain,#</text:span></text:p>
      <text:p text:style-name="P11"/>
      <text:p text:style-name="P1"><text:span text:style-name="T1"><text:s/>241: 10:13:04.16 10:13:07.20 <text:s/>Duration 00:00:03.04 <text:s/>47</text:span></text:p>
      <text:p text:style-name="P1"><text:span text:style-name="T1">#la pratique est aussi</text:span></text:p>
      <text:p text:style-name="P1"><text:span text:style-name="T1">un volet# #important de leur formation.#</text:span></text:p>
      <text:p text:style-name="P11"/>
      <text:p text:style-name="P1"><text:span text:style-name="T1"><text:s/>242: 10:13:10.04 10:13:13.02 <text:s/>Duration 00:00:02.23 <text:s/>44</text:span></text:p>
      <text:p text:style-name="P1"><text:span text:style-name="T1">#Mais la théorie occupe#</text:span></text:p>
      <text:p text:style-name="P1"><text:span text:style-name="T1">#une grande part du programme.#</text:span></text:p>
      <text:p text:style-name="P11"/>
      <text:p text:style-name="P1"><text:span text:style-name="T1"><text:s/>243: 10:13:13.06 10:13:16.03 <text:s/>Duration 00:00:02.22 <text:s/>43</text:span></text:p>
      <text:p text:style-name="P1"><text:span text:style-name="T1">#Les cours sont répartis</text:span></text:p>
      <text:p text:style-name="P1"><text:span text:style-name="T1">en 10 modules de 35 heures#</text:span></text:p>
      <text:p text:style-name="P11"/>
      <text:p text:style-name="P1"><text:span text:style-name="T1"><text:s/>244: 10:13:16.08 10:13:18.05 <text:s/>Duration 00:00:01.22 <text:s/>28</text:span></text:p>
      <text:p text:style-name="P1"><text:span text:style-name="T1">#enseignés en majorité</text:span></text:p>
      <text:p text:style-name="P1"><text:span text:style-name="T1">par# #des professionnels#</text:span></text:p>
      <text:p text:style-name="P11"/>
      <text:p text:style-name="P1"><text:span text:style-name="T1"><text:s/>245: 10:13:18.10 10:13:20.10 <text:s/>Duration 00:00:02.00 <text:s/>30</text:span></text:p>
      <text:p text:style-name="P1"><text:span text:style-name="T1">#du secteur ovin.#</text:span></text:p>
      <text:p text:style-name="P11"/>
      <text:p text:style-name="P1"><text:span text:style-name="T1"><text:s/>246: 10:13:27.21 10:13:30.13 <text:s/>Duration 00:00:02.17 <text:s/>40</text:span></text:p>
      <text:p text:style-name="P1"><text:span text:style-name="T1">É de la paille assez grosse.</text:span></text:p>
      <text:p text:style-name="P1"><text:span text:style-name="T1">Elle est bonne.</text:span></text:p>
      <text:p text:style-name="P11"/>
      <text:p text:style-name="P1"><text:span text:style-name="T1"><text:s/>247: 10:13:33.00 10:13:36.10 <text:s/>Duration 00:00:03.10 <text:s/>51</text:span></text:p>
      <text:p text:style-name="P1"><text:span text:style-name="T1">Elle n'a pas une très bonne odeur,</text:span></text:p>
      <text:p text:style-name="P1"><text:span text:style-name="T1">mais elle ne sent pas mauvais.</text:span></text:p>
      <text:p text:style-name="P11"/>
      <text:p text:style-name="P1"><text:span text:style-name="T1"><text:s/>248: 10:13:37.01 10:13:38.16 <text:s/>Duration 00:00:01.15 <text:s/>24</text:span></text:p>
      <text:p text:style-name="P1"><text:span text:style-name="T1">É une paille correcte.</text:span></text:p>
      <text:p text:style-name="P11"/>
      <text:p text:style-name="P1"><text:span text:style-name="T1"><text:s/>249: 10:13:38.20 10:13:41.21 <text:s/>Duration 00:00:03.01 <text:s/>46</text:span></text:p>
      <text:p text:style-name="P1"><text:span text:style-name="T1">Sans avoir</text:span></text:p>
      <text:p text:style-name="P1"><text:soft-page-break/><text:span text:style-name="T1">une très grande valeur alimentaire,</text:span></text:p>
      <text:p text:style-name="P11"/>
      <text:p text:style-name="P1"><text:span text:style-name="T1"><text:s/>250: 10:13:42.11 10:13:43.24 <text:s/>Duration 00:00:01.13 <text:s/>23</text:span></text:p>
      <text:p text:style-name="P1"><text:span text:style-name="T1">elle remplit l'estomac.</text:span></text:p>
      <text:p text:style-name="P11"/>
      <text:p text:style-name="P1"><text:span text:style-name="T1"><text:s/>251: 10:13:45.07 10:13:47.18 <text:s/>Duration 00:00:02.11 <text:s/>37</text:span></text:p>
      <text:p text:style-name="P1"><text:span text:style-name="T1">É la 1re question</text:span></text:p>
      <text:p text:style-name="P1"><text:span text:style-name="T1">que doit se poser le berger</text:span></text:p>
      <text:p text:style-name="P11"/>
      <text:p text:style-name="P1"><text:span text:style-name="T1"><text:s/>252: 10:13:47.22 10:13:49.10 <text:s/>Duration 00:00:01.13 <text:s/>23</text:span></text:p>
      <text:p text:style-name="P1"><text:span text:style-name="T1">chaque jour en se levant:</text:span></text:p>
      <text:p text:style-name="P11"/>
      <text:p text:style-name="P1"><text:span text:style-name="T1"><text:s/>253: 10:13:49.14 10:13:53.13 <text:s/>Duration 00:00:03.24 <text:s/>59</text:span></text:p>
      <text:p text:style-name="P1"><text:span text:style-name="T1">comment vais-je alimenter les animaux</text:span></text:p>
      <text:p text:style-name="P1"><text:span text:style-name="T1">afin de leur remplir l'estomac?</text:span></text:p>
      <text:p text:style-name="P11"/>
      <text:p text:style-name="P1"><text:span text:style-name="T1"><text:s/>254: 10:13:57.13 10:13:59.21 <text:s/>Duration 00:00:02.08 <text:s/>35</text:span></text:p>
      <text:p text:style-name="P1"><text:span text:style-name="T1">Pour commencer, on a eu</text:span></text:p>
      <text:p text:style-name="P1"><text:span text:style-name="T1">un module sur le fourrage,</text:span></text:p>
      <text:p text:style-name="P11"/>
      <text:p text:style-name="P1"><text:span text:style-name="T1"><text:s/>255: 10:14:00.00 10:14:02.21 <text:s/>Duration 00:00:02.21 <text:s/>43</text:span></text:p>
      <text:p text:style-name="P1"><text:span text:style-name="T1">sur les herbes et sur la manière</text:span></text:p>
      <text:p text:style-name="P1"><text:span text:style-name="T1">de s'auto-approvisionner.</text:span></text:p>
      <text:p text:style-name="P11"/>
      <text:p text:style-name="P1"><text:span text:style-name="T1"><text:s/>256: 10:14:05.04 10:14:07.10 <text:s/>Duration 00:00:02.06 <text:s/>34</text:span></text:p>
      <text:p text:style-name="P1"><text:span text:style-name="T1">D'autres modules</text:span></text:p>
      <text:p text:style-name="P1"><text:span text:style-name="T1">sont centrés sur la gestion</text:span></text:p>
      <text:p text:style-name="P11"/>
      <text:p text:style-name="P1"><text:span text:style-name="T1"><text:s/>257: 10:14:07.15 10:14:09.06 <text:s/>Duration 00:00:01.16 <text:s/>25</text:span></text:p>
      <text:p text:style-name="P1"><text:span text:style-name="T1">des moutons et des agneaux.</text:span></text:p>
      <text:p text:style-name="P11"/>
      <text:p text:style-name="P1"><text:span text:style-name="T1"><text:s/>258: 10:14:10.12 10:14:13.18 <text:s/>Duration 00:00:03.06 <text:s/>49</text:span></text:p>
      <text:p text:style-name="P1"><text:span text:style-name="T1">Ensuite, il y a des modules</text:span></text:p>
      <text:p text:style-name="P1"><text:span text:style-name="T1">qui portent sur l'alimentation</text:span></text:p>
      <text:p text:style-name="P11"/>
      <text:p text:style-name="P1"><text:span text:style-name="T1"><text:s/>259: 10:14:13.22 10:14:16.01 <text:s/>Duration 00:00:02.04 <text:s/>32</text:span></text:p>
      <text:p text:style-name="P1"><text:span text:style-name="T1">et les manières</text:span></text:p>
      <text:p text:style-name="P1"><text:span text:style-name="T1">de préparer les rations.</text:span></text:p>
      <text:p text:style-name="P11"/>
      <text:p text:style-name="P1"><text:span text:style-name="T1"><text:s/>260: 10:14:17.14 10:14:19.17 <text:s/>Duration 00:00:02.03 <text:s/>32</text:span></text:p>
      <text:p text:style-name="P1"><text:span text:style-name="T1">Il y a aussi un module</text:span></text:p>
      <text:p text:style-name="P1"><text:span text:style-name="T1">sur la commercialisation</text:span></text:p>
      <text:p text:style-name="P11"/>
      <text:p text:style-name="P1"><text:span text:style-name="T1"><text:s/>261: 10:14:19.21 10:14:21.15 <text:s/>Duration 00:00:01.19 <text:s/>26</text:span></text:p>
      <text:p text:style-name="P1"><text:span text:style-name="T1">et le marketing des produits.</text:span></text:p>
      <text:p text:style-name="P11"/>
      <text:p text:style-name="P1"><text:span text:style-name="T1"><text:s/>262: 10:14:23.20 10:14:26.05 <text:s/>Duration 00:00:02.10 <text:s/>36</text:span></text:p>
      <text:p text:style-name="P1"><text:span text:style-name="T1">Vient ensuite</text:span></text:p>
      <text:p text:style-name="P1"><text:span text:style-name="T1">une partie importante du cours,</text:span></text:p>
      <text:p text:style-name="P11"/>
      <text:p text:style-name="P1"><text:span text:style-name="T1"><text:s/>263: 10:14:26.09 10:14:29.24 <text:s/>Duration 00:00:03.15 <text:s/>54</text:span></text:p>
      <text:p text:style-name="P1"><text:span text:style-name="T1">une innovation à laquelle</text:span></text:p>
      <text:p text:style-name="P1"><text:span text:style-name="T1">plusieurs heures sont consacrées.</text:span></text:p>
      <text:p text:style-name="P11"/>
      <text:p text:style-name="P1"><text:span text:style-name="T1"><text:s/>264: 10:14:31.21 10:14:33.17 <text:s/>Duration 00:00:01.21 <text:s/>28</text:span></text:p>
      <text:p text:style-name="P1"><text:span text:style-name="T1">Ceux qui suivent</text:span></text:p>
      <text:p text:style-name="P1"><text:span text:style-name="T1">le cours cette ano</text:span></text:p>
      <text:p text:style-name="P11"/>
      <text:p text:style-name="P1"><text:span text:style-name="T1"><text:s/>265: 10:14:33.21 10:14:35.22 <text:s/>Duration 00:00:02.01 <text:s/>31</text:span></text:p>
      <text:p text:style-name="P1"><text:span text:style-name="T1">ont déjà une ferme</text:span></text:p>
      <text:p text:style-name="P1"><text:soft-page-break/><text:span text:style-name="T1">ou un petit troupeau</text:span></text:p>
      <text:p text:style-name="P11"/>
      <text:p text:style-name="P1"><text:span text:style-name="T1"><text:s/>266: 10:14:36.01 10:14:38.02 <text:s/>Duration 00:00:02.01 <text:s/>31</text:span></text:p>
      <text:p text:style-name="P1"><text:span text:style-name="T1">ainsi qu'un peu d'expérience.</text:span></text:p>
      <text:p text:style-name="P11"/>
      <text:p text:style-name="P1"><text:span text:style-name="T1"><text:s/>267: 10:14:38.07 10:14:40.07 <text:s/>Duration 00:00:02.00 <text:s/>30</text:span></text:p>
      <text:p text:style-name="P1"><text:span text:style-name="T1">On consacre</text:span></text:p>
      <text:p text:style-name="P1"><text:span text:style-name="T1">plusieurs heures à travailler</text:span></text:p>
      <text:p text:style-name="P11"/>
      <text:p text:style-name="P1"><text:span text:style-name="T1"><text:s/>268: 10:14:40.11 10:14:41.22 <text:s/>Duration 00:00:01.11 <text:s/>22</text:span></text:p>
      <text:p text:style-name="P1"><text:span text:style-name="T1">sur les projets de chacun.</text:span></text:p>
      <text:p text:style-name="P11"/>
      <text:p text:style-name="P1"><text:span text:style-name="T1"><text:s/>269: 10:14:45.15 10:14:47.16 <text:s/>Duration 00:00:02.01 <text:s/>31</text:span></text:p>
      <text:p text:style-name="P1"><text:span text:style-name="T1">Si je veux faire une prise de sang,</text:span></text:p>
      <text:p text:style-name="P11"/>
      <text:p text:style-name="P1"><text:span text:style-name="T1"><text:s/>270: 10:14:49.10 10:14:50.20 <text:s/>Duration 00:00:01.10 <text:s/>21</text:span></text:p>
      <text:p text:style-name="P1"><text:span text:style-name="T1">je vais aller piquer</text:span></text:p>
      <text:p text:style-name="P11"/>
      <text:p text:style-name="P1"><text:span text:style-name="T1"><text:s/>271: 10:14:51.17 10:14:53.20 <text:s/>Duration 00:00:02.03 <text:s/>32</text:span></text:p>
      <text:p text:style-name="P1"><text:span text:style-name="T1">la veine qui se voit ici.</text:span></text:p>
      <text:p text:style-name="P11"/>
      <text:p text:style-name="P1"><text:span text:style-name="T1"><text:s/>272: 10:14:57.11 10:14:58.20 <text:s/>Duration 00:00:01.09 <text:s/>20</text:span></text:p>
      <text:p text:style-name="P1"><text:span text:style-name="T1">Vous voyez?</text:span></text:p>
      <text:p text:style-name="P11"/>
      <text:p text:style-name="P1"><text:span text:style-name="T1"><text:s/>273: 10:15:00.13 10:15:01.18 <text:s/>Duration 00:00:01.05 <text:s/>18</text:span></text:p>
      <text:p text:style-name="P1"><text:span text:style-name="T1">É très facile.</text:span></text:p>
      <text:p text:style-name="P11"/>
      <text:p text:style-name="P1"><text:span text:style-name="T1"><text:s/>274: 10:15:02.08 10:15:03.10 <text:s/>Duration 00:00:01.02 <text:s/>16</text:span></text:p>
      <text:p text:style-name="P1"><text:span text:style-name="T1">Jusqu'à présent,</text:span></text:p>
      <text:p text:style-name="P11"/>
      <text:p text:style-name="P1"><text:span text:style-name="T1"><text:s/>275: 10:15:03.14 10:15:07.04 <text:s/>Duration 00:00:03.15 <text:s/>54</text:span></text:p>
      <text:p text:style-name="P1"><text:span text:style-name="T1">la transmission se faisait simplement</text:span></text:p>
      <text:p text:style-name="P1"><text:span text:style-name="T1">dans le cadre familial,</text:span></text:p>
      <text:p text:style-name="P11"/>
      <text:p text:style-name="P1"><text:span text:style-name="T1"><text:s/>276: 10:15:07.09 10:15:09.10 <text:s/>Duration 00:00:02.01 <text:s/>31</text:span></text:p>
      <text:p text:style-name="P1"><text:span text:style-name="T1">de père à fils, plus ou moins bien,</text:span></text:p>
      <text:p text:style-name="P11"/>
      <text:p text:style-name="P1"><text:span text:style-name="T1"><text:s/>277: 10:15:09.14 10:15:12.15 <text:s/>Duration 00:00:03.01 <text:s/>46</text:span></text:p>
      <text:p text:style-name="P1"><text:span text:style-name="T1">pas toujours parfaitement,</text:span></text:p>
      <text:p text:style-name="P1"><text:span text:style-name="T1">mais dans ce cadre-là,</text:span></text:p>
      <text:p text:style-name="P11"/>
      <text:p text:style-name="P1"><text:span text:style-name="T1"><text:s/>278: 10:15:12.19 10:15:15.08 <text:s/>Duration 00:00:02.14 <text:s/>38</text:span></text:p>
      <text:p text:style-name="P1"><text:span text:style-name="T1">et on n'avait pas,</text:span></text:p>
      <text:p text:style-name="P11"/>
      <text:p text:style-name="P1"><text:span text:style-name="T1"><text:s/>279: 10:15:15.12 10:15:16.14 <text:s/>Duration 00:00:01.02 <text:s/>16</text:span></text:p>
      <text:p text:style-name="P1"><text:span text:style-name="T1">jusqu'à récemment</text:span></text:p>
      <text:p text:style-name="P11"/>
      <text:p text:style-name="P1"><text:span text:style-name="T1"><text:s/>280: 10:15:16.18 10:15:18.23 <text:s/>Duration 00:00:02.05 <text:s/>33</text:span></text:p>
      <text:p text:style-name="P1"><text:span text:style-name="T1">l'habitude de parler</text:span></text:p>
      <text:p text:style-name="P1"><text:span text:style-name="T1">de formation de berger.</text:span></text:p>
      <text:p text:style-name="P11"/>
      <text:p text:style-name="P1"><text:span text:style-name="T1"><text:s/>281: 10:15:19.16 10:15:23.01 <text:s/>Duration 00:00:03.10 <text:s/>51</text:span></text:p>
      <text:p text:style-name="P1"><text:span text:style-name="T1">C'était... À la limite,</text:span></text:p>
      <text:p text:style-name="P1"><text:span text:style-name="T1">on croyait que c'était génétique.</text:span></text:p>
      <text:p text:style-name="P11"/>
      <text:p text:style-name="P1"><text:span text:style-name="T1"><text:s/>282: 10:15:23.05 10:15:26.18 <text:s/>Duration 00:00:03.13 <text:s/>53</text:span></text:p>
      <text:p text:style-name="P1"><text:span text:style-name="T1">Mais bon. É pas du tout ça.</text:span></text:p>
      <text:p text:style-name="P1"><text:span text:style-name="T1">É un métier comme un autre,</text:span></text:p>
      <text:p text:style-name="P11"/>
      <text:p text:style-name="P1"><text:span text:style-name="T1"><text:s/>283: 10:15:26.23 10:15:29.04 <text:s/>Duration 00:00:02.06 <text:s/>34</text:span></text:p>
      <text:p text:style-name="P1"><text:soft-page-break/><text:span text:style-name="T1">qui nécessite de maîtriser</text:span></text:p>
      <text:p text:style-name="P1"><text:span text:style-name="T1">des techniques</text:span></text:p>
      <text:p text:style-name="P11"/>
      <text:p text:style-name="P1"><text:span text:style-name="T1"><text:s/>284: 10:15:29.08 10:15:32.11 <text:s/>Duration 00:00:03.03 <text:s/>47</text:span></text:p>
      <text:p text:style-name="P1"><text:span text:style-name="T1">et donc, ces techniques,</text:span></text:p>
      <text:p text:style-name="P1"><text:span text:style-name="T1">elles peuvent s'apprendre.</text:span></text:p>
      <text:p text:style-name="P11"/>
      <text:p text:style-name="P1"><text:span text:style-name="T1"><text:s/>285: 10:15:32.15 10:15:34.09 <text:s/>Duration 00:00:01.19 <text:s/>26</text:span></text:p>
      <text:p text:style-name="P1"><text:span text:style-name="T1">Il y a quelque chose en plus:</text:span></text:p>
      <text:p text:style-name="P11"/>
      <text:p text:style-name="P1"><text:span text:style-name="T1"><text:s/>286: 10:15:34.14 10:15:37.08 <text:s/>Duration 00:00:02.19 <text:s/>41</text:span></text:p>
      <text:p text:style-name="P1"><text:span text:style-name="T1">é des métiers</text:span></text:p>
      <text:p text:style-name="P1"><text:span text:style-name="T1">qu'on ne peut pas faire</text:span></text:p>
      <text:p text:style-name="P11"/>
      <text:p text:style-name="P1"><text:span text:style-name="T1"><text:s/>287: 10:15:37.12 10:15:40.12 <text:s/>Duration 00:00:03.00 <text:s/>45</text:span></text:p>
      <text:p text:style-name="P1"><text:span text:style-name="T1">sans un minimum de passion,</text:span></text:p>
      <text:p text:style-name="P1"><text:span text:style-name="T1">parce que é des métiers</text:span></text:p>
      <text:p text:style-name="P11"/>
      <text:p text:style-name="P1"><text:span text:style-name="T1"><text:s/>288: 10:15:40.17 10:15:45.05 <text:s/>Duration 00:00:04.13 <text:s/>68</text:span></text:p>
      <text:p text:style-name="P1"><text:span text:style-name="T1">tellement prenants et qui imposent</text:span></text:p>
      <text:p text:style-name="P1"><text:span text:style-name="T1">tellement de contraintes</text:span></text:p>
      <text:p text:style-name="P11"/>
      <text:p text:style-name="P1"><text:span text:style-name="T1"><text:s/>289: 10:15:45.09 10:15:48.06 <text:s/>Duration 00:00:02.22 <text:s/>43</text:span></text:p>
      <text:p text:style-name="P1"><text:span text:style-name="T1">que é difficilement supportable</text:span></text:p>
      <text:p text:style-name="P1"><text:span text:style-name="T1">s'il n'y a pas derrière</text:span></text:p>
      <text:p text:style-name="P11"/>
      <text:p text:style-name="P1"><text:span text:style-name="T1"><text:s/>290: 10:15:48.11 10:15:53.22 <text:s/>Duration 00:00:05.11 <text:s/>82</text:span></text:p>
      <text:p text:style-name="P1"><text:span text:style-name="T1">un minimum de passion</text:span></text:p>
      <text:p text:style-name="P1"><text:span text:style-name="T1">et de volonté de vivre de ça,</text:span></text:p>
      <text:p text:style-name="P11"/>
      <text:p text:style-name="P1"><text:span text:style-name="T1"><text:s/>291: 10:15:54.01 10:15:56.11 <text:s/>Duration 00:00:02.10 <text:s/>36</text:span></text:p>
      <text:p text:style-name="P1"><text:span text:style-name="T1">en contact permanent</text:span></text:p>
      <text:p text:style-name="P1"><text:span text:style-name="T1">avec les animaux.</text:span></text:p>
      <text:p text:style-name="P11"/>
      <text:p text:style-name="P1"><text:span text:style-name="T1"><text:s/>292: 10:16:10.15 10:16:13.11 <text:s/>Duration 00:00:02.21 <text:s/>43</text:span></text:p>
      <text:p text:style-name="P1"><text:span text:style-name="T1">Il est sûr que ce soir,</text:span></text:p>
      <text:p text:style-name="P1"><text:span text:style-name="T1">quand tout va bien,</text:span></text:p>
      <text:p text:style-name="P11"/>
      <text:p text:style-name="P1"><text:span text:style-name="T1"><text:s/>293: 10:16:13.15 10:16:16.11 <text:s/>Duration 00:00:02.21 <text:s/>43</text:span></text:p>
      <text:p text:style-name="P1"><text:span text:style-name="T1">quand votre troupeau va bien,</text:span></text:p>
      <text:p text:style-name="P1"><text:span text:style-name="T1">que vous êtes à la montagne</text:span></text:p>
      <text:p text:style-name="P11"/>
      <text:p text:style-name="P1"><text:span text:style-name="T1"><text:s/>294: 10:16:16.15 10:16:19.20 <text:s/>Duration 00:00:03.05 <text:s/>48</text:span></text:p>
      <text:p text:style-name="P1"><text:span text:style-name="T1">et que vous êtes devant votre cabane</text:span></text:p>
      <text:p text:style-name="P1"><text:span text:style-name="T1">avec le soleil couchant</text:span></text:p>
      <text:p text:style-name="P11"/>
      <text:p text:style-name="P1"><text:span text:style-name="T1"><text:s/>295: 10:16:19.24 10:16:23.05 <text:s/>Duration 00:00:03.06 <text:s/>49</text:span></text:p>
      <text:p text:style-name="P1"><text:span text:style-name="T1">et le troupeau qui, lui aussi,</text:span></text:p>
      <text:p text:style-name="P1"><text:span text:style-name="T1">va s'endormir, là, devant,</text:span></text:p>
      <text:p text:style-name="P11"/>
      <text:p text:style-name="P1"><text:span text:style-name="T1"><text:s/>296: 10:16:23.09 10:16:26.01 <text:s/>Duration 00:00:02.17 <text:s/>40</text:span></text:p>
      <text:p text:style-name="P1"><text:span text:style-name="T1">é un métier de roi</text:span></text:p>
      <text:p text:style-name="P1"><text:span text:style-name="T1">et on donnerait pas notre place</text:span></text:p>
      <text:p text:style-name="P11"/>
      <text:p text:style-name="P1"><text:span text:style-name="T1"><text:s/>297: 10:16:26.05 10:16:28.02 <text:s/>Duration 00:00:01.22 <text:s/>28</text:span></text:p>
      <text:p text:style-name="P1"><text:span text:style-name="T1">pour rien au monde.</text:span></text:p>
      <text:p text:style-name="P11"/>
      <text:p text:style-name="P1"><text:span text:style-name="T1"><text:s/>298: 10:16:28.06 10:16:30.11 <text:s/>Duration 00:00:02.05 <text:s/>33</text:span></text:p>
      <text:p text:style-name="P1"><text:span text:style-name="T1">Maintenant, la même chose,</text:span></text:p>
      <text:p text:style-name="P11"/>
      <text:p text:style-name="P1"><text:soft-page-break/><text:span text:style-name="T1"><text:s/>299: 10:16:30.15 10:16:33.14 <text:s/>Duration 00:00:02.24 <text:s/>44</text:span></text:p>
      <text:p text:style-name="P1"><text:span text:style-name="T1">le jour où vous avez des soucis</text:span></text:p>
      <text:p text:style-name="P1"><text:span text:style-name="T1">sanitaires sur le troupeau,</text:span></text:p>
      <text:p text:style-name="P11"/>
      <text:p text:style-name="P1"><text:span text:style-name="T1"><text:s/>300: 10:16:33.18 10:16:36.04 <text:s/>Duration 00:00:02.11 <text:s/>37</text:span></text:p>
      <text:p text:style-name="P1"><text:span text:style-name="T1">peut-être des soucis financiers</text:span></text:p>
      <text:p text:style-name="P1"><text:span text:style-name="T1">sur l'exploitation,</text:span></text:p>
      <text:p text:style-name="P11"/>
      <text:p text:style-name="P1"><text:span text:style-name="T1"><text:s/>301: 10:16:36.09 10:16:39.17 <text:s/>Duration 00:00:03.08 <text:s/>50</text:span></text:p>
      <text:p text:style-name="P1"><text:span text:style-name="T1">car é pas rare, et qu'en plus,</text:span></text:p>
      <text:p text:style-name="P1"><text:span text:style-name="T1">il fait un temps de chien,</text:span></text:p>
      <text:p text:style-name="P11"/>
      <text:p text:style-name="P1"><text:span text:style-name="T1"><text:s/>302: 10:16:39.21 10:16:41.14 <text:s/>Duration 00:00:01.18 <text:s/>26</text:span></text:p>
      <text:p text:style-name="P1"><text:span text:style-name="T1">là, é plus un métier de galérien.</text:span></text:p>
      <text:p text:style-name="P11"/>
      <text:p text:style-name="P1"><text:span text:style-name="T1"><text:s/>303: 10:16:42.06 10:16:45.20 <text:s/>Duration 00:00:03.14 <text:s/>53</text:span></text:p>
      <text:p text:style-name="P1"><text:span text:style-name="T1">Mais peut-être que là,</text:span></text:p>
      <text:p text:style-name="P1"><text:span text:style-name="T1">la poésie est importante</text:span></text:p>
      <text:p text:style-name="P11"/>
      <text:p text:style-name="P1"><text:span text:style-name="T1"><text:s/>304: 10:16:45.24 10:16:49.14 <text:s/>Duration 00:00:03.15 <text:s/>54</text:span></text:p>
      <text:p text:style-name="P1"><text:span text:style-name="T1">et l'espoir d'un jour meilleur</text:span></text:p>
      <text:p text:style-name="P1"><text:span text:style-name="T1">pour demain</text:span></text:p>
      <text:p text:style-name="P11"/>
      <text:p text:style-name="P1"><text:span text:style-name="T1"><text:s/>305: 10:16:49.19 10:16:51.13 <text:s/>Duration 00:00:01.19 <text:s/>26</text:span></text:p>
      <text:p text:style-name="P1"><text:span text:style-name="T1">nous aide beaucoup dans ces cas-là.</text:span></text:p>
      <text:p text:style-name="P11"/>
      <text:p text:style-name="P1"><text:span text:style-name="T1"><text:s/>306: 10:16:56.16 10:16:59.11 <text:s/>Duration 00:00:02.20 <text:s/>42</text:span></text:p>
      <text:p text:style-name="P1"><text:span text:style-name="T1">Lycée viticole de la Champagne</text:span></text:p>
      <text:p text:style-name="P1"><text:span text:style-name="T1">Exploitation</text:span></text:p>
      <text:p text:style-name="P11"/>
      <text:p text:style-name="P1"><text:span text:style-name="T1"><text:s/>307: 10:16:59.16 10:17:02.22 <text:s/>Duration 00:00:03.06 <text:s/>49</text:span></text:p>
      <text:p text:style-name="P1"><text:span text:style-name="T1">Champagne Sanger</text:span></text:p>
      <text:p text:style-name="P11"/>
      <text:p text:style-name="P1"><text:span text:style-name="T1"><text:s/>308: 10:17:09.17 10:17:13.06 <text:s/>Duration 00:00:03.14 <text:s/>53</text:span></text:p>
      <text:p text:style-name="P1"><text:span text:style-name="T1">Si je vous dis "1/8e droite",</text:span></text:p>
      <text:p text:style-name="P1"><text:span text:style-name="T1">ça vous cause?</text:span></text:p>
      <text:p text:style-name="P11"/>
      <text:p text:style-name="P1"><text:span text:style-name="T1"><text:s/>309: 10:17:15.01 10:17:18.07 <text:s/>Duration 00:00:03.06 <text:s/>49</text:span></text:p>
      <text:p text:style-name="P1"><text:span text:style-name="T1">1/8e droite. Toi, t'as les mains</text:span></text:p>
      <text:p text:style-name="P1"><text:span text:style-name="T1">dans tes poches. Viens.</text:span></text:p>
      <text:p text:style-name="P11"/>
      <text:p text:style-name="P1"><text:span text:style-name="T1"><text:s/>310: 10:17:18.11 10:17:20.06 <text:s/>Duration 00:00:01.20 <text:s/>27</text:span></text:p>
      <text:p text:style-name="P1"><text:span text:style-name="T1">On va regarder au tableau.</text:span></text:p>
      <text:p text:style-name="P11"/>
      <text:p text:style-name="P1"><text:span text:style-name="T1"><text:s/>311: 10:17:21.23 10:17:25.19 <text:s/>Duration 00:00:03.21 <text:s/>58</text:span></text:p>
      <text:p text:style-name="P1"><text:span text:style-name="T1">#Depuis 1994, la méthode champenoise#</text:span></text:p>
      <text:p text:style-name="P1"><text:span text:style-name="T1">#est la propriété exclusive#</text:span></text:p>
      <text:p text:style-name="P11"/>
      <text:p text:style-name="P1"><text:span text:style-name="T1"><text:s/>312: 10:17:25.23 10:17:28.20 <text:s/>Duration 00:00:02.22 <text:s/>43</text:span></text:p>
      <text:p text:style-name="P1"><text:span text:style-name="T1">#des professionnels de la Champagne,</text:span></text:p>
      <text:p text:style-name="P1"><text:span text:style-name="T1">et ce travail nécessite#</text:span></text:p>
      <text:p text:style-name="P11"/>
      <text:p text:style-name="P1"><text:span text:style-name="T1"><text:s/>313: 10:17:29.00 10:17:32.11 <text:s/>Duration 00:00:03.11 <text:s/>52</text:span></text:p>
      <text:p text:style-name="P1"><text:span text:style-name="T1">#de nombreuses étapes très précises#</text:span></text:p>
      <text:p text:style-name="P1"><text:span text:style-name="T1">#à effectuer dans les caves.#</text:span></text:p>
      <text:p text:style-name="P11"/>
      <text:p text:style-name="P1"><text:span text:style-name="T1"><text:s/>314: 10:17:33.05 10:17:36.03 <text:s/>Duration 00:00:02.23 <text:s/>44</text:span></text:p>
      <text:p text:style-name="P1"><text:span text:style-name="T1">Vous vous trouvez</text:span></text:p>
      <text:p text:style-name="P1"><text:span text:style-name="T1">dans les caves du champagne Sanger.</text:span></text:p>
      <text:p text:style-name="P11"/>
      <text:p text:style-name="P1"><text:soft-page-break/><text:span text:style-name="T1"><text:s/>315: 10:17:37.03 10:17:39.20 <text:s/>Duration 00:00:02.17 <text:s/>40</text:span></text:p>
      <text:p text:style-name="P1"><text:span text:style-name="T1">#Caves qui appartiennent d'ailleurs#</text:span></text:p>
      <text:p text:style-name="P1"><text:span text:style-name="T1">#au lycée Avize.#</text:span></text:p>
      <text:p text:style-name="P11"/>
      <text:p text:style-name="P1"><text:span text:style-name="T1"><text:s/>316: 10:17:39.24 10:17:42.17 <text:s/>Duration 00:00:02.18 <text:s/>41</text:span></text:p>
      <text:p text:style-name="P1"><text:span text:style-name="T1">Toutes les garrafas</text:span></text:p>
      <text:p text:style-name="P1"><text:span text:style-name="T1">sont produites sur la cave</text:span></text:p>
      <text:p text:style-name="P11"/>
      <text:p text:style-name="P1"><text:span text:style-name="T1"><text:s/>317: 10:17:42.21 10:17:46.04 <text:s/>Duration 00:00:03.08 <text:s/>50</text:span></text:p>
      <text:p text:style-name="P1"><text:span text:style-name="T1">et l'essentiel de la production</text:span></text:p>
      <text:p text:style-name="P1"><text:span text:style-name="T1">est travaillé par les alunos.</text:span></text:p>
      <text:p text:style-name="P11"/>
      <text:p text:style-name="P1"><text:span text:style-name="T1"><text:s/>318: 10:17:46.23 10:17:49.09 <text:s/>Duration 00:00:02.11 <text:s/>37</text:span></text:p>
      <text:p text:style-name="P1"><text:span text:style-name="T1">Donc, comme j'ai déjà le poste</text:span></text:p>
      <text:p text:style-name="P1"><text:span text:style-name="T1">de chef de cave,</text:span></text:p>
      <text:p text:style-name="P11"/>
      <text:p text:style-name="P1"><text:span text:style-name="T1"><text:s/>319: 10:17:49.13 10:17:52.02 <text:s/>Duration 00:00:02.14 <text:s/>38</text:span></text:p>
      <text:p text:style-name="P1"><text:span text:style-name="T1">comme je suis aussi ancien aluno,</text:span></text:p>
      <text:p text:style-name="P1"><text:span text:style-name="T1">je suis...</text:span></text:p>
      <text:p text:style-name="P11"/>
      <text:p text:style-name="P1"><text:span text:style-name="T1"><text:s/>320: 10:17:52.24 10:17:56.04 <text:s/>Duration 00:00:03.05 <text:s/>48</text:span></text:p>
      <text:p text:style-name="P1"><text:span text:style-name="T1">l'articulation</text:span></text:p>
      <text:p text:style-name="P1"><text:span text:style-name="T1">pour pouvoir apprendre aux jeunes</text:span></text:p>
      <text:p text:style-name="P11"/>
      <text:p text:style-name="P1"><text:span text:style-name="T1"><text:s/>321: 10:17:56.08 10:17:59.13 <text:s/>Duration 00:00:03.05 <text:s/>48</text:span></text:p>
      <text:p text:style-name="P1"><text:span text:style-name="T1">les gestes, les savoir-faire</text:span></text:p>
      <text:p text:style-name="P1"><text:span text:style-name="T1">de l'élaboration du champagne.</text:span></text:p>
      <text:p text:style-name="P11"/>
      <text:p text:style-name="P1"><text:span text:style-name="T1"><text:s/>322: 10:17:59.18 10:18:02.00 <text:s/>Duration 00:00:02.07 <text:s/>34</text:span></text:p>
      <text:p text:style-name="P1"><text:span text:style-name="T1">OK, vous vous répartissez,</text:span></text:p>
      <text:p text:style-name="P1"><text:span text:style-name="T1">vous connaissez,</text:span></text:p>
      <text:p text:style-name="P11"/>
      <text:p text:style-name="P1"><text:span text:style-name="T1"><text:s/>323: 10:18:02.04 10:18:03.07 <text:s/>Duration 00:00:01.03 <text:s/>17</text:span></text:p>
      <text:p text:style-name="P1"><text:span text:style-name="T1">chacun dans un pupitre.</text:span></text:p>
      <text:p text:style-name="P11"/>
      <text:p text:style-name="P1"><text:span text:style-name="T1"><text:s/>324: 10:18:03.12 10:18:04.16 <text:s/>Duration 00:00:01.04 <text:s/>17</text:span></text:p>
      <text:p text:style-name="P1"><text:span text:style-name="T1">É parti.</text:span></text:p>
      <text:p text:style-name="P11"/>
      <text:p text:style-name="P1"><text:span text:style-name="T1"><text:s/>325: 10:18:06.04 10:18:09.12 <text:s/>Duration 00:00:03.08 <text:s/>50</text:span></text:p>
      <text:p text:style-name="P1"><text:span text:style-name="T1">Avant, on dégustait les vins</text:span></text:p>
      <text:p text:style-name="P1"><text:span text:style-name="T1">de Champagne avec le dépôt.</text:span></text:p>
      <text:p text:style-name="P11"/>
      <text:p text:style-name="P1"><text:span text:style-name="T1"><text:s/>326: 10:18:09.16 10:18:12.23 <text:s/>Duration 00:00:03.07 <text:s/>49</text:span></text:p>
      <text:p text:style-name="P1"><text:span text:style-name="T1">La Veuve Clicquot a découvert</text:span></text:p>
      <text:p text:style-name="P1"><text:span text:style-name="T1">le premier système de remuage</text:span></text:p>
      <text:p text:style-name="P11"/>
      <text:p text:style-name="P1"><text:span text:style-name="T1"><text:s/>327: 10:18:13.03 10:18:15.10 <text:s/>Duration 00:00:02.07 <text:s/>34</text:span></text:p>
      <text:p text:style-name="P1"><text:span text:style-name="T1">en faisant des trous</text:span></text:p>
      <text:p text:style-name="P1"><text:span text:style-name="T1">dans ses tables de cuisine</text:span></text:p>
      <text:p text:style-name="P11"/>
      <text:p text:style-name="P1"><text:span text:style-name="T1"><text:s/>328: 10:18:15.14 10:18:17.13 <text:s/>Duration 00:00:01.24 <text:s/>29</text:span></text:p>
      <text:p text:style-name="P1"><text:span text:style-name="T1">pour mettre les garrafas inclinées.</text:span></text:p>
      <text:p text:style-name="P11"/>
      <text:p text:style-name="P1"><text:span text:style-name="T1"><text:s/>329: 10:18:19.05 10:18:20.15 <text:s/>Duration 00:00:01.10 <text:s/>21</text:span></text:p>
      <text:p text:style-name="P1"><text:span text:style-name="T1">#Stéphane trouve essentiel#</text:span></text:p>
      <text:p text:style-name="P11"/>
      <text:p text:style-name="P1"><text:span text:style-name="T1"><text:s/>330: 10:18:20.19 10:18:22.23 <text:s/>Duration 00:00:02.04 <text:s/>32</text:span></text:p>
      <text:p text:style-name="P1"><text:span text:style-name="T1">#l'enseignement#</text:span></text:p>
      <text:p text:style-name="P1"><text:span text:style-name="T1">#des gestes traditionnels,#</text:span></text:p>
      <text:p text:style-name="P11"/>
      <text:p text:style-name="P1"><text:soft-page-break/><text:span text:style-name="T1"><text:s/>331: 10:18:23.03 10:18:25.15 <text:s/>Duration 00:00:02.12 <text:s/>37</text:span></text:p>
      <text:p text:style-name="P1"><text:span text:style-name="T1">#mais il montre aussi</text:span></text:p>
      <text:p text:style-name="P1"><text:span text:style-name="T1">l'équipement moderne#</text:span></text:p>
      <text:p text:style-name="P11"/>
      <text:p text:style-name="P1"><text:span text:style-name="T1"><text:s/>332: 10:18:25.19 10:18:29.03 <text:s/>Duration 00:00:03.09 <text:s/>50</text:span></text:p>
      <text:p text:style-name="P1"><text:span text:style-name="T1">#utilisé plus couramment de nos jours#</text:span></text:p>
      <text:p text:style-name="P1"><text:span text:style-name="T1">#dans les caves champenoises.#</text:span></text:p>
      <text:p text:style-name="P11"/>
      <text:p text:style-name="P1"><text:span text:style-name="T1"><text:s/>333: 10:18:29.18 10:18:31.15 <text:s/>Duration 00:00:01.22 <text:s/>28</text:span></text:p>
      <text:p text:style-name="P1"><text:span text:style-name="T1">Ça va tourner 62 fois</text:span></text:p>
      <text:p text:style-name="P1"><text:span text:style-name="T1">sur une semaine,</text:span></text:p>
      <text:p text:style-name="P11"/>
      <text:p text:style-name="P1"><text:span text:style-name="T1"><text:s/>334: 10:18:31.19 10:18:33.24 <text:s/>Duration 00:00:02.05 <text:s/>33</text:span></text:p>
      <text:p text:style-name="P1"><text:span text:style-name="T1">et tout sera remué,</text:span></text:p>
      <text:p text:style-name="P1"><text:span text:style-name="T1">alors qu'à la main,</text:span></text:p>
      <text:p text:style-name="P11"/>
      <text:p text:style-name="P1"><text:span text:style-name="T1"><text:s/>335: 10:18:34.03 10:18:38.01 <text:s/>Duration 00:00:03.23 <text:s/>59</text:span></text:p>
      <text:p text:style-name="P1"><text:span text:style-name="T1">il faut toucher au moins 40 fois,</text:span></text:p>
      <text:p text:style-name="P1"><text:span text:style-name="T1">et ça va durer un mois et demi.</text:span></text:p>
      <text:p text:style-name="P11"/>
      <text:p text:style-name="P1"><text:span text:style-name="T1"><text:s/>336: 10:18:38.11 10:18:40.16 <text:s/>Duration 00:00:02.05 <text:s/>33</text:span></text:p>
      <text:p text:style-name="P1"><text:span text:style-name="T1">É même mieux fait à la machine.</text:span></text:p>
      <text:p text:style-name="P11"/>
      <text:p text:style-name="P1"><text:span text:style-name="T1"><text:s/>337: 10:18:40.20 10:18:43.20 <text:s/>Duration 00:00:03.00 <text:s/>45</text:span></text:p>
      <text:p text:style-name="P1"><text:span text:style-name="T1">L'être humain, si é la même</text:span></text:p>
      <text:p text:style-name="P1"><text:span text:style-name="T1">personne, ça sera bien remué.</text:span></text:p>
      <text:p text:style-name="P11"/>
      <text:p text:style-name="P1"><text:span text:style-name="T1"><text:s/>338: 10:18:43.24 10:18:47.05 <text:s/>Duration 00:00:03.06 <text:s/>49</text:span></text:p>
      <text:p text:style-name="P1"><text:span text:style-name="T1">On a tellement de mains différentes</text:span></text:p>
      <text:p text:style-name="P1"><text:span text:style-name="T1">qui passent sur les garrafas</text:span></text:p>
      <text:p text:style-name="P11"/>
      <text:p text:style-name="P1"><text:span text:style-name="T1"><text:s/>339: 10:18:47.09 10:18:49.20 <text:s/>Duration 00:00:02.11 <text:s/>37</text:span></text:p>
      <text:p text:style-name="P1"><text:span text:style-name="T1">qu'on a des hétérogénéités</text:span></text:p>
      <text:p text:style-name="P1"><text:span text:style-name="T1">d'un pupitre à l'autre.</text:span></text:p>
      <text:p text:style-name="P11"/>
      <text:p text:style-name="P1"><text:span text:style-name="T1"><text:s/>340: 10:18:49.24 10:18:52.23 <text:s/>Duration 00:00:02.24 <text:s/>44</text:span></text:p>
      <text:p text:style-name="P1"><text:span text:style-name="T1">La machine, elle travaille,</text:span></text:p>
      <text:p text:style-name="P1"><text:span text:style-name="T1">elle travaille toujours pareil.</text:span></text:p>
      <text:p text:style-name="P11"/>
      <text:p text:style-name="P1"><text:span text:style-name="T1"><text:s/>341: 10:19:03.18 10:19:05.09 <text:s/>Duration 00:00:01.16 <text:s/>25</text:span></text:p>
      <text:p text:style-name="P1"><text:span text:style-name="T1">Vous entendez?</text:span></text:p>
      <text:p text:style-name="P1"><text:span text:style-name="T1">É quoi, le dépôt?</text:span></text:p>
      <text:p text:style-name="P11"/>
      <text:p text:style-name="P1"><text:span text:style-name="T1"><text:s/>342: 10:19:06.10 10:19:07.13 <text:s/>Duration 00:00:01.03 <text:s/>17</text:span></text:p>
      <text:p text:style-name="P1"><text:span text:style-name="T1">Il fermente.</text:span></text:p>
      <text:p text:style-name="P11"/>
      <text:p text:style-name="P1"><text:span text:style-name="T1"><text:s/>343: 10:19:08.23 10:19:11.07 <text:s/>Duration 00:00:02.09 <text:s/>35</text:span></text:p>
      <text:p text:style-name="P1"><text:span text:style-name="T1">Vous voyez qu'il y a du dépôt</text:span></text:p>
      <text:p text:style-name="P1"><text:span text:style-name="T1">quand même?</text:span></text:p>
      <text:p text:style-name="P11"/>
      <text:p text:style-name="P1"><text:span text:style-name="T1"><text:s/>344: 10:19:11.11 10:19:13.24 <text:s/>Duration 00:00:02.13 <text:s/>38</text:span></text:p>
      <text:p text:style-name="P1"><text:span text:style-name="T1">Les levures mortes.</text:span></text:p>
      <text:p text:style-name="P1"><text:span text:style-name="T1">Il y en a combien?</text:span></text:p>
      <text:p text:style-name="P11"/>
      <text:p text:style-name="P1"><text:span text:style-name="T1"><text:s/>345: 10:19:14.03 10:19:15.03 <text:s/>Duration 00:00:01.00 <text:s/>15</text:span></text:p>
      <text:p text:style-name="P1"><text:span text:style-name="T1">Des milhões.</text:span></text:p>
      <text:p text:style-name="P11"/>
      <text:p text:style-name="P1"><text:span text:style-name="T1"><text:s/>346: 10:19:15.07 10:19:17.17 <text:s/>Duration 00:00:02.10 <text:s/>36</text:span></text:p>
      <text:p text:style-name="P1"><text:span text:style-name="T1">-On essaie d'affiner le chiffre.</text:span></text:p>
      <text:p text:style-name="P1"><text:span text:style-name="T1">-Un milliard.</text:span></text:p>
      <text:p text:style-name="P11"><text:soft-page-break/></text:p>
      <text:p text:style-name="P1"><text:span text:style-name="T1"><text:s/>347: 10:19:18.06 10:19:19.14 <text:s/>Duration 00:00:01.08 <text:s/>20</text:span></text:p>
      <text:p text:style-name="P1"><text:span text:style-name="T1">Não.</text:span></text:p>
      <text:p text:style-name="P11"/>
      <text:p text:style-name="P1"><text:span text:style-name="T1"><text:s/>348: 10:19:19.18 10:19:23.05 <text:s/>Duration 00:00:03.12 <text:s/>52</text:span></text:p>
      <text:p text:style-name="P1"><text:span text:style-name="T1">On est de l'ordre</text:span></text:p>
      <text:p text:style-name="P1"><text:span text:style-name="T1">de 200 milhões de levures</text:span></text:p>
      <text:p text:style-name="P11"/>
      <text:p text:style-name="P1"><text:span text:style-name="T1"><text:s/>349: 10:19:23.09 10:19:25.03 <text:s/>Duration 00:00:01.19 <text:s/>26</text:span></text:p>
      <text:p text:style-name="P1"><text:span text:style-name="T1">qui forment le dépôt, d'accord?</text:span></text:p>
      <text:p text:style-name="P11"/>
      <text:p text:style-name="P1"><text:span text:style-name="T1"><text:s/>350: 10:19:25.07 10:19:29.00 <text:s/>Duration 00:00:03.18 <text:s/>56</text:span></text:p>
      <text:p text:style-name="P1"><text:span text:style-name="T1">Donc, le but du #poignetage#:</text:span></text:p>
      <text:p text:style-name="P1"><text:span text:style-name="T1">é le dépôt qui est ici,</text:span></text:p>
      <text:p text:style-name="P11"/>
      <text:p text:style-name="P1"><text:span text:style-name="T1"><text:s/>351: 10:19:29.04 10:19:31.23 <text:s/>Duration 00:00:02.19 <text:s/>41</text:span></text:p>
      <text:p text:style-name="P1"><text:span text:style-name="T1">on le remet sur la bulle,</text:span></text:p>
      <text:p text:style-name="P1"><text:span text:style-name="T1">sur l'espace gazeux,</text:span></text:p>
      <text:p text:style-name="P11"/>
      <text:p text:style-name="P1"><text:span text:style-name="T1"><text:s/>352: 10:19:32.02 10:19:35.15 <text:s/>Duration 00:00:03.13 <text:s/>53</text:span></text:p>
      <text:p text:style-name="P1"><text:span text:style-name="T1">et é la bulle qui va racler</text:span></text:p>
      <text:p text:style-name="P1"><text:span text:style-name="T1">le dépôt. Donc, 3 fois.</text:span></text:p>
      <text:p text:style-name="P11"/>
      <text:p text:style-name="P1"><text:span text:style-name="T1"><text:s/>353: 10:19:35.19 10:19:38.13 <text:s/>Duration 00:00:02.19 <text:s/>41</text:span></text:p>
      <text:p text:style-name="P1"><text:span text:style-name="T1">La capsule la tête en bas.</text:span></text:p>
      <text:p text:style-name="P1"><text:span text:style-name="T1">Je veux pas vous voir faire ça.</text:span></text:p>
      <text:p text:style-name="P11"/>
      <text:p text:style-name="P1"><text:span text:style-name="T1"><text:s/>354: 10:19:38.17 10:19:40.16 <text:s/>Duration 00:00:01.24 <text:s/>29</text:span></text:p>
      <text:p text:style-name="P1"><text:span text:style-name="T1">Ça, ça sert à rien du tout.</text:span></text:p>
      <text:p text:style-name="P11"/>
      <text:p text:style-name="P1"><text:span text:style-name="T1"><text:s/>355: 10:19:40.20 10:19:42.09 <text:s/>Duration 00:00:01.14 <text:s/>23</text:span></text:p>
      <text:p text:style-name="P1"><text:span text:style-name="T1">Les anciens vous diront:</text:span></text:p>
      <text:p text:style-name="P11"/>
      <text:p text:style-name="P1"><text:span text:style-name="T1"><text:s/>356: 10:19:42.13 10:19:46.08 <text:s/>Duration 00:00:03.20 <text:s/>57</text:span></text:p>
      <text:p text:style-name="P1"><text:span text:style-name="T1">"Gamins, un #poignetage#,</text:span></text:p>
      <text:p text:style-name="P1"><text:span text:style-name="T1">é 6 mois de vieillissement</text:span></text:p>
      <text:p text:style-name="P11"/>
      <text:p text:style-name="P1"><text:span text:style-name="T1"><text:s/>357: 10:19:46.12 10:19:48.13 <text:s/>Duration 00:00:02.01 <text:s/>31</text:span></text:p>
      <text:p text:style-name="P1"><text:span text:style-name="T1">et le fait de libérer</text:span></text:p>
      <text:p text:style-name="P1"><text:span text:style-name="T1">tous les arômes,</text:span></text:p>
      <text:p text:style-name="P11"/>
      <text:p text:style-name="P1"><text:span text:style-name="T1"><text:s/>358: 10:19:48.17 10:19:50.23 <text:s/>Duration 00:00:02.06 <text:s/>34</text:span></text:p>
      <text:p text:style-name="P1"><text:span text:style-name="T1">j'enrichis mon vin</text:span></text:p>
      <text:p text:style-name="P1"><text:span text:style-name="T1">au niveau aromatique.</text:span></text:p>
      <text:p text:style-name="P11"/>
      <text:p text:style-name="P1"><text:span text:style-name="T1"><text:s/>359: 10:19:51.08 10:19:55.06 <text:s/>Duration 00:00:03.23 <text:s/>59</text:span></text:p>
      <text:p text:style-name="P1"><text:span text:style-name="T1">Ça, en Champagne, ça ne se fait plus,</text:span></text:p>
      <text:p text:style-name="P1"><text:span text:style-name="T1">parce que ça prend du temps.</text:span></text:p>
      <text:p text:style-name="P11"/>
      <text:p text:style-name="P1"><text:span text:style-name="T1"><text:s/>360: 10:19:55.10 10:19:56.19 <text:s/>Duration 00:00:01.09 <text:s/>20</text:span></text:p>
      <text:p text:style-name="P1"><text:span text:style-name="T1">Ici, on le fait,</text:span></text:p>
      <text:p text:style-name="P11"/>
      <text:p text:style-name="P1"><text:span text:style-name="T1"><text:s/>361: 10:19:56.23 10:20:00.14 <text:s/>Duration 00:00:03.16 <text:s/>55</text:span></text:p>
      <text:p text:style-name="P1"><text:span text:style-name="T1">parce que moi, j'aime bien travailler</text:span></text:p>
      <text:p text:style-name="P1"><text:span text:style-name="T1">comme travaillaient les anciens.</text:span></text:p>
      <text:p text:style-name="P11"/>
      <text:p text:style-name="P1"><text:span text:style-name="T1"><text:s/>362: 10:20:07.00 10:20:10.13 <text:s/>Duration 00:00:03.13 <text:s/>53</text:span></text:p>
      <text:p text:style-name="P1"><text:span text:style-name="T1">Lorsqu'on a la chance d'avoir</text:span></text:p>
      <text:p text:style-name="P1"><text:span text:style-name="T1">cette responsabilité de production,</text:span></text:p>
      <text:p text:style-name="P11"/>
      <text:p text:style-name="P1"><text:soft-page-break/><text:span text:style-name="T1"><text:s/>363: 10:20:10.18 10:20:13.07 <text:s/>Duration 00:00:02.14 <text:s/>38</text:span></text:p>
      <text:p text:style-name="P1"><text:span text:style-name="T1">é néanmoins aussi</text:span></text:p>
      <text:p text:style-name="P1"><text:span text:style-name="T1">une forte charge de responsabilité</text:span></text:p>
      <text:p text:style-name="P11"/>
      <text:p text:style-name="P1"><text:span text:style-name="T1"><text:s/>364: 10:20:13.11 10:20:16.07 <text:s/>Duration 00:00:02.21 <text:s/>43</text:span></text:p>
      <text:p text:style-name="P1"><text:span text:style-name="T1">de laisser, donc,</text:span></text:p>
      <text:p text:style-name="P1"><text:span text:style-name="T1">le travail aux alunos.</text:span></text:p>
      <text:p text:style-name="P11"/>
      <text:p text:style-name="P1"><text:span text:style-name="T1"><text:s/>365: 10:20:16.11 10:20:17.24 <text:s/>Duration 00:00:01.13 <text:s/>23</text:span></text:p>
      <text:p text:style-name="P1"><text:span text:style-name="T1">Ils ne doivent pas se blesser,</text:span></text:p>
      <text:p text:style-name="P11"/>
      <text:p text:style-name="P1"><text:span text:style-name="T1"><text:s/>366: 10:20:18.03 10:20:20.24 <text:s/>Duration 00:00:02.21 <text:s/>43</text:span></text:p>
      <text:p text:style-name="P1"><text:span text:style-name="T1">ils doivent élaborer</text:span></text:p>
      <text:p text:style-name="P1"><text:span text:style-name="T1">un produit de qualité,</text:span></text:p>
      <text:p text:style-name="P11"/>
      <text:p text:style-name="P1"><text:span text:style-name="T1"><text:s/>367: 10:20:21.03 10:20:24.06 <text:s/>Duration 00:00:03.03 <text:s/>47</text:span></text:p>
      <text:p text:style-name="P1"><text:span text:style-name="T1">car é un champagne</text:span></text:p>
      <text:p text:style-name="P1"><text:span text:style-name="T1">et le droit à l'erreur n'existe pas.</text:span></text:p>
      <text:p text:style-name="P11"/>
      <text:p text:style-name="P1"><text:span text:style-name="T1"><text:s/>368: 10:20:24.10 10:20:27.04 <text:s/>Duration 00:00:02.19 <text:s/>41</text:span></text:p>
      <text:p text:style-name="P1"><text:span text:style-name="T1">Les alunos sont là pour apprendre,</text:span></text:p>
      <text:p text:style-name="P1"><text:span text:style-name="T1">ils peuvent se tromper.</text:span></text:p>
      <text:p text:style-name="P11"/>
      <text:p text:style-name="P1"><text:span text:style-name="T1"><text:s/>369: 10:20:27.08 10:20:29.17 <text:s/>Duration 00:00:02.09 <text:s/>35</text:span></text:p>
      <text:p text:style-name="P1"><text:span text:style-name="T1">Je dois vérifier</text:span></text:p>
      <text:p text:style-name="P1"><text:span text:style-name="T1">qu'ils ne fassent pas d'erreurs,</text:span></text:p>
      <text:p text:style-name="P11"/>
      <text:p text:style-name="P1"><text:span text:style-name="T1"><text:s/>370: 10:20:29.22 10:20:30.23 <text:s/>Duration 00:00:01.01 <text:s/>16</text:span></text:p>
      <text:p text:style-name="P1"><text:span text:style-name="T1">ce qui est délicat.</text:span></text:p>
      <text:p text:style-name="P11"/>
      <text:p text:style-name="P1"><text:span text:style-name="T1"><text:s/>371: 10:20:31.02 10:20:33.05 <text:s/>Duration 00:00:02.03 <text:s/>32</text:span></text:p>
      <text:p text:style-name="P1"><text:span text:style-name="T1">Et puis le fait d'avoir été aluno,</text:span></text:p>
      <text:p text:style-name="P11"/>
      <text:p text:style-name="P1"><text:span text:style-name="T1"><text:s/>372: 10:20:33.09 10:20:35.10 <text:s/>Duration 00:00:02.01 <text:s/>31</text:span></text:p>
      <text:p text:style-name="P1"><text:span text:style-name="T1">ça me permet aussi</text:span></text:p>
      <text:p text:style-name="P1"><text:span text:style-name="T1">de mieux comprendre parfois</text:span></text:p>
      <text:p text:style-name="P11"/>
      <text:p text:style-name="P1"><text:span text:style-name="T1"><text:s/>373: 10:20:35.14 10:20:37.20 <text:s/>Duration 00:00:02.06 <text:s/>34</text:span></text:p>
      <text:p text:style-name="P1"><text:span text:style-name="T1">les réactions de nos jeunes</text:span></text:p>
      <text:p text:style-name="P11"/>
      <text:p text:style-name="P1"><text:span text:style-name="T1"><text:s/>374: 10:20:38.00 10:20:40.17 <text:s/>Duration 00:00:02.17 <text:s/>40</text:span></text:p>
      <text:p text:style-name="P1"><text:span text:style-name="T1">qui ne maîtrisent pas forcément</text:span></text:p>
      <text:p text:style-name="P1"><text:span text:style-name="T1">le geste,</text:span></text:p>
      <text:p text:style-name="P11"/>
      <text:p text:style-name="P1"><text:span text:style-name="T1"><text:s/>375: 10:20:40.21 10:20:44.11 <text:s/>Duration 00:00:03.15 <text:s/>54</text:span></text:p>
      <text:p text:style-name="P1"><text:span text:style-name="T1">qui n'ont pas non plus</text:span></text:p>
      <text:p text:style-name="P1"><text:span text:style-name="T1">la notion du produit.</text:span></text:p>
      <text:p text:style-name="P11"/>
      <text:p text:style-name="P1"><text:span text:style-name="T1"><text:s/>376: 10:20:44.15 10:20:47.19 <text:s/>Duration 00:00:03.04 <text:s/>47</text:span></text:p>
      <text:p text:style-name="P1"><text:span text:style-name="T1">Casser une garrafa, oui,</text:span></text:p>
      <text:p text:style-name="P1"><text:span text:style-name="T1">pour un jeune, é pas grave,</text:span></text:p>
      <text:p text:style-name="P11"/>
      <text:p text:style-name="P1"><text:span text:style-name="T1"><text:s/>377: 10:20:47.23 10:20:49.08 <text:s/>Duration 00:00:01.10 <text:s/>21</text:span></text:p>
      <text:p text:style-name="P1"><text:span text:style-name="T1">il y en a 400 mil autour.</text:span></text:p>
      <text:p text:style-name="P11"/>
      <text:p text:style-name="P1"><text:span text:style-name="T1"><text:s/>378: 10:20:49.12 10:20:52.06 <text:s/>Duration 00:00:02.19 <text:s/>41</text:span></text:p>
      <text:p text:style-name="P1"><text:span text:style-name="T1">Mais une garrafa, é du verre,</text:span></text:p>
      <text:p text:style-name="P1"><text:span text:style-name="T1">é 6 kilos de pression,</text:span></text:p>
      <text:p text:style-name="P11"/>
      <text:p text:style-name="P1"><text:span text:style-name="T1"><text:s/>379: 10:20:52.10 10:20:53.10 <text:s/>Duration 00:00:01.00 <text:s/>15</text:span></text:p>
      <text:p text:style-name="P1"><text:soft-page-break/><text:span text:style-name="T1">é une valeur.</text:span></text:p>
      <text:p text:style-name="P11"/>
      <text:p text:style-name="P1"><text:span text:style-name="T1"><text:s/>380: 10:20:53.14 10:20:56.08 <text:s/>Duration 00:00:02.19 <text:s/>41</text:span></text:p>
      <text:p text:style-name="P1"><text:span text:style-name="T1">Leur inculquer</text:span></text:p>
      <text:p text:style-name="P1"><text:span text:style-name="T1">ces valeurs fondamentales</text:span></text:p>
      <text:p text:style-name="P11"/>
      <text:p text:style-name="P1"><text:span text:style-name="T1"><text:s/>381: 10:20:56.12 10:20:59.03 <text:s/>Duration 00:00:02.16 <text:s/>40</text:span></text:p>
      <text:p text:style-name="P1"><text:span text:style-name="T1">permet de les responsabiliser</text:span></text:p>
      <text:p text:style-name="P1"><text:span text:style-name="T1">relativement tôt.</text:span></text:p>
      <text:p text:style-name="P11"/>
      <text:p text:style-name="P1"><text:span text:style-name="T1"><text:s/>382: 10:21:10.18 10:21:13.01 <text:s/>Duration 00:00:02.08 <text:s/>35</text:span></text:p>
      <text:p text:style-name="P1"><text:span text:style-name="T1">#À l'escola des pastores,#</text:span></text:p>
      <text:p text:style-name="P1"><text:span text:style-name="T1">#Bautista tient lui aussi#</text:span></text:p>
      <text:p text:style-name="P11"/>
      <text:p text:style-name="P1"><text:span text:style-name="T1"><text:s/>383: 10:21:13.05 10:21:15.16 <text:s/>Duration 00:00:02.11 <text:s/>37</text:span></text:p>
      <text:p text:style-name="P1"><text:span text:style-name="T1">#à éviter à ses alunos#</text:span></text:p>
      <text:p text:style-name="P1"><text:span text:style-name="T1">#des erreurs de débutant.#</text:span></text:p>
      <text:p text:style-name="P11"/>
      <text:p text:style-name="P1"><text:span text:style-name="T1"><text:s/>384: 10:21:15.20 10:21:19.07 <text:s/>Duration 00:00:03.12 <text:s/>52</text:span></text:p>
      <text:p text:style-name="P1"><text:span text:style-name="T1">#Ce matin, il va voir où en est Xabier</text:span></text:p>
      <text:p text:style-name="P1"><text:span text:style-name="T1">avec son troupeau de 250 brebis#</text:span></text:p>
      <text:p text:style-name="P11"/>
      <text:p text:style-name="P1"><text:span text:style-name="T1"><text:s/>385: 10:21:19.11 10:21:21.08 <text:s/>Duration 00:00:01.22 <text:s/>28</text:span></text:p>
      <text:p text:style-name="P1"><text:span text:style-name="T1">#dont il s'occupe avec son oncle.#</text:span></text:p>
      <text:p text:style-name="P11"/>
      <text:p text:style-name="P1"><text:span text:style-name="T1"><text:s/>386: 10:21:21.12 10:21:23.23 <text:s/>Duration 00:00:02.11 <text:s/>37</text:span></text:p>
      <text:p text:style-name="P1"><text:span text:style-name="T1">#La phase pratique de la formation</text:span></text:p>
      <text:p text:style-name="P1"><text:span text:style-name="T1">de 16 semaines#</text:span></text:p>
      <text:p text:style-name="P11"/>
      <text:p text:style-name="P1"><text:span text:style-name="T1"><text:s/>387: 10:21:24.02 10:21:26.12 <text:s/>Duration 00:00:02.10 <text:s/>36</text:span></text:p>
      <text:p text:style-name="P1"><text:span text:style-name="T1">#se passe habituellement</text:span></text:p>
      <text:p text:style-name="P1"><text:span text:style-name="T1">chez# #des professionnels,#</text:span></text:p>
      <text:p text:style-name="P11"/>
      <text:p text:style-name="P1"><text:span text:style-name="T1"><text:s/>388: 10:21:26.16 10:21:29.12 <text:s/>Duration 00:00:02.21 <text:s/>43</text:span></text:p>
      <text:p text:style-name="P1"><text:span text:style-name="T1">#mais pour les alunos qui ont</text:span></text:p>
      <text:p text:style-name="P1"><text:span text:style-name="T1">leurs installations,#</text:span></text:p>
      <text:p text:style-name="P11"/>
      <text:p text:style-name="P1"><text:span text:style-name="T1"><text:s/>389: 10:21:29.17 10:21:32.14 <text:s/>Duration 00:00:02.22 <text:s/>43</text:span></text:p>
      <text:p text:style-name="P1"><text:span text:style-name="T1">#ce sont les formateurs</text:span></text:p>
      <text:p text:style-name="P1"><text:span text:style-name="T1">qui se déplacent chez eux.#</text:span></text:p>
      <text:p text:style-name="P11"/>
      <text:p text:style-name="P1"><text:span text:style-name="T1"><text:s/>390: 10:21:36.19 10:21:38.16 <text:s/>Duration 00:00:01.22 <text:s/>28</text:span></text:p>
      <text:p text:style-name="P1"><text:span text:style-name="T1">On a toujours eu des moutons.</text:span></text:p>
      <text:p text:style-name="P11"/>
      <text:p text:style-name="P1"><text:span text:style-name="T1"><text:s/>391: 10:21:38.20 10:21:40.15 <text:s/>Duration 00:00:01.20 <text:s/>27</text:span></text:p>
      <text:p text:style-name="P1"><text:span text:style-name="T1">Mon grand-père était berger,</text:span></text:p>
      <text:p text:style-name="P11"/>
      <text:p text:style-name="P1"><text:span text:style-name="T1"><text:s/>392: 10:21:40.20 10:21:42.16 <text:s/>Duration 00:00:01.21 <text:s/>28</text:span></text:p>
      <text:p text:style-name="P1"><text:span text:style-name="T1">le frère de mon grand-père l'était,</text:span></text:p>
      <text:p text:style-name="P11"/>
      <text:p text:style-name="P1"><text:span text:style-name="T1"><text:s/>393: 10:21:42.20 10:21:45.01 <text:s/>Duration 00:00:02.06 <text:s/>34</text:span></text:p>
      <text:p text:style-name="P1"><text:span text:style-name="T1">mon cousin aussi est berger.</text:span></text:p>
      <text:p text:style-name="P11"/>
      <text:p text:style-name="P1"><text:span text:style-name="T1"><text:s/>394: 10:21:45.05 10:21:47.04 <text:s/>Duration 00:00:01.24 <text:s/>29</text:span></text:p>
      <text:p text:style-name="P1"><text:span text:style-name="T1">Je viens d'une famille de pastores.</text:span></text:p>
      <text:p text:style-name="P11"/>
      <text:p text:style-name="P1"><text:span text:style-name="T1"><text:s/>395: 10:21:47.08 10:21:50.07 <text:s/>Duration 00:00:02.24 <text:s/>44</text:span></text:p>
      <text:p text:style-name="P1"><text:span text:style-name="T1">J'ai acheté mes premiers moutons</text:span></text:p>
      <text:p text:style-name="P1"><text:span text:style-name="T1">à 14 anos.</text:span></text:p>
      <text:p text:style-name="P11"/>
      <text:p text:style-name="P1"><text:soft-page-break/><text:span text:style-name="T1"><text:s/>396: 10:21:50.11 10:21:52.22 <text:s/>Duration 00:00:02.11 <text:s/>37</text:span></text:p>
      <text:p text:style-name="P1"><text:span text:style-name="T1">Depuis,</text:span></text:p>
      <text:p text:style-name="P1"><text:span text:style-name="T1">j'en ai toujours eu quelques-uns.</text:span></text:p>
      <text:p text:style-name="P11"/>
      <text:p text:style-name="P1"><text:span text:style-name="T1"><text:s/>397: 10:21:53.01 10:21:55.17 <text:s/>Duration 00:00:02.16 <text:s/>40</text:span></text:p>
      <text:p text:style-name="P1"><text:span text:style-name="T1">Il y a 2 anos, j'ai décidé</text:span></text:p>
      <text:p text:style-name="P1"><text:span text:style-name="T1">de me professionnaliser</text:span></text:p>
      <text:p text:style-name="P11"/>
      <text:p text:style-name="P1"><text:span text:style-name="T1"><text:s/>398: 10:21:55.21 10:21:57.11 <text:s/>Duration 00:00:01.15 <text:s/>24</text:span></text:p>
      <text:p text:style-name="P1"><text:span text:style-name="T1">et je suis allé à l'escola.</text:span></text:p>
      <text:p text:style-name="P11"/>
      <text:p text:style-name="P1"><text:span text:style-name="T1"><text:s/>399: 10:21:58.13 10:22:00.08 <text:s/>Duration 00:00:01.20 <text:s/>27</text:span></text:p>
      <text:p text:style-name="P1"><text:span text:style-name="T1">Tu es un berger moderne?</text:span></text:p>
      <text:p text:style-name="P11"/>
      <text:p text:style-name="P1"><text:span text:style-name="T1"><text:s/>400: 10:22:00.21 10:22:03.19 <text:s/>Duration 00:00:02.23 <text:s/>44</text:span></text:p>
      <text:p text:style-name="P1"><text:span text:style-name="T1">Si tu le demandes aux aînés, oui,</text:span></text:p>
      <text:p text:style-name="P1"><text:span text:style-name="T1">é sûr que oui.</text:span></text:p>
      <text:p text:style-name="P11"/>
      <text:p text:style-name="P1"><text:span text:style-name="T1"><text:s/>401: 10:22:12.17 10:22:14.23 <text:s/>Duration 00:00:02.06 <text:s/>34</text:span></text:p>
      <text:p text:style-name="P1"><text:span text:style-name="T1">Le berger doit savoir</text:span></text:p>
      <text:p text:style-name="P1"><text:span text:style-name="T1">un peu de tout.</text:span></text:p>
      <text:p text:style-name="P11"/>
      <text:p text:style-name="P1"><text:span text:style-name="T1"><text:s/>402: 10:22:15.02 10:22:18.13 <text:s/>Duration 00:00:03.11 <text:s/>52</text:span></text:p>
      <text:p text:style-name="P1"><text:span text:style-name="T1">Il doit avoir des notions</text:span></text:p>
      <text:p text:style-name="P1"><text:span text:style-name="T1">de plomberie, d'électricité,</text:span></text:p>
      <text:p text:style-name="P11"/>
      <text:p text:style-name="P1"><text:span text:style-name="T1"><text:s/>403: 10:22:18.17 10:22:21.03 <text:s/>Duration 00:00:02.11 <text:s/>37</text:span></text:p>
      <text:p text:style-name="P1"><text:span text:style-name="T1">de menuiserie</text:span></text:p>
      <text:p text:style-name="P1"><text:span text:style-name="T1">et de médecine vétérinaire.</text:span></text:p>
      <text:p text:style-name="P11"/>
      <text:p text:style-name="P1"><text:span text:style-name="T1"><text:s/>404: 10:22:21.19 10:22:25.10 <text:s/>Duration 00:00:03.16 <text:s/>55</text:span></text:p>
      <text:p text:style-name="P1"><text:span text:style-name="T1">Il doit savoir un peu de tout,</text:span></text:p>
      <text:p text:style-name="P1"><text:span text:style-name="T1">car il aura plein de choses à faire.</text:span></text:p>
      <text:p text:style-name="P11"/>
      <text:p text:style-name="P1"><text:span text:style-name="T1"><text:s/>405: 10:22:25.14 10:22:28.15 <text:s/>Duration 00:00:03.01 <text:s/>46</text:span></text:p>
      <text:p text:style-name="P1"><text:span text:style-name="T1">S'il doit faire appel au vétérinaire</text:span></text:p>
      <text:p text:style-name="P1"><text:span text:style-name="T1">à chaque vaccination,</text:span></text:p>
      <text:p text:style-name="P11"/>
      <text:p text:style-name="P1"><text:span text:style-name="T1"><text:s/>406: 10:22:28.19 10:22:29.17 <text:s/>Duration 00:00:00.23 <text:s/>14</text:span></text:p>
      <text:p text:style-name="P1"><text:span text:style-name="T1">adieu l'argent.</text:span></text:p>
      <text:p text:style-name="P11"/>
      <text:p text:style-name="P1"><text:span text:style-name="T1"><text:s/>407: 10:22:29.21 10:22:32.14 <text:s/>Duration 00:00:02.18 <text:s/>41</text:span></text:p>
      <text:p text:style-name="P1"><text:span text:style-name="T1">On voit les étudiants</text:span></text:p>
      <text:p text:style-name="P1"><text:span text:style-name="T1">partir vite après les cours,</text:span></text:p>
      <text:p text:style-name="P11"/>
      <text:p text:style-name="P1"><text:span text:style-name="T1"><text:s/>408: 10:22:32.18 10:22:34.24 <text:s/>Duration 00:00:02.06 <text:s/>34</text:span></text:p>
      <text:p text:style-name="P1"><text:span text:style-name="T1">parce qu'il y a ce travail-là</text:span></text:p>
      <text:p text:style-name="P1"><text:span text:style-name="T1">qui vous attend.</text:span></text:p>
      <text:p text:style-name="P11"/>
      <text:p text:style-name="P1"><text:span text:style-name="T1"><text:s/>409: 10:22:35.04 10:22:36.23 <text:s/>Duration 00:00:01.19 <text:s/>26</text:span></text:p>
      <text:p text:style-name="P1"><text:span text:style-name="T1">Quand j'arrivais ici, le matin,</text:span></text:p>
      <text:p text:style-name="P11"/>
      <text:p text:style-name="P1"><text:span text:style-name="T1"><text:s/>410: 10:22:38.08 10:22:41.07 <text:s/>Duration 00:00:02.24 <text:s/>44</text:span></text:p>
      <text:p text:style-name="P1"><text:span text:style-name="T1">il y avait tous les jours</text:span></text:p>
      <text:p text:style-name="P1"><text:span text:style-name="T1">des brebis qui mettaient bas.</text:span></text:p>
      <text:p text:style-name="P11"/>
      <text:p text:style-name="P1"><text:span text:style-name="T1"><text:s/>411: 10:22:41.11 10:22:44.01 <text:s/>Duration 00:00:02.15 <text:s/>39</text:span></text:p>
      <text:p text:style-name="P1"><text:span text:style-name="T1">Il y en a encore quelques-unes</text:span></text:p>
      <text:p text:style-name="P1"><text:span text:style-name="T1">qui mettront bas.</text:span></text:p>
      <text:p text:style-name="P11"/>
      <text:p text:style-name="P1"><text:soft-page-break/><text:span text:style-name="T1"><text:s/>412: 10:22:44.05 10:22:45.12 <text:s/>Duration 00:00:01.07 <text:s/>19</text:span></text:p>
      <text:p text:style-name="P1"><text:span text:style-name="T1">Je leur donnais du lait.</text:span></text:p>
      <text:p text:style-name="P11"/>
      <text:p text:style-name="P1"><text:span text:style-name="T1"><text:s/>413: 10:22:45.16 10:22:47.12 <text:s/>Duration 00:00:01.21 <text:s/>28</text:span></text:p>
      <text:p text:style-name="P1"><text:span text:style-name="T1">Je veillais</text:span></text:p>
      <text:p text:style-name="P1"><text:span text:style-name="T1">à ce qu'elles soient bien,</text:span></text:p>
      <text:p text:style-name="P11"/>
      <text:p text:style-name="P1"><text:span text:style-name="T1"><text:s/>414: 10:22:47.16 10:22:49.17 <text:s/>Duration 00:00:02.01 <text:s/>31</text:span></text:p>
      <text:p text:style-name="P1"><text:span text:style-name="T1">puis je partais pour Arantzazu.</text:span></text:p>
      <text:p text:style-name="P11"/>
      <text:p text:style-name="P1"><text:span text:style-name="T1"><text:s/>415: 10:22:49.22 10:22:53.13 <text:s/>Duration 00:00:03.16 <text:s/>55</text:span></text:p>
      <text:p text:style-name="P1"><text:span text:style-name="T1">Là-bas, je pensais toute la matinée</text:span></text:p>
      <text:p text:style-name="P1"><text:span text:style-name="T1">aux brebis qui mettaient bas</text:span></text:p>
      <text:p text:style-name="P11"/>
      <text:p text:style-name="P1"><text:span text:style-name="T1"><text:s/>416: 10:22:53.17 10:22:56.11 <text:s/>Duration 00:00:02.19 <text:s/>41</text:span></text:p>
      <text:p text:style-name="P1"><text:span text:style-name="T1">et à l'état des agneaux</text:span></text:p>
      <text:p text:style-name="P1"><text:span text:style-name="T1">qui étaient nés ce matin-là.</text:span></text:p>
      <text:p text:style-name="P11"/>
      <text:p text:style-name="P1"><text:span text:style-name="T1"><text:s/>417: 10:22:57.04 10:22:59.02 <text:s/>Duration 00:00:01.23 <text:s/>29</text:span></text:p>
      <text:p text:style-name="P1"><text:span text:style-name="T1">"Allaient-ils bien?"</text:span></text:p>
      <text:p text:style-name="P1"><text:span text:style-name="T1">Je revenais vite,</text:span></text:p>
      <text:p text:style-name="P11"/>
      <text:p text:style-name="P1"><text:span text:style-name="T1"><text:s/>418: 10:22:59.21 10:23:01.19 <text:s/>Duration 00:00:01.23 <text:s/>29</text:span></text:p>
      <text:p text:style-name="P1"><text:span text:style-name="T1">et il y avait</text:span></text:p>
      <text:p text:style-name="P1"><text:span text:style-name="T1">de nouvelles mises bas.</text:span></text:p>
      <text:p text:style-name="P11"/>
      <text:p text:style-name="P1"><text:span text:style-name="T1"><text:s/>419: 10:23:02.24 10:23:05.00 <text:s/>Duration 00:00:02.01 <text:s/>31</text:span></text:p>
      <text:p text:style-name="P1"><text:span text:style-name="T1">Il fallait donner du lait</text:span></text:p>
      <text:p text:style-name="P1"><text:span text:style-name="T1">aux nouveau-nés.</text:span></text:p>
      <text:p text:style-name="P11"/>
      <text:p text:style-name="P1"><text:span text:style-name="T1"><text:s/>420: 10:23:05.04 10:23:09.04 <text:s/>Duration 00:00:04.00 <text:s/>60</text:span></text:p>
      <text:p text:style-name="P1"><text:span text:style-name="T1">En fait, é à cause des mises bas</text:span></text:p>
      <text:p text:style-name="P1"><text:span text:style-name="T1">qu'il était urgent de revenir.</text:span></text:p>
      <text:p text:style-name="P11"/>
      <text:p text:style-name="P1"><text:span text:style-name="T1"><text:s/>421: 10:23:09.08 10:23:12.17 <text:s/>Duration 00:00:03.09 <text:s/>50</text:span></text:p>
      <text:p text:style-name="P1"><text:span text:style-name="T1">S'il faut nourrir les moutons,</text:span></text:p>
      <text:p text:style-name="P1"><text:span text:style-name="T1">une demi-heure plus tôt ou plus tard,</text:span></text:p>
      <text:p text:style-name="P11"/>
      <text:p text:style-name="P1"><text:span text:style-name="T1"><text:s/>422: 10:23:12.21 10:23:13.21 <text:s/>Duration 00:00:01.00 <text:s/>15</text:span></text:p>
      <text:p text:style-name="P1"><text:span text:style-name="T1">ils s'habituent.</text:span></text:p>
      <text:p text:style-name="P11"/>
      <text:p text:style-name="P1"><text:span text:style-name="T1"><text:s/>423: 10:23:18.02 10:23:20.16 <text:s/>Duration 00:00:02.14 <text:s/>38</text:span></text:p>
      <text:p text:style-name="P1"><text:span text:style-name="T1">-Ça doit être cher quand même?</text:span></text:p>
      <text:p text:style-name="P1"><text:span text:style-name="T1">-Sim.</text:span></text:p>
      <text:p text:style-name="P11"/>
      <text:p text:style-name="P1"><text:span text:style-name="T1"><text:s/>424: 10:23:21.20 10:23:24.14 <text:s/>Duration 00:00:02.19 <text:s/>41</text:span></text:p>
      <text:p text:style-name="P1"><text:span text:style-name="T1">Le travail de l'ano précédente</text:span></text:p>
      <text:p text:style-name="P1"><text:span text:style-name="T1">a valu la peine.</text:span></text:p>
      <text:p text:style-name="P11"/>
      <text:p text:style-name="P1"><text:span text:style-name="T1"><text:s/>425: 10:23:24.18 10:23:26.17 <text:s/>Duration 00:00:01.24 <text:s/>29</text:span></text:p>
      <text:p text:style-name="P1"><text:span text:style-name="T1">On n'a pas travaillé pour rien.</text:span></text:p>
      <text:p text:style-name="P11"/>
      <text:p text:style-name="P1"><text:span text:style-name="T1"><text:s/>426: 10:23:26.21 10:23:29.02 <text:s/>Duration 00:00:02.06 <text:s/>34</text:span></text:p>
      <text:p text:style-name="P1"><text:span text:style-name="T1">L'insémination</text:span></text:p>
      <text:p text:style-name="P1"><text:span text:style-name="T1">fait partie du travail.</text:span></text:p>
      <text:p text:style-name="P11"/>
      <text:p text:style-name="P1"><text:span text:style-name="T1"><text:s/>427: 10:23:29.06 10:23:32.07 <text:s/>Duration 00:00:03.01 <text:s/>46</text:span></text:p>
      <text:p text:style-name="P1"><text:span text:style-name="T1">Faire son travail,</text:span></text:p>
      <text:p text:style-name="P1"><text:span text:style-name="T1">é une source de satisfaction.</text:span></text:p>
      <text:p text:style-name="P11"/>
      <text:p text:style-name="P1"><text:soft-page-break/><text:span text:style-name="T1"><text:s/>428: 10:23:32.11 10:23:34.05 <text:s/>Duration 00:00:01.19 <text:s/>26</text:span></text:p>
      <text:p text:style-name="P1"><text:span text:style-name="T1">Je ne sais pas comment l'expliquer.</text:span></text:p>
      <text:p text:style-name="P11"/>
      <text:p text:style-name="P1"><text:span text:style-name="T1"><text:s/>429: 10:23:36.21 10:23:39.15 <text:s/>Duration 00:00:02.19 <text:s/>41</text:span></text:p>
      <text:p text:style-name="P1"><text:span text:style-name="T1">Tu te sens pas comme un père</text:span></text:p>
      <text:p text:style-name="P1"><text:span text:style-name="T1">face à ces petits?</text:span></text:p>
      <text:p text:style-name="P11"/>
      <text:p text:style-name="P1"><text:span text:style-name="T1"><text:s/>430: 10:23:40.20 10:23:43.08 <text:s/>Duration 00:00:02.13 <text:s/>38</text:span></text:p>
      <text:p text:style-name="P1"><text:span text:style-name="T1">É ce que je dis,</text:span></text:p>
      <text:p text:style-name="P1"><text:span text:style-name="T1">que j'ai beaucoup d'enfants.</text:span></text:p>
      <text:p text:style-name="P11"/>
      <text:p text:style-name="P1"><text:span text:style-name="T1"><text:s/>431: 10:23:43.12 10:23:46.12 <text:s/>Duration 00:00:03.00 <text:s/>45</text:span></text:p>
      <text:p text:style-name="P1"><text:span text:style-name="T1">Ce n'est pas ce qui me manque.</text:span></text:p>
      <text:p text:style-name="P1"><text:span text:style-name="T1">J'en ai beaucoup maintenant.</text:span></text:p>
      <text:p text:style-name="P11"/>
      <text:p text:style-name="P1"><text:span text:style-name="T1"><text:s/>432: 10:23:49.08 10:23:51.20 <text:s/>Duration 00:00:02.12 <text:s/>37</text:span></text:p>
      <text:p text:style-name="P1"><text:span text:style-name="T1">#en parlant de naissance,</text:span></text:p>
      <text:p text:style-name="P1"><text:span text:style-name="T1">celle du champagne Sanger#</text:span></text:p>
      <text:p text:style-name="P11"/>
      <text:p text:style-name="P1"><text:span text:style-name="T1"><text:s/>433: 10:23:52.00 10:23:53.22 <text:s/>Duration 00:00:01.22 <text:s/>28</text:span></text:p>
      <text:p text:style-name="P1"><text:span text:style-name="T1">#est le résultat#</text:span></text:p>
      <text:p text:style-name="P1"><text:span text:style-name="T1">#d'un savoir-faire champenois#</text:span></text:p>
      <text:p text:style-name="P11"/>
      <text:p text:style-name="P1"><text:span text:style-name="T1"><text:s/>434: 10:23:54.01 10:23:57.17 <text:s/>Duration 00:00:03.16 <text:s/>55</text:span></text:p>
      <text:p text:style-name="P1"><text:span text:style-name="T1">#entre professionnels, enseignants#</text:span></text:p>
      <text:p text:style-name="P1"><text:span text:style-name="T1">#et alunos qui participent activement#</text:span></text:p>
      <text:p text:style-name="P11"/>
      <text:p text:style-name="P1"><text:span text:style-name="T1"><text:s/>435: 10:23:57.21 10:23:59.12 <text:s/>Duration 00:00:01.16 <text:s/>25</text:span></text:p>
      <text:p text:style-name="P1"><text:span text:style-name="T1">#à toutes les étapes de fabrication.#</text:span></text:p>
      <text:p text:style-name="P11"/>
      <text:p text:style-name="P1"><text:span text:style-name="T1"><text:s/>436: 10:23:59.17 10:24:02.08 <text:s/>Duration 00:00:02.16 <text:s/>40</text:span></text:p>
      <text:p text:style-name="P1"><text:span text:style-name="T1">Les trois plus grosses parties,</text:span></text:p>
      <text:p text:style-name="P1"><text:span text:style-name="T1">é la vigne,</text:span></text:p>
      <text:p text:style-name="P11"/>
      <text:p text:style-name="P1"><text:span text:style-name="T1"><text:s/>437: 10:24:02.12 10:24:05.00 <text:s/>Duration 00:00:02.13 <text:s/>38</text:span></text:p>
      <text:p text:style-name="P1"><text:span text:style-name="T1">la cave et la cuverie, en fait.</text:span></text:p>
      <text:p text:style-name="P11"/>
      <text:p text:style-name="P1"><text:span text:style-name="T1"><text:s/>438: 10:24:05.16 10:24:07.19 <text:s/>Duration 00:00:02.03 <text:s/>32</text:span></text:p>
      <text:p text:style-name="P1"><text:span text:style-name="T1">#La particularité#</text:span></text:p>
      <text:p text:style-name="P1"><text:span text:style-name="T1">#de la méthode champenoise,#</text:span></text:p>
      <text:p text:style-name="P11"/>
      <text:p text:style-name="P1"><text:span text:style-name="T1"><text:s/>439: 10:24:07.23 10:24:09.07 <text:s/>Duration 00:00:01.09 <text:s/>20</text:span></text:p>
      <text:p text:style-name="P1"><text:span text:style-name="T1">#é la double fermentation.#</text:span></text:p>
      <text:p text:style-name="P11"/>
      <text:p text:style-name="P1"><text:span text:style-name="T1"><text:s/>440: 10:24:09.24 10:24:11.11 <text:s/>Duration 00:00:01.12 <text:s/>22</text:span></text:p>
      <text:p text:style-name="P1"><text:span text:style-name="T1">#La première se fait en cuve.#</text:span></text:p>
      <text:p text:style-name="P11"/>
      <text:p text:style-name="P1"><text:span text:style-name="T1"><text:s/>441: 10:24:11.15 10:24:13.22 <text:s/>Duration 00:00:02.07 <text:s/>34</text:span></text:p>
      <text:p text:style-name="P1"><text:span text:style-name="T1">#Avec du jus de raisin,</text:span></text:p>
      <text:p text:style-name="P1"><text:span text:style-name="T1">les sucres fermentent#</text:span></text:p>
      <text:p text:style-name="P11"/>
      <text:p text:style-name="P1"><text:span text:style-name="T1"><text:s/>442: 10:24:14.01 10:24:15.24 <text:s/>Duration 00:00:01.23 <text:s/>29</text:span></text:p>
      <text:p text:style-name="P1"><text:span text:style-name="T1">#pour devenir du vin#</text:span></text:p>
      <text:p text:style-name="P1"><text:span text:style-name="T1">#et le gaz carbonique#</text:span></text:p>
      <text:p text:style-name="P11"/>
      <text:p text:style-name="P1"><text:span text:style-name="T1"><text:s/>443: 10:24:16.04 10:24:18.10 <text:s/>Duration 00:00:02.06 <text:s/>34</text:span></text:p>
      <text:p text:style-name="P1"><text:span text:style-name="T1">#va s'échapper#</text:span></text:p>
      <text:p text:style-name="P1"><text:span text:style-name="T1">#par la cheminée de la cuve.#</text:span></text:p>
      <text:p text:style-name="P11"/>
      <text:p text:style-name="P1"><text:span text:style-name="T1"><text:s/>444: 10:24:18.14 10:24:21.18 <text:s/>Duration 00:00:03.04 <text:s/>47</text:span></text:p>
      <text:p text:style-name="P1"><text:soft-page-break/><text:span text:style-name="T1">Donc on prend la densité</text:span></text:p>
      <text:p text:style-name="P1"><text:span text:style-name="T1">dans la cuve 18 et on regarde...</text:span></text:p>
      <text:p text:style-name="P11"/>
      <text:p text:style-name="P1"><text:span text:style-name="T1"><text:s/>445: 10:24:21.22 10:24:23.18 <text:s/>Duration 00:00:01.21 <text:s/>28</text:span></text:p>
      <text:p text:style-name="P1"><text:span text:style-name="T1">si tout s'est bien passé.</text:span></text:p>
      <text:p text:style-name="P11"/>
      <text:p text:style-name="P1"><text:span text:style-name="T1"><text:s/>446: 10:24:23.22 10:24:27.17 <text:s/>Duration 00:00:03.20 <text:s/>57</text:span></text:p>
      <text:p text:style-name="P1"><text:span text:style-name="T1">#Puis, on tire le vin en garrafas et</text:span></text:p>
      <text:p text:style-name="P1"><text:span text:style-name="T1">on y ajoute du sucre et des levures.#</text:span></text:p>
      <text:p text:style-name="P11"/>
      <text:p text:style-name="P1"><text:span text:style-name="T1"><text:s/>447: 10:24:27.21 10:24:30.22 <text:s/>Duration 00:00:03.01 <text:s/>46</text:span></text:p>
      <text:p text:style-name="P1"><text:span text:style-name="T1">#Les garrafas sont alors fermées</text:span></text:p>
      <text:p text:style-name="P1"><text:span text:style-name="T1">par une capsule,#</text:span></text:p>
      <text:p text:style-name="P11"/>
      <text:p text:style-name="P1"><text:span text:style-name="T1"><text:s/>448: 10:24:31.01 10:24:33.22 <text:s/>Duration 00:00:02.21 <text:s/>43</text:span></text:p>
      <text:p text:style-name="P1"><text:span text:style-name="T1">#ce qui empêche le gaz carbonique</text:span></text:p>
      <text:p text:style-name="P1"><text:span text:style-name="T1">de s'en échapper.#</text:span></text:p>
      <text:p text:style-name="P11"/>
      <text:p text:style-name="P1"><text:span text:style-name="T1"><text:s/>449: 10:24:35.23 10:24:40.04 <text:s/>Duration 00:00:04.06 <text:s/>64</text:span></text:p>
      <text:p text:style-name="P1"><text:span text:style-name="T1">On va avoir des pressions énormes,</text:span></text:p>
      <text:p text:style-name="P1"><text:span text:style-name="T1">de 6 kilos de pression au cm2.</text:span></text:p>
      <text:p text:style-name="P11"/>
      <text:p text:style-name="P1"><text:span text:style-name="T1"><text:s/>450: 10:24:40.08 10:24:42.19 <text:s/>Duration 00:00:02.11 <text:s/>37</text:span></text:p>
      <text:p text:style-name="P1"><text:span text:style-name="T1">É la pression</text:span></text:p>
      <text:p text:style-name="P1"><text:span text:style-name="T1">dans un pneu de camion.</text:span></text:p>
      <text:p text:style-name="P11"/>
      <text:p text:style-name="P1"><text:span text:style-name="T1"><text:s/>451: 10:24:42.23 10:24:44.19 <text:s/>Duration 00:00:01.21 <text:s/>28</text:span></text:p>
      <text:p text:style-name="P1"><text:span text:style-name="T1">Concrètement,</text:span></text:p>
      <text:p text:style-name="P1"><text:span text:style-name="T1">si dans une garrafa,</text:span></text:p>
      <text:p text:style-name="P11"/>
      <text:p text:style-name="P1"><text:span text:style-name="T1"><text:s/>452: 10:24:44.23 10:24:46.15 <text:s/>Duration 00:00:01.17 <text:s/>25</text:span></text:p>
      <text:p text:style-name="P1"><text:span text:style-name="T1">on retenait l'ensemble du gaz,</text:span></text:p>
      <text:p text:style-name="P11"/>
      <text:p text:style-name="P1"><text:span text:style-name="T1"><text:s/>453: 10:24:46.19 10:24:48.24 <text:s/>Duration 00:00:02.05 <text:s/>33</text:span></text:p>
      <text:p text:style-name="P1"><text:span text:style-name="T1">ça représenterait</text:span></text:p>
      <text:p text:style-name="P1"><text:span text:style-name="T1">un volume de 5 litres.</text:span></text:p>
      <text:p text:style-name="P11"/>
      <text:p text:style-name="P1"><text:span text:style-name="T1"><text:s/>454: 10:24:49.03 10:24:50.09 <text:s/>Duration 00:00:01.06 <text:s/>19</text:span></text:p>
      <text:p text:style-name="P1"><text:span text:style-name="T1">É énorme.</text:span></text:p>
      <text:p text:style-name="P11"/>
      <text:p text:style-name="P1"><text:span text:style-name="T1"><text:s/>455: 10:24:50.13 10:24:52.16 <text:s/>Duration 00:00:02.03 <text:s/>32</text:span></text:p>
      <text:p text:style-name="P1"><text:span text:style-name="T1">Un chiffre clé aussi</text:span></text:p>
      <text:p text:style-name="P1"><text:span text:style-name="T1">qui est important:</text:span></text:p>
      <text:p text:style-name="P11"/>
      <text:p text:style-name="P1"><text:span text:style-name="T1"><text:s/>456: 10:24:52.20 10:24:55.21 <text:s/>Duration 00:00:03.01 <text:s/>46</text:span></text:p>
      <text:p text:style-name="P1"><text:span text:style-name="T1">dans une flûte de champagne,</text:span></text:p>
      <text:p text:style-name="P1"><text:span text:style-name="T1">il y a plus de bulles</text:span></text:p>
      <text:p text:style-name="P11"/>
      <text:p text:style-name="P1"><text:span text:style-name="T1"><text:s/>457: 10:24:56.00 10:24:57.07 <text:s/>Duration 00:00:01.07 <text:s/>19</text:span></text:p>
      <text:p text:style-name="P1"><text:span text:style-name="T1">que d'habitants en France.</text:span></text:p>
      <text:p text:style-name="P11"/>
      <text:p text:style-name="P1"><text:span text:style-name="T1"><text:s/>458: 10:24:57.11 10:25:00.05 <text:s/>Duration 00:00:02.19 <text:s/>41</text:span></text:p>
      <text:p text:style-name="P1"><text:span text:style-name="T1">Dans une garrafa de champagne,</text:span></text:p>
      <text:p text:style-name="P1"><text:span text:style-name="T1">il y a plus de bulles</text:span></text:p>
      <text:p text:style-name="P11"/>
      <text:p text:style-name="P1"><text:span text:style-name="T1"><text:s/>459: 10:25:00.09 10:25:02.02 <text:s/>Duration 00:00:01.18 <text:s/>26</text:span></text:p>
      <text:p text:style-name="P1"><text:span text:style-name="T1">que d'habitants</text:span></text:p>
      <text:p text:style-name="P1"><text:span text:style-name="T1">dans l'Union européenne.</text:span></text:p>
      <text:p text:style-name="P11"/>
      <text:p text:style-name="P1"><text:span text:style-name="T1"><text:s/>460: 10:25:02.06 10:25:04.18 <text:s/>Duration 00:00:02.12 <text:s/>37</text:span></text:p>
      <text:p text:style-name="P1"><text:soft-page-break/><text:span text:style-name="T1">On est sur des nombres de bulles</text:span></text:p>
      <text:p text:style-name="P11"/>
      <text:p text:style-name="P1"><text:span text:style-name="T1"><text:s/>461: 10:25:04.22 10:25:07.07 <text:s/>Duration 00:00:02.10 <text:s/>36</text:span></text:p>
      <text:p text:style-name="P1"><text:span text:style-name="T1">de 900 milhões.</text:span></text:p>
      <text:p text:style-name="P1"><text:span text:style-name="T1">É énorme.</text:span></text:p>
      <text:p text:style-name="P11"/>
      <text:p text:style-name="P1"><text:span text:style-name="T1"><text:s/>462: 10:25:07.11 10:25:09.24 <text:s/>Duration 00:00:02.13 <text:s/>38</text:span></text:p>
      <text:p text:style-name="P1"><text:span text:style-name="T1">Et ce gaz carbonique</text:span></text:p>
      <text:p text:style-name="P1"><text:span text:style-name="T1">qui reste emprisonné,</text:span></text:p>
      <text:p text:style-name="P11"/>
      <text:p text:style-name="P1"><text:span text:style-name="T1"><text:s/>463: 10:25:10.03 10:25:13.03 <text:s/>Duration 00:00:03.00 <text:s/>45</text:span></text:p>
      <text:p text:style-name="P1"><text:span text:style-name="T1">il veut s'échapper</text:span></text:p>
      <text:p text:style-name="P1"><text:span text:style-name="T1">lorsqu'on ouvre la garrafa.</text:span></text:p>
      <text:p text:style-name="P11"/>
      <text:p text:style-name="P1"><text:span text:style-name="T1"><text:s/>464: 10:25:22.19 10:25:25.17 <text:s/>Duration 00:00:02.23 <text:s/>44</text:span></text:p>
      <text:p text:style-name="P1"><text:span text:style-name="T1">"Berger" en espagnol se dit #pastor,</text:span></text:p>
      <text:p text:style-name="P1"><text:span text:style-name="T1">#en français, pasteur,</text:span></text:p>
      <text:p text:style-name="P11"/>
      <text:p text:style-name="P1"><text:span text:style-name="T1"><text:s/>465: 10:25:25.21 10:25:28.07 <text:s/>Duration 00:00:02.11 <text:s/>37</text:span></text:p>
      <text:p text:style-name="P1"><text:span text:style-name="T1">qui peut aussi signifier</text:span></text:p>
      <text:p text:style-name="P1"><text:span text:style-name="T1">"prêtre" ou "évêque".</text:span></text:p>
      <text:p text:style-name="P11"/>
      <text:p text:style-name="P1"><text:span text:style-name="T1"><text:s/>466: 10:25:28.11 10:25:29.23 <text:s/>Duration 00:00:01.12 <text:s/>22</text:span></text:p>
      <text:p text:style-name="P1"><text:span text:style-name="T1">En quoi les 2 sont-ils liés?</text:span></text:p>
      <text:p text:style-name="P11"/>
      <text:p text:style-name="P1"><text:span text:style-name="T1"><text:s/>467: 10:25:30.02 10:25:32.02 <text:s/>Duration 00:00:02.00 <text:s/>30</text:span></text:p>
      <text:p text:style-name="P1"><text:span text:style-name="T1">Et qu'est-ce qui vient en premier?</text:span></text:p>
      <text:p text:style-name="P11"/>
      <text:p text:style-name="P1"><text:span text:style-name="T1"><text:s/>468: 10:25:32.06 10:25:34.22 <text:s/>Duration 00:00:02.16 <text:s/>40</text:span></text:p>
      <text:p text:style-name="P1"><text:span text:style-name="T1">La religion? ou les moutons?</text:span></text:p>
      <text:p text:style-name="P11"/>
      <text:p text:style-name="P1"><text:span text:style-name="T1"><text:s/>469: 10:25:38.17 10:25:41.18 <text:s/>Duration 00:00:03.01 <text:s/>46</text:span></text:p>
      <text:p text:style-name="P1"><text:span text:style-name="T1">Toute la crête de la montagne</text:span></text:p>
      <text:p text:style-name="P1"><text:span text:style-name="T1">que vous voyez là-bas,</text:span></text:p>
      <text:p text:style-name="P11"/>
      <text:p text:style-name="P1"><text:span text:style-name="T1"><text:s/>470: 10:25:42.18 10:25:46.17 <text:s/>Duration 00:00:03.24 <text:s/>59</text:span></text:p>
      <text:p text:style-name="P1"><text:span text:style-name="T1">avec les éoliennes,</text:span></text:p>
      <text:p text:style-name="P1"><text:span text:style-name="T1">est consacrée au pastoralisme.</text:span></text:p>
      <text:p text:style-name="P11"/>
      <text:p text:style-name="P1"><text:span text:style-name="T1"><text:s/>471: 10:25:49.22 10:25:51.23 <text:s/>Duration 00:00:02.01 <text:s/>31</text:span></text:p>
      <text:p text:style-name="P1"><text:span text:style-name="T1">Si on se tourne dans cette direction,</text:span></text:p>
      <text:p text:style-name="P11"/>
      <text:p text:style-name="P1"><text:span text:style-name="T1"><text:s/>472: 10:25:52.18 10:25:55.09 <text:s/>Duration 00:00:02.16 <text:s/>40</text:span></text:p>
      <text:p text:style-name="P1"><text:span text:style-name="T1">vers le haut et vers le fond,</text:span></text:p>
      <text:p text:style-name="P11"/>
      <text:p text:style-name="P1"><text:span text:style-name="T1"><text:s/>473: 10:25:55.14 10:25:59.01 <text:s/>Duration 00:00:03.12 <text:s/>52</text:span></text:p>
      <text:p text:style-name="P1"><text:span text:style-name="T1">on se retrouve devant une grande</text:span></text:p>
      <text:p text:style-name="P1"><text:span text:style-name="T1">chaîne de montagnes, l'Aralar.</text:span></text:p>
      <text:p text:style-name="P11"/>
      <text:p text:style-name="P1"><text:span text:style-name="T1"><text:s/>474: 10:26:03.00 10:26:05.15 <text:s/>Duration 00:00:02.15 <text:s/>39</text:span></text:p>
      <text:p text:style-name="P1"><text:span text:style-name="T1">Ce sont tous</text:span></text:p>
      <text:p text:style-name="P1"><text:span text:style-name="T1">des centres de pastoralisme.</text:span></text:p>
      <text:p text:style-name="P11"/>
      <text:p text:style-name="P1"><text:span text:style-name="T1"><text:s/>475: 10:26:07.03 10:26:10.18 <text:s/>Duration 00:00:03.15 <text:s/>54</text:span></text:p>
      <text:p text:style-name="P1"><text:span text:style-name="T1">Pas de notre époque,</text:span></text:p>
      <text:p text:style-name="P1"><text:span text:style-name="T1">mais d'il y a 2 mil ou 3 mil anos.</text:span></text:p>
      <text:p text:style-name="P11"/>
      <text:p text:style-name="P1"><text:span text:style-name="T1"><text:s/>476: 10:26:12.15 10:26:15.19 <text:s/>Duration 00:00:03.04 <text:s/>47</text:span></text:p>
      <text:p text:style-name="P1"><text:span text:style-name="T1">Nous, les Basques,</text:span></text:p>
      <text:p text:style-name="P1"><text:span text:style-name="T1">sommes très attachés au territoire,</text:span></text:p>
      <text:p text:style-name="P11"><text:soft-page-break/></text:p>
      <text:p text:style-name="P1"><text:span text:style-name="T1"><text:s/>477: 10:26:17.19 10:26:20.14 <text:s/>Duration 00:00:02.20 <text:s/>42</text:span></text:p>
      <text:p text:style-name="P1"><text:span text:style-name="T1">et plus particulièrement</text:span></text:p>
      <text:p text:style-name="P1"><text:span text:style-name="T1">à une institution</text:span></text:p>
      <text:p text:style-name="P11"/>
      <text:p text:style-name="P1"><text:span text:style-name="T1"><text:s/>478: 10:26:20.18 10:26:25.06 <text:s/>Duration 00:00:04.13 <text:s/>68</text:span></text:p>
      <text:p text:style-name="P1"><text:span text:style-name="T1">qui se trouve sur le territoire,</text:span></text:p>
      <text:p text:style-name="P1"><text:span text:style-name="T1">é-à-dire la maison.</text:span></text:p>
      <text:p text:style-name="P11"/>
      <text:p text:style-name="P1"><text:span text:style-name="T1"><text:s/>479: 10:26:26.06 10:26:29.02 <text:s/>Duration 00:00:02.21 <text:s/>43</text:span></text:p>
      <text:p text:style-name="P1"><text:span text:style-name="T1">Nos noms de famille font référence</text:span></text:p>
      <text:p text:style-name="P1"><text:span text:style-name="T1">à une maison.</text:span></text:p>
      <text:p text:style-name="P11"/>
      <text:p text:style-name="P1"><text:span text:style-name="T1"><text:s/>480: 10:26:29.06 10:26:31.03 <text:s/>Duration 00:00:01.22 <text:s/>28</text:span></text:p>
      <text:p text:style-name="P1"><text:span text:style-name="T1">Par exemple,</text:span></text:p>
      <text:p text:style-name="P11"/>
      <text:p text:style-name="P1"><text:span text:style-name="T1"><text:s/>481: 10:26:31.07 10:26:32.20 <text:s/>Duration 00:00:01.13 <text:s/>23</text:span></text:p>
      <text:p text:style-name="P1"><text:span text:style-name="T1">le nom de famille Etxeberri</text:span></text:p>
      <text:p text:style-name="P11"/>
      <text:p text:style-name="P1"><text:span text:style-name="T1"><text:s/>482: 10:26:33.23 10:26:36.16 <text:s/>Duration 00:00:02.18 <text:s/>41</text:span></text:p>
      <text:p text:style-name="P1"><text:span text:style-name="T1">signifie qu'on appartient</text:span></text:p>
      <text:p text:style-name="P1"><text:span text:style-name="T1">à une nouvelle maison,</text:span></text:p>
      <text:p text:style-name="P11"/>
      <text:p text:style-name="P1"><text:span text:style-name="T1"><text:s/>483: 10:26:38.21 10:26:41.05 <text:s/>Duration 00:00:02.09 <text:s/>35</text:span></text:p>
      <text:p text:style-name="P1"><text:span text:style-name="T1">le nom Etxe-Zahar,</text:span></text:p>
      <text:p text:style-name="P1"><text:span text:style-name="T1">à une vieille maison.</text:span></text:p>
      <text:p text:style-name="P11"/>
      <text:p text:style-name="P1"><text:span text:style-name="T1"><text:s/>484: 10:26:44.23 10:26:47.15 <text:s/>Duration 00:00:02.17 <text:s/>40</text:span></text:p>
      <text:p text:style-name="P1"><text:span text:style-name="T1">Ces maisons appartenaient</text:span></text:p>
      <text:p text:style-name="P1"><text:span text:style-name="T1">à l'origine à des pastores.</text:span></text:p>
      <text:p text:style-name="P11"/>
      <text:p text:style-name="P1"><text:span text:style-name="T1"><text:s/>485: 10:26:49.10 10:26:51.00 <text:s/>Duration 00:00:01.15 <text:s/>24</text:span></text:p>
      <text:p text:style-name="P1"><text:span text:style-name="T1">É pour ça que chez nous,</text:span></text:p>
      <text:p text:style-name="P11"/>
      <text:p text:style-name="P1"><text:span text:style-name="T1"><text:s/>486: 10:26:51.04 10:26:54.02 <text:s/>Duration 00:00:02.23 <text:s/>44</text:span></text:p>
      <text:p text:style-name="P1"><text:span text:style-name="T1">le pastoralisme est enraciné</text:span></text:p>
      <text:p text:style-name="P1"><text:span text:style-name="T1">de manière extraordinaire.</text:span></text:p>
      <text:p text:style-name="P11"/>
      <text:p text:style-name="P1"><text:span text:style-name="T1"><text:s/>487: 10:26:57.02 10:26:58.07 <text:s/>Duration 00:00:01.05 <text:s/>18</text:span></text:p>
      <text:p text:style-name="P1"><text:span text:style-name="T1">-Alors, Hemma.</text:span></text:p>
      <text:p text:style-name="P1"><text:span text:style-name="T1">-Gemma.</text:span></text:p>
      <text:p text:style-name="P11"/>
      <text:p text:style-name="P1"><text:span text:style-name="T1"><text:s/>488: 10:27:00.10 10:27:02.17 <text:s/>Duration 00:00:02.07 <text:s/>34</text:span></text:p>
      <text:p text:style-name="P1"><text:span text:style-name="T1">Nous avons</text:span></text:p>
      <text:p text:style-name="P1"><text:span text:style-name="T1">quelques moutons et poules,</text:span></text:p>
      <text:p text:style-name="P11"/>
      <text:p text:style-name="P1"><text:span text:style-name="T1"><text:s/>489: 10:27:02.21 10:27:07.03 <text:s/>Duration 00:00:04.07 <text:s/>64</text:span></text:p>
      <text:p text:style-name="P1"><text:span text:style-name="T1">et je suis ici pour faire avancer</text:span></text:p>
      <text:p text:style-name="P1"><text:span text:style-name="T1">un projet de queijorie.</text:span></text:p>
      <text:p text:style-name="P11"/>
      <text:p text:style-name="P1"><text:span text:style-name="T1"><text:s/>490: 10:27:08.03 10:27:10.17 <text:s/>Duration 00:00:02.14 <text:s/>38</text:span></text:p>
      <text:p text:style-name="P1"><text:span text:style-name="T1">-Combien de moutons as-tu?</text:span></text:p>
      <text:p text:style-name="P1"><text:span text:style-name="T1">-À peine 15.</text:span></text:p>
      <text:p text:style-name="P11"/>
      <text:p text:style-name="P1"><text:span text:style-name="T1"><text:s/>491: 10:27:10.21 10:27:13.16 <text:s/>Duration 00:00:02.20 <text:s/>42</text:span></text:p>
      <text:p text:style-name="P1"><text:span text:style-name="T1">Seulement?</text:span></text:p>
      <text:p text:style-name="P1"><text:span text:style-name="T1">Mais tu comptes en avoir plus?</text:span></text:p>
      <text:p text:style-name="P11"/>
      <text:p text:style-name="P1"><text:span text:style-name="T1"><text:s/>492: 10:27:13.20 10:27:18.08 <text:s/>Duration 00:00:04.13 <text:s/>68</text:span></text:p>
      <text:p text:style-name="P1"><text:span text:style-name="T1">Sim, et je veux ajouter des chèvres</text:span></text:p>
      <text:p text:style-name="P1"><text:soft-page-break/><text:span text:style-name="T1">pour pouvoir traire plus longtemps.</text:span></text:p>
      <text:p text:style-name="P11"/>
      <text:p text:style-name="P1"><text:span text:style-name="T1"><text:s/>493: 10:27:18.12 10:27:19.22 <text:s/>Duration 00:00:01.10 <text:s/>21</text:span></text:p>
      <text:p text:style-name="P1"><text:span text:style-name="T1">É pour ça que je suis ici,</text:span></text:p>
      <text:p text:style-name="P11"/>
      <text:p text:style-name="P1"><text:span text:style-name="T1"><text:s/>494: 10:27:20.01 10:27:21.23 <text:s/>Duration 00:00:01.22 <text:s/>28</text:span></text:p>
      <text:p text:style-name="P1"><text:span text:style-name="T1">pour définir</text:span></text:p>
      <text:p text:style-name="P1"><text:span text:style-name="T1">comment je vais m'y prendre.</text:span></text:p>
      <text:p text:style-name="P11"/>
      <text:p text:style-name="P1"><text:span text:style-name="T1"><text:s/>495: 10:27:22.02 10:27:24.02 <text:s/>Duration 00:00:02.00 <text:s/>30</text:span></text:p>
      <text:p text:style-name="P1"><text:span text:style-name="T1">Très bien, Hemma... Gemma.</text:span></text:p>
      <text:p text:style-name="P11"/>
      <text:p text:style-name="P1"><text:span text:style-name="T1"><text:s/>496: 10:27:24.06 10:27:25.20 <text:s/>Duration 00:00:01.14 <text:s/>23</text:span></text:p>
      <text:p text:style-name="P1"><text:span text:style-name="T1">Gemma, Gemma...</text:span></text:p>
      <text:p text:style-name="P11"/>
      <text:p text:style-name="P1"><text:span text:style-name="T1"><text:s/>497: 10:27:26.17 10:27:28.13 <text:s/>Duration 00:00:01.21 <text:s/>28</text:span></text:p>
      <text:p text:style-name="P1"><text:span text:style-name="T1">Ariel, dis-moi.</text:span></text:p>
      <text:p text:style-name="P11"/>
      <text:p text:style-name="P1"><text:span text:style-name="T1"><text:s/>498: 10:27:29.19 10:27:32.14 <text:s/>Duration 00:00:02.20 <text:s/>42</text:span></text:p>
      <text:p text:style-name="P1"><text:span text:style-name="T1">Certains disent</text:span></text:p>
      <text:p text:style-name="P1"><text:span text:style-name="T1">que je suis un berger,</text:span></text:p>
      <text:p text:style-name="P11"/>
      <text:p text:style-name="P1"><text:span text:style-name="T1"><text:s/>499: 10:27:34.04 10:27:34.24 <text:s/>Duration 00:00:00.20 <text:s/>12</text:span></text:p>
      <text:p text:style-name="P1"><text:span text:style-name="T1">d'autres, un moine,</text:span></text:p>
      <text:p text:style-name="P11"/>
      <text:p text:style-name="P1"><text:span text:style-name="T1"><text:s/>500: 10:27:35.03 10:27:36.05 <text:s/>Duration 00:00:01.02 <text:s/>16</text:span></text:p>
      <text:p text:style-name="P1"><text:span text:style-name="T1">Et d'autres,</text:span></text:p>
      <text:p text:style-name="P11"/>
      <text:p text:style-name="P1"><text:span text:style-name="T1"><text:s/>501: 10:27:37.02 10:27:38.13 <text:s/>Duration 00:00:01.11 <text:s/>22</text:span></text:p>
      <text:p text:style-name="P1"><text:span text:style-name="T1">un bertsolari.</text:span></text:p>
      <text:p text:style-name="P11"/>
      <text:p text:style-name="P1"><text:span text:style-name="T1"><text:s/>502: 10:27:38.17 10:27:39.15 <text:s/>Duration 00:00:00.23 <text:s/>14</text:span></text:p>
      <text:p text:style-name="P1"><text:span text:style-name="T1">Alors je ne sais pas.</text:span></text:p>
      <text:p text:style-name="P11"/>
      <text:p text:style-name="P1"><text:span text:style-name="T1"><text:s/>503: 10:27:39.19 10:27:42.05 <text:s/>Duration 00:00:02.11 <text:s/>37</text:span></text:p>
      <text:p text:style-name="P1"><text:span text:style-name="T1">Je suis chacune de ces 3 choses.</text:span></text:p>
      <text:p text:style-name="P11"/>
      <text:p text:style-name="P1"><text:span text:style-name="T1"><text:s/>504: 10:27:45.20 10:27:48.01 <text:s/>Duration 00:00:02.06 <text:s/>34</text:span></text:p>
      <text:p text:style-name="P1"><text:span text:style-name="T1">#Ce que Nikolas#</text:span></text:p>
      <text:p text:style-name="P1"><text:span text:style-name="T1">#veut dire par "bertsolari",#</text:span></text:p>
      <text:p text:style-name="P11"/>
      <text:p text:style-name="P1"><text:span text:style-name="T1"><text:s/>505: 10:27:48.05 10:27:51.00 <text:s/>Duration 00:00:02.20 <text:s/>42</text:span></text:p>
      <text:p text:style-name="P1"><text:span text:style-name="T1">#é qu'il est chanteur#</text:span></text:p>
      <text:p text:style-name="P1"><text:span text:style-name="T1">#de vers rimés et improvisés.#</text:span></text:p>
      <text:p text:style-name="P11"/>
      <text:p text:style-name="P1"><text:span text:style-name="T1"><text:s/>506: 10:27:51.04 10:27:53.14 <text:s/>Duration 00:00:02.10 <text:s/>36</text:span></text:p>
      <text:p text:style-name="P1"><text:span text:style-name="T1">#Cette tradition ancestrale#</text:span></text:p>
      <text:p text:style-name="P1"><text:span text:style-name="T1">#a joué un rôle fondamental#</text:span></text:p>
      <text:p text:style-name="P11"/>
      <text:p text:style-name="P1"><text:span text:style-name="T1"><text:s/>507: 10:27:53.18 10:27:56.13 <text:s/>Duration 00:00:02.20 <text:s/>42</text:span></text:p>
      <text:p text:style-name="P1"><text:span text:style-name="T1">#dans la transmission orale</text:span></text:p>
      <text:p text:style-name="P1"><text:span text:style-name="T1">de la langue basque.#</text:span></text:p>
      <text:p text:style-name="P11"/>
      <text:p text:style-name="P1"><text:span text:style-name="T1"><text:s/>508: 10:27:56.17 10:27:59.18 <text:s/>Duration 00:00:03.01 <text:s/>46</text:span></text:p>
      <text:p text:style-name="P1"><text:span text:style-name="T1">#De saint François d'Assise,</text:span></text:p>
      <text:p text:style-name="P1"><text:span text:style-name="T1">patron de la nature et des animaux,#</text:span></text:p>
      <text:p text:style-name="P11"/>
      <text:p text:style-name="P1"><text:span text:style-name="T1"><text:s/>509: 10:27:59.22 10:28:01.12 <text:s/>Duration 00:00:01.15 <text:s/>24</text:span></text:p>
      <text:p text:style-name="P1"><text:span text:style-name="T1">#qui a fondé l'ordre des Franciscains,#</text:span></text:p>
      <text:p text:style-name="P11"/>
      <text:p text:style-name="P1"><text:soft-page-break/><text:span text:style-name="T1"><text:s/>510: 10:28:01.17 10:28:04.09 <text:s/>Duration 00:00:02.17 <text:s/>40</text:span></text:p>
      <text:p text:style-name="P1"><text:span text:style-name="T1">#on peut dire qu'il en partage</text:span></text:p>
      <text:p text:style-name="P1"><text:span text:style-name="T1">l'amour des bêtes#</text:span></text:p>
      <text:p text:style-name="P11"/>
      <text:p text:style-name="P1"><text:span text:style-name="T1"><text:s/>511: 10:28:04.13 10:28:06.24 <text:s/>Duration 00:00:02.11 <text:s/>37</text:span></text:p>
      <text:p text:style-name="P1"><text:span text:style-name="T1">#et de la beauté#</text:span></text:p>
      <text:p text:style-name="P1"><text:span text:style-name="T1">#des paysages qui l'entourent.#</text:span></text:p>
      <text:p text:style-name="P11"/>
      <text:p text:style-name="P1"><text:span text:style-name="T1"><text:s/>512: 10:28:11.16 10:28:13.08 <text:s/>Duration 00:00:01.17 <text:s/>25</text:span></text:p>
      <text:p text:style-name="P1"><text:span text:style-name="T1">En tant que berger,</text:span></text:p>
      <text:p text:style-name="P11"/>
      <text:p text:style-name="P1"><text:span text:style-name="T1"><text:s/>513: 10:28:13.22 10:28:16.15 <text:s/>Duration 00:00:02.18 <text:s/>41</text:span></text:p>
      <text:p text:style-name="P1"><text:span text:style-name="T1">j'avais envie d'ouvrir</text:span></text:p>
      <text:p text:style-name="P1"><text:span text:style-name="T1">une escola pour pastores,</text:span></text:p>
      <text:p text:style-name="P11"/>
      <text:p text:style-name="P1"><text:span text:style-name="T1"><text:s/>514: 10:28:16.19 10:28:18.18 <text:s/>Duration 00:00:01.24 <text:s/>29</text:span></text:p>
      <text:p text:style-name="P1"><text:span text:style-name="T1">parce qu'il n'y en avait nulle part.</text:span></text:p>
      <text:p text:style-name="P11"/>
      <text:p text:style-name="P1"><text:span text:style-name="T1"><text:s/>515: 10:28:22.01 10:28:24.20 <text:s/>Duration 00:00:02.19 <text:s/>41</text:span></text:p>
      <text:p text:style-name="P1"><text:span text:style-name="T1">J'avais un compagnon</text:span></text:p>
      <text:p text:style-name="P1"><text:span text:style-name="T1">beaucoup plus apte que moi.</text:span></text:p>
      <text:p text:style-name="P11"/>
      <text:p text:style-name="P1"><text:span text:style-name="T1"><text:s/>516: 10:28:25.24 10:28:27.22 <text:s/>Duration 00:00:01.23 <text:s/>29</text:span></text:p>
      <text:p text:style-name="P1"><text:span text:style-name="T1">Nous nous sommes donc dit</text:span></text:p>
      <text:p text:style-name="P11"/>
      <text:p text:style-name="P1"><text:span text:style-name="T1"><text:s/>517: 10:28:28.01 10:28:29.21 <text:s/>Duration 00:00:01.20 <text:s/>27</text:span></text:p>
      <text:p text:style-name="P1"><text:span text:style-name="T1">qu'il fallait faire quelque chose.</text:span></text:p>
      <text:p text:style-name="P11"/>
      <text:p text:style-name="P1"><text:span text:style-name="T1"><text:s/>518: 10:28:31.15 10:28:33.20 <text:s/>Duration 00:00:02.05 <text:s/>33</text:span></text:p>
      <text:p text:style-name="P1"><text:span text:style-name="T1">Nous en avons parlé</text:span></text:p>
      <text:p text:style-name="P1"><text:span text:style-name="T1">au gouvernement basque,</text:span></text:p>
      <text:p text:style-name="P11"/>
      <text:p text:style-name="P1"><text:span text:style-name="T1"><text:s/>519: 10:28:33.24 10:28:35.13 <text:s/>Duration 00:00:01.14 <text:s/>23</text:span></text:p>
      <text:p text:style-name="P1"><text:span text:style-name="T1">qui a trouvé notre idée bonne,</text:span></text:p>
      <text:p text:style-name="P11"/>
      <text:p text:style-name="P1"><text:span text:style-name="T1"><text:s/>520: 10:28:35.17 10:28:38.06 <text:s/>Duration 00:00:02.14 <text:s/>38</text:span></text:p>
      <text:p text:style-name="P1"><text:span text:style-name="T1">mais qui voulait</text:span></text:p>
      <text:p text:style-name="P1"><text:span text:style-name="T1">qu'on la réalise ici même.</text:span></text:p>
      <text:p text:style-name="P11"/>
      <text:p text:style-name="P1"><text:span text:style-name="T1"><text:s/>521: 10:28:39.14 10:28:42.24 <text:s/>Duration 00:00:03.10 <text:s/>51</text:span></text:p>
      <text:p text:style-name="P1"><text:span text:style-name="T1">D'abord, parce que j'étais déjà</text:span></text:p>
      <text:p text:style-name="P1"><text:span text:style-name="T1">sur place avec mon troupeau</text:span></text:p>
      <text:p text:style-name="P11"/>
      <text:p text:style-name="P1"><text:span text:style-name="T1"><text:s/>522: 10:28:44.15 10:28:46.12 <text:s/>Duration 00:00:01.22 <text:s/>28</text:span></text:p>
      <text:p text:style-name="P1"><text:span text:style-name="T1">et que je l'avais depuis longtemps.</text:span></text:p>
      <text:p text:style-name="P11"/>
      <text:p text:style-name="P1"><text:span text:style-name="T1"><text:s/>523: 10:28:48.12 10:28:52.12 <text:s/>Duration 00:00:04.00 <text:s/>60</text:span></text:p>
      <text:p text:style-name="P1"><text:span text:style-name="T1">Ensuite, parce que cet endroit</text:span></text:p>
      <text:p text:style-name="P1"><text:span text:style-name="T1">est idéal pour le pastoralisme.</text:span></text:p>
      <text:p text:style-name="P11"/>
      <text:p text:style-name="P1"><text:span text:style-name="T1"><text:s/>524: 10:28:54.00 10:28:57.04 <text:s/>Duration 00:00:03.04 <text:s/>47</text:span></text:p>
      <text:p text:style-name="P1"><text:span text:style-name="T1">Enfin, parce qu'il y a ici</text:span></text:p>
      <text:p text:style-name="P1"><text:span text:style-name="T1">beaucoup d'espace,</text:span></text:p>
      <text:p text:style-name="P11"/>
      <text:p text:style-name="P1"><text:span text:style-name="T1"><text:s/>525: 10:28:59.08 10:29:02.01 <text:s/>Duration 00:00:02.18 <text:s/>41</text:span></text:p>
      <text:p text:style-name="P1"><text:span text:style-name="T1">ce qui permet d'accueillir</text:span></text:p>
      <text:p text:style-name="P1"><text:span text:style-name="T1">un groupe d'étudiants.</text:span></text:p>
      <text:p text:style-name="P11"/>
      <text:p text:style-name="P1"><text:span text:style-name="T1"><text:s/>526: 10:29:14.04 10:29:18.13 <text:s/>Duration 00:00:04.09 <text:s/>65</text:span></text:p>
      <text:p text:style-name="P1"><text:span text:style-name="T1">#À son ouverture en 1927, Avize#</text:span></text:p>
      <text:p text:style-name="P1"><text:soft-page-break/><text:span text:style-name="T1">#Viti Campus accueillait 13 alunos.#</text:span></text:p>
      <text:p text:style-name="P11"/>
      <text:p text:style-name="P1"><text:span text:style-name="T1"><text:s/>527: 10:29:18.17 10:29:20.23 <text:s/>Duration 00:00:02.06 <text:s/>34</text:span></text:p>
      <text:p text:style-name="P1"><text:span text:style-name="T1">#Aujourd'hui, on en forme</text:span></text:p>
      <text:p text:style-name="P1"><text:span text:style-name="T1">1 700# #par ano#</text:span></text:p>
      <text:p text:style-name="P11"/>
      <text:p text:style-name="P1"><text:span text:style-name="T1"><text:s/>528: 10:29:21.02 10:29:23.17 <text:s/>Duration 00:00:02.15 <text:s/>39</text:span></text:p>
      <text:p text:style-name="P1"><text:span text:style-name="T1">#dans les programmes</text:span></text:p>
      <text:p text:style-name="P1"><text:span text:style-name="T1">proposés aux étudiants réguliers,#</text:span></text:p>
      <text:p text:style-name="P11"/>
      <text:p text:style-name="P1"><text:span text:style-name="T1"><text:s/>529: 10:29:23.21 10:29:25.20 <text:s/>Duration 00:00:01.24 <text:s/>29</text:span></text:p>
      <text:p text:style-name="P1"><text:span text:style-name="T1">#aux apprentis et aux adultes.#</text:span></text:p>
      <text:p text:style-name="P11"/>
      <text:p text:style-name="P1"><text:span text:style-name="T1"><text:s/>530: 10:29:25.24 10:29:28.12 <text:s/>Duration 00:00:02.13 <text:s/>38</text:span></text:p>
      <text:p text:style-name="P1"><text:span text:style-name="T1">#La plupart de ceux inscrits au CFA#</text:span></text:p>
      <text:p text:style-name="P1"><text:span text:style-name="T1">#vivent en internat#</text:span></text:p>
      <text:p text:style-name="P11"/>
      <text:p text:style-name="P1"><text:span text:style-name="T1"><text:s/>531: 10:29:28.16 10:29:30.10 <text:s/>Duration 00:00:01.19 <text:s/>26</text:span></text:p>
      <text:p text:style-name="P1"><text:span text:style-name="T1">#pendant les semaines de cours.#</text:span></text:p>
      <text:p text:style-name="P11"/>
      <text:p text:style-name="P1"><text:span text:style-name="T1"><text:s/>532: 10:29:33.03 10:29:34.11 <text:s/>Duration 00:00:01.08 <text:s/>20</text:span></text:p>
      <text:p text:style-name="P1"><text:span text:style-name="T1">-Bonjour, les gars.</text:span></text:p>
      <text:p text:style-name="P1"><text:span text:style-name="T1">-Salut.</text:span></text:p>
      <text:p text:style-name="P11"/>
      <text:p text:style-name="P1"><text:span text:style-name="T1"><text:s/>533: 10:29:34.15 10:29:36.09 <text:s/>Duration 00:00:01.19 <text:s/>26</text:span></text:p>
      <text:p text:style-name="P1"><text:span text:style-name="T1">-Je peux entrer?</text:span></text:p>
      <text:p text:style-name="P1"><text:span text:style-name="T1">-Sim.</text:span></text:p>
      <text:p text:style-name="P11"/>
      <text:p text:style-name="P1"><text:span text:style-name="T1"><text:s/>534: 10:29:36.14 10:29:38.16 <text:s/>Duration 00:00:02.02 <text:s/>31</text:span></text:p>
      <text:p text:style-name="P1"><text:span text:style-name="T1">Expliquez-moi à quoi ressemble</text:span></text:p>
      <text:p text:style-name="P11"/>
      <text:p text:style-name="P1"><text:span text:style-name="T1"><text:s/>535: 10:29:38.20 10:29:41.08 <text:s/>Duration 00:00:02.13 <text:s/>38</text:span></text:p>
      <text:p text:style-name="P1"><text:span text:style-name="T1">une journée dans votre vie,</text:span></text:p>
      <text:p text:style-name="P1"><text:span text:style-name="T1">à l'escola, ici.</text:span></text:p>
      <text:p text:style-name="P11"/>
      <text:p text:style-name="P1"><text:span text:style-name="T1"><text:s/>536: 10:29:41.13 10:29:43.05 <text:s/>Duration 00:00:01.17 <text:s/>25</text:span></text:p>
      <text:p text:style-name="P1"><text:span text:style-name="T1">On doit faire quand même</text:span></text:p>
      <text:p text:style-name="P1"><text:span text:style-name="T1">35 heures,</text:span></text:p>
      <text:p text:style-name="P11"/>
      <text:p text:style-name="P1"><text:span text:style-name="T1"><text:s/>537: 10:29:43.09 10:29:45.09 <text:s/>Duration 00:00:02.00 <text:s/>30</text:span></text:p>
      <text:p text:style-name="P1"><text:span text:style-name="T1">comme si on était en entreprise.</text:span></text:p>
      <text:p text:style-name="P11"/>
      <text:p text:style-name="P1"><text:span text:style-name="T1"><text:s/>538: 10:29:45.13 10:29:46.19 <text:s/>Duration 00:00:01.06 <text:s/>19</text:span></text:p>
      <text:p text:style-name="P1"><text:span text:style-name="T1">En entreprise, oui.</text:span></text:p>
      <text:p text:style-name="P11"/>
      <text:p text:style-name="P1"><text:span text:style-name="T1"><text:s/>539: 10:29:47.02 10:29:50.09 <text:s/>Duration 00:00:03.07 <text:s/>49</text:span></text:p>
      <text:p text:style-name="P1"><text:span text:style-name="T1">On commence à 8 h 30,</text:span></text:p>
      <text:p text:style-name="P1"><text:span text:style-name="T1">on termine à 12 h 30,</text:span></text:p>
      <text:p text:style-name="P11"/>
      <text:p text:style-name="P1"><text:span text:style-name="T1"><text:s/>540: 10:29:50.13 10:29:52.10 <text:s/>Duration 00:00:01.22 <text:s/>28</text:span></text:p>
      <text:p text:style-name="P1"><text:span text:style-name="T1">on va manger au self.</text:span></text:p>
      <text:p text:style-name="P11"/>
      <text:p text:style-name="P1"><text:span text:style-name="T1"><text:s/>541: 10:29:52.20 10:29:56.06 <text:s/>Duration 00:00:03.11 <text:s/>52</text:span></text:p>
      <text:p text:style-name="P1"><text:span text:style-name="T1">Et on reprend à 13 h 30,</text:span></text:p>
      <text:p text:style-name="P1"><text:span text:style-name="T1">puis on finit à 16 h 30, oui.</text:span></text:p>
      <text:p text:style-name="P11"/>
      <text:p text:style-name="P1"><text:span text:style-name="T1"><text:s/>542: 10:29:56.10 10:29:58.09 <text:s/>Duration 00:00:01.24 <text:s/>29</text:span></text:p>
      <text:p text:style-name="P1"><text:span text:style-name="T1">On va en études à 17 h 30.</text:span></text:p>
      <text:p text:style-name="P11"/>
      <text:p text:style-name="P1"><text:span text:style-name="T1"><text:s/>543: 10:29:58.13 10:30:01.02 <text:s/>Duration 00:00:02.14 <text:s/>38</text:span></text:p>
      <text:p text:style-name="P1"><text:soft-page-break/><text:span text:style-name="T1">-Après, é quartier...</text:span></text:p>
      <text:p text:style-name="P1"><text:span text:style-name="T1">-Quartier libre.</text:span></text:p>
      <text:p text:style-name="P11"/>
      <text:p text:style-name="P1"><text:span text:style-name="T1"><text:s/>544: 10:30:05.00 10:30:08.10 <text:s/>Duration 00:00:03.10 <text:s/>51</text:span></text:p>
      <text:p text:style-name="P1"><text:span text:style-name="T1">Entre 5 h 30 et 6 h 30,</text:span></text:p>
      <text:p text:style-name="P1"><text:span text:style-name="T1">on a une heure d'études obligatoire.</text:span></text:p>
      <text:p text:style-name="P11"/>
      <text:p text:style-name="P1"><text:span text:style-name="T1"><text:s/>545: 10:30:08.15 10:30:12.21 <text:s/>Duration 00:00:04.06 <text:s/>64</text:span></text:p>
      <text:p text:style-name="P1"><text:span text:style-name="T1">Nous, on a que 2 semaines</text:span></text:p>
      <text:p text:style-name="P1"><text:span text:style-name="T1">par mois de cours,</text:span></text:p>
      <text:p text:style-name="P11"/>
      <text:p text:style-name="P1"><text:span text:style-name="T1"><text:s/>546: 10:30:13.00 10:30:14.16 <text:s/>Duration 00:00:01.16 <text:s/>25</text:span></text:p>
      <text:p text:style-name="P1"><text:span text:style-name="T1">les 2 autres semaines,</text:span></text:p>
      <text:p text:style-name="P1"><text:span text:style-name="T1">on est au boulot.</text:span></text:p>
      <text:p text:style-name="P11"/>
      <text:p text:style-name="P1"><text:span text:style-name="T1"><text:s/>547: 10:30:14.20 10:30:19.01 <text:s/>Duration 00:00:04.06 <text:s/>64</text:span></text:p>
      <text:p text:style-name="P1"><text:span text:style-name="T1">Par rapport à ceux qui sont au lycée</text:span></text:p>
      <text:p text:style-name="P1"><text:span text:style-name="T1">qui ont 4 semaines d'escola,</text:span></text:p>
      <text:p text:style-name="P11"/>
      <text:p text:style-name="P1"><text:span text:style-name="T1"><text:s/>548: 10:30:20.14 10:30:24.19 <text:s/>Duration 00:00:04.05 <text:s/>63</text:span></text:p>
      <text:p text:style-name="P1"><text:span text:style-name="T1">ils ont plus le temps de réviser.</text:span></text:p>
      <text:p text:style-name="P1"><text:span text:style-name="T1">Sim, l'heure d'études est importante.</text:span></text:p>
      <text:p text:style-name="P11"/>
      <text:p text:style-name="P1"><text:span text:style-name="T1"><text:s/>549: 10:30:24.24 10:30:28.14 <text:s/>Duration 00:00:03.15 <text:s/>54</text:span></text:p>
      <text:p text:style-name="P1"><text:span text:style-name="T1">On a exactement les mêmes examens,</text:span></text:p>
      <text:p text:style-name="P1"><text:span text:style-name="T1">que ce soit au lycée ou au CFA.</text:span></text:p>
      <text:p text:style-name="P11"/>
      <text:p text:style-name="P1"><text:span text:style-name="T1"><text:s/>550: 10:30:29.20 10:30:32.06 <text:s/>Duration 00:00:02.11 <text:s/>37</text:span></text:p>
      <text:p text:style-name="P1"><text:span text:style-name="T1">#La filière Champagne#</text:span></text:p>
      <text:p text:style-name="P1"><text:span text:style-name="T1">#crée 30 mil emplois.#</text:span></text:p>
      <text:p text:style-name="P11"/>
      <text:p text:style-name="P1"><text:span text:style-name="T1"><text:s/>551: 10:30:32.10 10:30:34.10 <text:s/>Duration 00:00:02.00 <text:s/>30</text:span></text:p>
      <text:p text:style-name="P1"><text:span text:style-name="T1">#La plupart des alunos travailleront#</text:span></text:p>
      <text:p text:style-name="P11"/>
      <text:p text:style-name="P1"><text:span text:style-name="T1"><text:s/>552: 10:30:34.15 10:30:36.17 <text:s/>Duration 00:00:02.02 <text:s/>31</text:span></text:p>
      <text:p text:style-name="P1"><text:span text:style-name="T1">#comme ouvriers spécialisés#</text:span></text:p>
      <text:p text:style-name="P1"><text:span text:style-name="T1">#dans les vignes,#</text:span></text:p>
      <text:p text:style-name="P11"/>
      <text:p text:style-name="P1"><text:span text:style-name="T1"><text:s/>553: 10:30:36.21 10:30:40.02 <text:s/>Duration 00:00:03.06 <text:s/>49</text:span></text:p>
      <text:p text:style-name="P1"><text:span text:style-name="T1">#mais pour ceux qui veulent devenir</text:span></text:p>
      <text:p text:style-name="P1"><text:span text:style-name="T1">chefs de cave ou œnologues,#</text:span></text:p>
      <text:p text:style-name="P11"/>
      <text:p text:style-name="P1"><text:span text:style-name="T1"><text:s/>554: 10:30:40.07 10:30:42.21 <text:s/>Duration 00:00:02.14 <text:s/>38</text:span></text:p>
      <text:p text:style-name="P1"><text:span text:style-name="T1">#il y a des programmes d'études</text:span></text:p>
      <text:p text:style-name="P1"><text:span text:style-name="T1">de niveau supérieur.#</text:span></text:p>
      <text:p text:style-name="P11"/>
      <text:p text:style-name="P1"><text:span text:style-name="T1"><text:s/>555: 10:30:43.01 10:30:45.04 <text:s/>Duration 00:00:02.03 <text:s/>32</text:span></text:p>
      <text:p text:style-name="P1"><text:span text:style-name="T1">#Cependant,#</text:span></text:p>
      <text:p text:style-name="P1"><text:span text:style-name="T1">#malgré les nombreux débouchés,#</text:span></text:p>
      <text:p text:style-name="P11"/>
      <text:p text:style-name="P1"><text:span text:style-name="T1"><text:s/>556: 10:30:45.09 10:30:47.24 <text:s/>Duration 00:00:02.15 <text:s/>39</text:span></text:p>
      <text:p text:style-name="P1"><text:span text:style-name="T1">#peu d'alunos</text:span></text:p>
      <text:p text:style-name="P1"><text:span text:style-name="T1">posséderont un jour un vignoble.#</text:span></text:p>
      <text:p text:style-name="P11"/>
      <text:p text:style-name="P1"><text:span text:style-name="T1"><text:s/>557: 10:30:48.03 10:30:52.04 <text:s/>Duration 00:00:04.01 <text:s/>61</text:span></text:p>
      <text:p text:style-name="P1"><text:span text:style-name="T1">Un hectare coûte entre 1 million</text:span></text:p>
      <text:p text:style-name="P1"><text:span text:style-name="T1">et 1,3 million d'euros.</text:span></text:p>
      <text:p text:style-name="P11"/>
      <text:p text:style-name="P1"><text:span text:style-name="T1"><text:s/>558: 10:30:52.08 10:30:56.21 <text:s/>Duration 00:00:04.13 <text:s/>68</text:span></text:p>
      <text:p text:style-name="P1"><text:span text:style-name="T1">Tout ce qui est Avize, Oger, Cramant,</text:span></text:p>
      <text:p text:style-name="P1"><text:soft-page-break/><text:span text:style-name="T1">é la côte des Blancs.</text:span></text:p>
      <text:p text:style-name="P11"/>
      <text:p text:style-name="P1"><text:span text:style-name="T1"><text:s/>559: 10:30:57.01 10:31:00.00 <text:s/>Duration 00:00:02.24 <text:s/>44</text:span></text:p>
      <text:p text:style-name="P1"><text:span text:style-name="T1">Là, ça commence à coûter</text:span></text:p>
      <text:p text:style-name="P1"><text:span text:style-name="T1">entre 1,7 million et 2 milhões.</text:span></text:p>
      <text:p text:style-name="P11"/>
      <text:p text:style-name="P1"><text:span text:style-name="T1"><text:s/>560: 10:31:00.17 10:31:03.11 <text:s/>Duration 00:00:02.19 <text:s/>41</text:span></text:p>
      <text:p text:style-name="P1"><text:span text:style-name="T1">Si les parents n'ont pas</text:span></text:p>
      <text:p text:style-name="P1"><text:span text:style-name="T1">d'exploitation, on peut pas en avoir,</text:span></text:p>
      <text:p text:style-name="P11"/>
      <text:p text:style-name="P1"><text:span text:style-name="T1"><text:s/>561: 10:31:03.16 10:31:05.02 <text:s/>Duration 00:00:01.11 <text:s/>22</text:span></text:p>
      <text:p text:style-name="P1"><text:span text:style-name="T1">sauf si on est riches, mais?</text:span></text:p>
      <text:p text:style-name="P11"/>
      <text:p text:style-name="P1"><text:span text:style-name="T1"><text:s/>562: 10:31:05.07 10:31:08.01 <text:s/>Duration 00:00:02.19 <text:s/>41</text:span></text:p>
      <text:p text:style-name="P1"><text:span text:style-name="T1">Si on n'a pas de famille</text:span></text:p>
      <text:p text:style-name="P1"><text:span text:style-name="T1">qui travaille dans la vigne...</text:span></text:p>
      <text:p text:style-name="P11"/>
      <text:p text:style-name="P1"><text:span text:style-name="T1"><text:s/>563: 10:31:08.20 10:31:11.23 <text:s/>Duration 00:00:03.03 <text:s/>47</text:span></text:p>
      <text:p text:style-name="P1"><text:span text:style-name="T1">-Ou sur une ferme.</text:span></text:p>
      <text:p text:style-name="P1"><text:span text:style-name="T1">-On n'aura pas de vignes après.</text:span></text:p>
      <text:p text:style-name="P11"/>
      <text:p text:style-name="P1"><text:span text:style-name="T1"><text:s/>564: 10:31:12.02 10:31:15.09 <text:s/>Duration 00:00:03.07 <text:s/>49</text:span></text:p>
      <text:p text:style-name="P1"><text:span text:style-name="T1">Ou alors, si on se trouve une femme</text:span></text:p>
      <text:p text:style-name="P1"><text:span text:style-name="T1">qui a déjà des hectares,</text:span></text:p>
      <text:p text:style-name="P11"/>
      <text:p text:style-name="P1"><text:span text:style-name="T1"><text:s/>565: 10:31:15.13 10:31:17.20 <text:s/>Duration 00:00:02.07 <text:s/>34</text:span></text:p>
      <text:p text:style-name="P1"><text:span text:style-name="T1">ça peut être bien.</text:span></text:p>
      <text:p text:style-name="P1"><text:span text:style-name="T1">Là, on peut...</text:span></text:p>
      <text:p text:style-name="P11"/>
      <text:p text:style-name="P1"><text:span text:style-name="T1"><text:s/>566: 10:31:17.24 10:31:21.22 <text:s/>Duration 00:00:03.23 <text:s/>59</text:span></text:p>
      <text:p text:style-name="P1"><text:span text:style-name="T1">Ou quelqu'un qui n'a pas</text:span></text:p>
      <text:p text:style-name="P1"><text:span text:style-name="T1">de descendance et qui te lègue.</text:span></text:p>
      <text:p text:style-name="P11"/>
      <text:p text:style-name="P1"><text:span text:style-name="T1"><text:s/>567: 10:31:22.01 10:31:23.20 <text:s/>Duration 00:00:01.19 <text:s/>26</text:span></text:p>
      <text:p text:style-name="P1"><text:span text:style-name="T1">Un ami a eu 5 hectares.</text:span></text:p>
      <text:p text:style-name="P11"/>
      <text:p text:style-name="P1"><text:span text:style-name="T1"><text:s/>568: 10:31:24.00 10:31:26.00 <text:s/>Duration 00:00:02.00 <text:s/>30</text:span></text:p>
      <text:p text:style-name="P1"><text:span text:style-name="T1">Ses parents étaient amis</text:span></text:p>
      <text:p text:style-name="P1"><text:span text:style-name="T1">avec une vieille dame</text:span></text:p>
      <text:p text:style-name="P11"/>
      <text:p text:style-name="P1"><text:span text:style-name="T1"><text:s/>569: 10:31:26.05 10:31:27.05 <text:s/>Duration 00:00:01.00 <text:s/>15</text:span></text:p>
      <text:p text:style-name="P1"><text:span text:style-name="T1">sans descendance.</text:span></text:p>
      <text:p text:style-name="P11"/>
      <text:p text:style-name="P1"><text:span text:style-name="T1"><text:s/>570: 10:31:27.09 10:31:30.13 <text:s/>Duration 00:00:03.04 <text:s/>47</text:span></text:p>
      <text:p text:style-name="P1"><text:span text:style-name="T1">Quand elle est décédée, elle a légué</text:span></text:p>
      <text:p text:style-name="P1"><text:span text:style-name="T1">ses 5 hectares à ses parents.</text:span></text:p>
      <text:p text:style-name="P11"/>
      <text:p text:style-name="P1"><text:span text:style-name="T1"><text:s/>571: 10:31:30.17 10:31:33.11 <text:s/>Duration 00:00:02.19 <text:s/>41</text:span></text:p>
      <text:p text:style-name="P1"><text:span text:style-name="T1">-Et lui, il les a récupérés.</text:span></text:p>
      <text:p text:style-name="P1"><text:span text:style-name="T1">-Sim, ça arrive aussi.</text:span></text:p>
      <text:p text:style-name="P11"/>
      <text:p text:style-name="P1"><text:span text:style-name="T1"><text:s/>572: 10:31:33.15 10:31:36.24 <text:s/>Duration 00:00:03.09 <text:s/>50</text:span></text:p>
      <text:p text:style-name="P1"><text:span text:style-name="T1">Ça arrive, mais bon,</text:span></text:p>
      <text:p text:style-name="P1"><text:span text:style-name="T1">il faut vraiment avoir de la chance.</text:span></text:p>
      <text:p text:style-name="P11"/>
      <text:p text:style-name="P1"><text:span text:style-name="T1"><text:s/>573: 10:31:37.03 10:31:39.16 <text:s/>Duration 00:00:02.13 <text:s/>38</text:span></text:p>
      <text:p text:style-name="P1"><text:span text:style-name="T1">-Il faut avoir de la chance.</text:span></text:p>
      <text:p text:style-name="P1"><text:span text:style-name="T1">-É vrai, ça.</text:span></text:p>
      <text:p text:style-name="P11"/>
      <text:p text:style-name="P1"><text:span text:style-name="T1"><text:s/>574: 10:31:42.00 10:31:46.03 <text:s/>Duration 00:00:04.03 <text:s/>62</text:span></text:p>
      <text:p text:style-name="P1"><text:soft-page-break/><text:span text:style-name="T1">À l'origine, é une famille locale</text:span></text:p>
      <text:p text:style-name="P1"><text:span text:style-name="T1">de négociants en vins,</text:span></text:p>
      <text:p text:style-name="P11"/>
      <text:p text:style-name="P1"><text:span text:style-name="T1"><text:s/>575: 10:31:46.07 10:31:49.04 <text:s/>Duration 00:00:02.22 <text:s/>43</text:span></text:p>
      <text:p text:style-name="P1"><text:span text:style-name="T1">la famille Puisard,</text:span></text:p>
      <text:p text:style-name="P1"><text:span text:style-name="T1">qui se trouvait sans successeur,</text:span></text:p>
      <text:p text:style-name="P11"/>
      <text:p text:style-name="P1"><text:span text:style-name="T1"><text:s/>576: 10:31:49.09 10:31:51.22 <text:s/>Duration 00:00:02.13 <text:s/>38</text:span></text:p>
      <text:p text:style-name="P1"><text:span text:style-name="T1">qui a souhaité léguer, en fait,</text:span></text:p>
      <text:p text:style-name="P1"><text:span text:style-name="T1">sa propriété</text:span></text:p>
      <text:p text:style-name="P11"/>
      <text:p text:style-name="P1"><text:span text:style-name="T1"><text:s/>577: 10:31:52.02 10:31:54.05 <text:s/>Duration 00:00:02.03 <text:s/>32</text:span></text:p>
      <text:p text:style-name="P1"><text:span text:style-name="T1">dans l'optique</text:span></text:p>
      <text:p text:style-name="P1"><text:span text:style-name="T1">de construire une escola.</text:span></text:p>
      <text:p text:style-name="P11"/>
      <text:p text:style-name="P1"><text:span text:style-name="T1"><text:s/>578: 10:31:54.10 10:31:58.17 <text:s/>Duration 00:00:04.07 <text:s/>64</text:span></text:p>
      <text:p text:style-name="P1"><text:span text:style-name="T1">Depuis, nous mettons bien évidemment</text:span></text:p>
      <text:p text:style-name="P1"><text:span text:style-name="T1">tout notre cœur à développer</text:span></text:p>
      <text:p text:style-name="P11"/>
      <text:p text:style-name="P1"><text:span text:style-name="T1"><text:s/>579: 10:31:58.21 10:32:00.08 <text:s/>Duration 00:00:01.12 <text:s/>22</text:span></text:p>
      <text:p text:style-name="P1"><text:span text:style-name="T1">un certain nombre de cours</text:span></text:p>
      <text:p text:style-name="P11"/>
      <text:p text:style-name="P1"><text:span text:style-name="T1"><text:s/>580: 10:32:00.12 10:32:03.10 <text:s/>Duration 00:00:02.23 <text:s/>44</text:span></text:p>
      <text:p text:style-name="P1"><text:span text:style-name="T1">et à perpétuer</text:span></text:p>
      <text:p text:style-name="P1"><text:span text:style-name="T1">l'histoire de cette famille,</text:span></text:p>
      <text:p text:style-name="P11"/>
      <text:p text:style-name="P1"><text:span text:style-name="T1"><text:s/>581: 10:32:03.14 10:32:05.01 <text:s/>Duration 00:00:01.12 <text:s/>22</text:span></text:p>
      <text:p text:style-name="P1"><text:span text:style-name="T1">qui est encore très présente.</text:span></text:p>
      <text:p text:style-name="P11"/>
      <text:p text:style-name="P1"><text:span text:style-name="T1"><text:s/>582: 10:32:05.05 10:32:07.07 <text:s/>Duration 00:00:02.02 <text:s/>31</text:span></text:p>
      <text:p text:style-name="P1"><text:span text:style-name="T1">L'une des cuvées</text:span></text:p>
      <text:p text:style-name="P1"><text:span text:style-name="T1">qui est commercialisée</text:span></text:p>
      <text:p text:style-name="P11"/>
      <text:p text:style-name="P1"><text:span text:style-name="T1"><text:s/>583: 10:32:07.11 10:32:10.10 <text:s/>Duration 00:00:02.24 <text:s/>44</text:span></text:p>
      <text:p text:style-name="P1"><text:span text:style-name="T1">sur notre domaine porte le nom</text:span></text:p>
      <text:p text:style-name="P1"><text:span text:style-name="T1">de Louise Eugénie,</text:span></text:p>
      <text:p text:style-name="P11"/>
      <text:p text:style-name="P1"><text:span text:style-name="T1"><text:s/>584: 10:32:10.14 10:32:14.18 <text:s/>Duration 00:00:04.04 <text:s/>62</text:span></text:p>
      <text:p text:style-name="P1"><text:span text:style-name="T1">qui est la donatrice, en fait,</text:span></text:p>
      <text:p text:style-name="P1"><text:span text:style-name="T1">de ce magnifique domaine à l'escola.</text:span></text:p>
      <text:p text:style-name="P11"/>
      <text:p text:style-name="P1"><text:span text:style-name="T1"><text:s/>585: 10:32:21.13 10:32:23.06 <text:s/>Duration 00:00:01.18 <text:s/>26</text:span></text:p>
      <text:p text:style-name="P1"><text:span text:style-name="T1">#Contrairement#</text:span></text:p>
      <text:p text:style-name="P1"><text:span text:style-name="T1">#aux alunos en Champagne,#</text:span></text:p>
      <text:p text:style-name="P11"/>
      <text:p text:style-name="P1"><text:span text:style-name="T1"><text:s/>586: 10:32:23.11 10:32:26.17 <text:s/>Duration 00:00:03.06 <text:s/>49</text:span></text:p>
      <text:p text:style-name="P1"><text:span text:style-name="T1">#les pastores ne font pas# #le queijo</text:span></text:p>
      <text:p text:style-name="P1"><text:span text:style-name="T1">vendu par des Franciscains,#</text:span></text:p>
      <text:p text:style-name="P11"/>
      <text:p text:style-name="P1"><text:span text:style-name="T1"><text:s/>587: 10:32:26.21 10:32:29.19 <text:s/>Duration 00:00:02.23 <text:s/>44</text:span></text:p>
      <text:p text:style-name="P1"><text:span text:style-name="T1">#mais ils en apprennent#</text:span></text:p>
      <text:p text:style-name="P1"><text:span text:style-name="T1">#les secrets de fabrication.#</text:span></text:p>
      <text:p text:style-name="P11"/>
      <text:p text:style-name="P1"><text:span text:style-name="T1"><text:s/>588: 10:32:29.23 10:32:31.21 <text:s/>Duration 00:00:01.23 <text:s/>29</text:span></text:p>
      <text:p text:style-name="P1"><text:span text:style-name="T1">#Comme l'ano scolaire#</text:span></text:p>
      <text:p text:style-name="P1"><text:span text:style-name="T1">#vient de commencer,#</text:span></text:p>
      <text:p text:style-name="P11"/>
      <text:p text:style-name="P1"><text:span text:style-name="T1"><text:s/>589: 10:32:32.00 10:32:36.00 <text:s/>Duration 00:00:04.00 <text:s/>60</text:span></text:p>
      <text:p text:style-name="P1"><text:span text:style-name="T1">#é la 1re fois que les étudiants</text:span></text:p>
      <text:p text:style-name="P1"><text:span text:style-name="T1">vont faire une dégustation.#</text:span></text:p>
      <text:p text:style-name="P11"><text:soft-page-break/></text:p>
      <text:p text:style-name="P1"><text:span text:style-name="T1"><text:s/>590: 10:32:41.11 10:32:44.02 <text:s/>Duration 00:00:02.16 <text:s/>40</text:span></text:p>
      <text:p text:style-name="P1"><text:span text:style-name="T1">Le queijo</text:span></text:p>
      <text:p text:style-name="P1"><text:span text:style-name="T1">que vous produisez ici est un produit</text:span></text:p>
      <text:p text:style-name="P11"/>
      <text:p text:style-name="P1"><text:span text:style-name="T1"><text:s/>591: 10:32:44.06 10:32:46.10 <text:s/>Duration 00:00:02.04 <text:s/>32</text:span></text:p>
      <text:p text:style-name="P1"><text:span text:style-name="T1">d'appellation d'origine contrôlée?</text:span></text:p>
      <text:p text:style-name="P11"/>
      <text:p text:style-name="P1"><text:span text:style-name="T1"><text:s/>592: 10:32:46.14 10:32:49.05 <text:s/>Duration 00:00:02.16 <text:s/>40</text:span></text:p>
      <text:p text:style-name="P1"><text:span text:style-name="T1">Sim. Pour élaborer</text:span></text:p>
      <text:p text:style-name="P1"><text:span text:style-name="T1">un queijo Idiazabal,</text:span></text:p>
      <text:p text:style-name="P11"/>
      <text:p text:style-name="P1"><text:span text:style-name="T1"><text:s/>593: 10:32:49.10 10:32:52.20 <text:s/>Duration 00:00:03.10 <text:s/>51</text:span></text:p>
      <text:p text:style-name="P1"><text:span text:style-name="T1">il faut remplir 4 exigences:</text:span></text:p>
      <text:p text:style-name="P1"><text:span text:style-name="T1">premièrement,</text:span></text:p>
      <text:p text:style-name="P11"/>
      <text:p text:style-name="P1"><text:span text:style-name="T1"><text:s/>594: 10:32:52.24 10:32:56.07 <text:s/>Duration 00:00:03.08 <text:s/>50</text:span></text:p>
      <text:p text:style-name="P1"><text:span text:style-name="T1">les animaux doivent être</text:span></text:p>
      <text:p text:style-name="P1"><text:span text:style-name="T1">de race latxa ou carranzana.</text:span></text:p>
      <text:p text:style-name="P11"/>
      <text:p text:style-name="P1"><text:span text:style-name="T1"><text:s/>595: 10:32:57.15 10:32:59.16 <text:s/>Duration 00:00:02.01 <text:s/>31</text:span></text:p>
      <text:p text:style-name="P1"><text:span text:style-name="T1">Deuxièmement,</text:span></text:p>
      <text:p text:style-name="P1"><text:span text:style-name="T1">ils doivent être élevés</text:span></text:p>
      <text:p text:style-name="P11"/>
      <text:p text:style-name="P1"><text:span text:style-name="T1"><text:s/>596: 10:32:59.21 10:33:03.20 <text:s/>Duration 00:00:03.24 <text:s/>59</text:span></text:p>
      <text:p text:style-name="P1"><text:span text:style-name="T1">sur le territoire de la Communauté</text:span></text:p>
      <text:p text:style-name="P1"><text:span text:style-name="T1">autonome basque ou de la Navarre.</text:span></text:p>
      <text:p text:style-name="P11"/>
      <text:p text:style-name="P1"><text:span text:style-name="T1"><text:s/>597: 10:33:04.00 10:33:08.07 <text:s/>Duration 00:00:04.07 <text:s/>64</text:span></text:p>
      <text:p text:style-name="P1"><text:span text:style-name="T1">Troisièmement, le queijo</text:span></text:p>
      <text:p text:style-name="P1"><text:span text:style-name="T1">doit être élaboré avec du lait cru,</text:span></text:p>
      <text:p text:style-name="P11"/>
      <text:p text:style-name="P1"><text:span text:style-name="T1"><text:s/>598: 10:33:08.12 10:33:12.11 <text:s/>Duration 00:00:03.24 <text:s/>59</text:span></text:p>
      <text:p text:style-name="P1"><text:span text:style-name="T1">et quatrièmement, il doit subir</text:span></text:p>
      <text:p text:style-name="P1"><text:span text:style-name="T1">une maturation d'au moins 2 mois.</text:span></text:p>
      <text:p text:style-name="P11"/>
      <text:p text:style-name="P1"><text:span text:style-name="T1"><text:s/>599: 10:33:15.21 10:33:19.03 <text:s/>Duration 00:00:03.07 <text:s/>49</text:span></text:p>
      <text:p text:style-name="P1"><text:span text:style-name="T1">Il s'agit de capter le piquant</text:span></text:p>
      <text:p text:style-name="P1"><text:span text:style-name="T1">du caillage naturel de l'agneau.</text:span></text:p>
      <text:p text:style-name="P11"/>
      <text:p text:style-name="P1"><text:span text:style-name="T1"><text:s/>600: 10:33:21.06 10:33:24.01 <text:s/>Duration 00:00:02.20 <text:s/>42</text:span></text:p>
      <text:p text:style-name="P1"><text:span text:style-name="T1">Il faut que le goût soit agréable</text:span></text:p>
      <text:p text:style-name="P1"><text:span text:style-name="T1">en bouche</text:span></text:p>
      <text:p text:style-name="P11"/>
      <text:p text:style-name="P1"><text:span text:style-name="T1"><text:s/>601: 10:33:24.05 10:33:26.07 <text:s/>Duration 00:00:02.02 <text:s/>31</text:span></text:p>
      <text:p text:style-name="P1"><text:span text:style-name="T1">et qu'il persiste un certain temps.</text:span></text:p>
      <text:p text:style-name="P11"/>
      <text:p text:style-name="P1"><text:span text:style-name="T1"><text:s/>602: 10:33:27.15 10:33:28.18 <text:s/>Duration 00:00:01.03 <text:s/>17</text:span></text:p>
      <text:p text:style-name="P1"><text:span text:style-name="T1">Goûtons-le.</text:span></text:p>
      <text:p text:style-name="P11"/>
      <text:p text:style-name="P1"><text:span text:style-name="T1"><text:s/>603: 10:33:32.20 10:33:36.18 <text:s/>Duration 00:00:03.23 <text:s/>59</text:span></text:p>
      <text:p text:style-name="P1"><text:span text:style-name="T1">Vous me direz s'il est bon ou pas.</text:span></text:p>
      <text:p text:style-name="P1"><text:span text:style-name="T1">Coupons-en des morceaux.</text:span></text:p>
      <text:p text:style-name="P11"/>
      <text:p text:style-name="P1"><text:span text:style-name="T1"><text:s/>604: 10:33:37.10 10:33:39.15 <text:s/>Duration 00:00:02.05 <text:s/>33</text:span></text:p>
      <text:p text:style-name="P1"><text:span text:style-name="T1">Je l'aime beaucoup.</text:span></text:p>
      <text:p text:style-name="P1"><text:span text:style-name="T1">Il fond bien.</text:span></text:p>
      <text:p text:style-name="P11"/>
      <text:p text:style-name="P1"><text:span text:style-name="T1"><text:s/>605: 10:33:41.20 10:33:43.13 <text:s/>Duration 00:00:01.18 <text:s/>26</text:span></text:p>
      <text:p text:style-name="P1"><text:span text:style-name="T1">Il a une texture douce,</text:span></text:p>
      <text:p text:style-name="P11"><text:soft-page-break/></text:p>
      <text:p text:style-name="P1"><text:span text:style-name="T1"><text:s/>606: 10:33:43.17 10:33:47.01 <text:s/>Duration 00:00:03.09 <text:s/>50</text:span></text:p>
      <text:p text:style-name="P1"><text:span text:style-name="T1">sans aucune sensation granuleuse</text:span></text:p>
      <text:p text:style-name="P1"><text:span text:style-name="T1">ou farineuse.</text:span></text:p>
      <text:p text:style-name="P11"/>
      <text:p text:style-name="P1"><text:span text:style-name="T1"><text:s/>607: 10:33:47.19 10:33:49.17 <text:s/>Duration 00:00:01.23 <text:s/>29</text:span></text:p>
      <text:p text:style-name="P1"><text:span text:style-name="T1">La texture est réussie.</text:span></text:p>
      <text:p text:style-name="P1"><text:span text:style-name="T1">Je l'aime beaucoup.</text:span></text:p>
      <text:p text:style-name="P11"/>
      <text:p text:style-name="P1"><text:span text:style-name="T1"><text:s/>608: 10:33:53.07 10:33:56.17 <text:s/>Duration 00:00:03.10 <text:s/>51</text:span></text:p>
      <text:p text:style-name="P1"><text:span text:style-name="T1">Fabriquer un queijo normalisé,</text:span></text:p>
      <text:p text:style-name="P1"><text:span text:style-name="T1">ce n'est pas difficile.</text:span></text:p>
      <text:p text:style-name="P11"/>
      <text:p text:style-name="P1"><text:span text:style-name="T1"><text:s/>609: 10:33:56.21 10:33:59.18 <text:s/>Duration 00:00:02.22 <text:s/>43</text:span></text:p>
      <text:p text:style-name="P1"><text:span text:style-name="T1">On aura plus de difficultés</text:span></text:p>
      <text:p text:style-name="P1"><text:span text:style-name="T1">à réaliser de grands queijos,</text:span></text:p>
      <text:p text:style-name="P11"/>
      <text:p text:style-name="P1"><text:span text:style-name="T1"><text:s/>610: 10:33:59.22 10:34:03.05 <text:s/>Duration 00:00:03.08 <text:s/>50</text:span></text:p>
      <text:p text:style-name="P1"><text:span text:style-name="T1">mais nos étudiants ont toute</text:span></text:p>
      <text:p text:style-name="P1"><text:span text:style-name="T1">la technologie à leur disposition.</text:span></text:p>
      <text:p text:style-name="P11"/>
      <text:p text:style-name="P1"><text:span text:style-name="T1"><text:s/>611: 10:34:03.10 10:34:05.08 <text:s/>Duration 00:00:01.23 <text:s/>29</text:span></text:p>
      <text:p text:style-name="P1"><text:span text:style-name="T1">Ils réussiront sans aucun doute.</text:span></text:p>
      <text:p text:style-name="P11"/>
      <text:p text:style-name="P1"><text:span text:style-name="T1"><text:s/>612: 10:34:07.02 10:34:10.08 <text:s/>Duration 00:00:03.06 <text:s/>49</text:span></text:p>
      <text:p text:style-name="P1"><text:span text:style-name="T1">À la fin, il faut faire</text:span></text:p>
      <text:p text:style-name="P1"><text:span text:style-name="T1">une présentation devant un comité</text:span></text:p>
      <text:p text:style-name="P11"/>
      <text:p text:style-name="P1"><text:span text:style-name="T1"><text:s/>613: 10:34:10.12 10:34:13.18 <text:s/>Duration 00:00:03.06 <text:s/>49</text:span></text:p>
      <text:p text:style-name="P1"><text:span text:style-name="T1">qui évaluera le travail réalisé</text:span></text:p>
      <text:p text:style-name="P1"><text:span text:style-name="T1">pour encadrer le projet.</text:span></text:p>
      <text:p text:style-name="P11"/>
      <text:p text:style-name="P1"><text:span text:style-name="T1"><text:s/>614: 10:34:14.20 10:34:16.21 <text:s/>Duration 00:00:02.01 <text:s/>31</text:span></text:p>
      <text:p text:style-name="P1"><text:span text:style-name="T1">On doit faire une analyse économique,</text:span></text:p>
      <text:p text:style-name="P11"/>
      <text:p text:style-name="P1"><text:span text:style-name="T1"><text:s/>615: 10:34:17.00 10:34:19.13 <text:s/>Duration 00:00:02.13 <text:s/>38</text:span></text:p>
      <text:p text:style-name="P1"><text:span text:style-name="T1">afin d'évaluer le budget</text:span></text:p>
      <text:p text:style-name="P1"><text:span text:style-name="T1">qui sera nécessaire si le projet</text:span></text:p>
      <text:p text:style-name="P11"/>
      <text:p text:style-name="P1"><text:span text:style-name="T1"><text:s/>616: 10:34:19.17 10:34:21.01 <text:s/>Duration 00:00:01.09 <text:s/>20</text:span></text:p>
      <text:p text:style-name="P1"><text:span text:style-name="T1">n'est pas déjà entamé.</text:span></text:p>
      <text:p text:style-name="P11"/>
      <text:p text:style-name="P1"><text:span text:style-name="T1"><text:s/>617: 10:34:22.02 10:34:23.24 <text:s/>Duration 00:00:01.22 <text:s/>28</text:span></text:p>
      <text:p text:style-name="P1"><text:span text:style-name="T1">Ou si le travail est déjà en marche,</text:span></text:p>
      <text:p text:style-name="P11"/>
      <text:p text:style-name="P1"><text:span text:style-name="T1"><text:s/>618: 10:34:24.03 10:34:26.22 <text:s/>Duration 00:00:02.19 <text:s/>41</text:span></text:p>
      <text:p text:style-name="P1"><text:span text:style-name="T1">il faut trouver des moyens</text:span></text:p>
      <text:p text:style-name="P1"><text:span text:style-name="T1">de compléter ou d'améliorer</text:span></text:p>
      <text:p text:style-name="P11"/>
      <text:p text:style-name="P1"><text:span text:style-name="T1"><text:s/>619: 10:34:27.02 10:34:28.07 <text:s/>Duration 00:00:01.05 <text:s/>18</text:span></text:p>
      <text:p text:style-name="P1"><text:span text:style-name="T1">le financement.</text:span></text:p>
      <text:p text:style-name="P11"/>
      <text:p text:style-name="P1"><text:span text:style-name="T1"><text:s/>620: 10:34:29.02 10:34:31.09 <text:s/>Duration 00:00:02.07 <text:s/>34</text:span></text:p>
      <text:p text:style-name="P1"><text:span text:style-name="T1">La même chose</text:span></text:p>
      <text:p text:style-name="P1"><text:span text:style-name="T1">vaut pour les installations.</text:span></text:p>
      <text:p text:style-name="P11"/>
      <text:p text:style-name="P1"><text:span text:style-name="T1"><text:s/>621: 10:34:33.06 10:34:36.11 <text:s/>Duration 00:00:03.05 <text:s/>48</text:span></text:p>
      <text:p text:style-name="P1"><text:span text:style-name="T1">Il faut avoir fait cette analyse</text:span></text:p>
      <text:p text:style-name="P1"><text:span text:style-name="T1">afin que dans un an, ou deux,</text:span></text:p>
      <text:p text:style-name="P11"/>
      <text:p text:style-name="P1"><text:soft-page-break/><text:span text:style-name="T1"><text:s/>622: 10:34:36.15 10:34:38.24 <text:s/>Duration 00:00:02.09 <text:s/>35</text:span></text:p>
      <text:p text:style-name="P1"><text:span text:style-name="T1">ou trois, ou cinq,</text:span></text:p>
      <text:p text:style-name="P11"/>
      <text:p text:style-name="P1"><text:span text:style-name="T1"><text:s/>623: 10:34:39.03 10:34:41.01 <text:s/>Duration 00:00:01.23 <text:s/>29</text:span></text:p>
      <text:p text:style-name="P1"><text:span text:style-name="T1">le projet puisse aller de l'avant.</text:span></text:p>
      <text:p text:style-name="P11"/>
      <text:p text:style-name="P1"><text:span text:style-name="T1"><text:s/>624: 10:34:42.19 10:34:44.11 <text:s/>Duration 00:00:01.17 <text:s/>25</text:span></text:p>
      <text:p text:style-name="P1"><text:span text:style-name="T1">Tu sais boire dans une botte?</text:span></text:p>
      <text:p text:style-name="P11"/>
      <text:p text:style-name="P1"><text:span text:style-name="T1"><text:s/>625: 10:34:44.16 10:34:46.20 <text:s/>Duration 00:00:02.04 <text:s/>32</text:span></text:p>
      <text:p text:style-name="P1"><text:span text:style-name="T1">Il faut bien toucher</text:span></text:p>
      <text:p text:style-name="P1"><text:span text:style-name="T1">le cul de la botte.</text:span></text:p>
      <text:p text:style-name="P11"/>
      <text:p text:style-name="P1"><text:span text:style-name="T1"><text:s/>626: 10:34:53.20 10:34:55.00 <text:s/>Duration 00:00:01.05 <text:s/>18</text:span></text:p>
      <text:p text:style-name="P1"><text:span text:style-name="T1">Très élégant!</text:span></text:p>
      <text:p text:style-name="P11"/>
      <text:p text:style-name="P1"><text:span text:style-name="T1"><text:s/>627: 10:34:56.19 10:34:59.11 <text:s/>Duration 00:00:02.17 <text:s/>40</text:span></text:p>
      <text:p text:style-name="P1"><text:span text:style-name="T1">É sûr que je vais</text:span></text:p>
      <text:p text:style-name="P1"><text:span text:style-name="T1">en mettre partout. É sûr.</text:span></text:p>
      <text:p text:style-name="P11"/>
      <text:p text:style-name="P1"><text:span text:style-name="T1"><text:s/>628: 10:35:06.05 10:35:10.07 <text:s/>Duration 00:00:04.02 <text:s/>61</text:span></text:p>
      <text:p text:style-name="P1"><text:span text:style-name="T1">Oh, ça va. É bon.</text:span></text:p>
      <text:p text:style-name="P1"><text:span text:style-name="T1">É assez. Merci.</text:span></text:p>
      <text:p text:style-name="P11"/>
      <text:p text:style-name="P1"><text:span text:style-name="T1"><text:s/>629: 10:35:14.09 10:35:16.19 <text:s/>Duration 00:00:02.10 <text:s/>36</text:span></text:p>
      <text:p text:style-name="P1"><text:span text:style-name="T1">É une autre version</text:span></text:p>
      <text:p text:style-name="P1"><text:span text:style-name="T1">du vin et queijo.</text:span></text:p>
      <text:p text:style-name="P11"/>
      <text:p text:style-name="P1"><text:span text:style-name="T1"><text:s/>630: 10:35:19.03 10:35:22.18 <text:s/>Duration 00:00:03.15 <text:s/>54</text:span></text:p>
      <text:p text:style-name="P1"><text:span text:style-name="T1">#É vrai que ça manque d'élégance#</text:span></text:p>
      <text:p text:style-name="P1"><text:span text:style-name="T1">#et qu'on est bien loin du décorum#</text:span></text:p>
      <text:p text:style-name="P11"/>
      <text:p text:style-name="P1"><text:span text:style-name="T1"><text:s/>631: 10:35:22.22 10:35:25.02 <text:s/>Duration 00:00:02.05 <text:s/>33</text:span></text:p>
      <text:p text:style-name="P1"><text:span text:style-name="T1">#qu'inspirent les bulles de champagne.#</text:span></text:p>
      <text:p text:style-name="P11"/>
      <text:p text:style-name="P1"><text:span text:style-name="T1"><text:s/>632: 10:35:34.20 10:35:38.09 <text:s/>Duration 00:00:03.14 <text:s/>53</text:span></text:p>
      <text:p text:style-name="P1"><text:span text:style-name="T1">Donc,</text:span></text:p>
      <text:p text:style-name="P1"><text:span text:style-name="T1">premier TP dégustation de l'ano.</text:span></text:p>
      <text:p text:style-name="P11"/>
      <text:p text:style-name="P1"><text:span text:style-name="T1"><text:s/>633: 10:35:38.14 10:35:41.03 <text:s/>Duration 00:00:02.14 <text:s/>38</text:span></text:p>
      <text:p text:style-name="P1"><text:span text:style-name="T1">Vous avez vu</text:span></text:p>
      <text:p text:style-name="P1"><text:span text:style-name="T1">que vous aviez des verres noirs.</text:span></text:p>
      <text:p text:style-name="P11"/>
      <text:p text:style-name="P1"><text:span text:style-name="T1"><text:s/>634: 10:35:41.08 10:35:44.07 <text:s/>Duration 00:00:02.24 <text:s/>44</text:span></text:p>
      <text:p text:style-name="P1"><text:span text:style-name="T1">Les verres noirs, é un jeu</text:span></text:p>
      <text:p text:style-name="P1"><text:span text:style-name="T1">qui va pouvoir nous faire voir</text:span></text:p>
      <text:p text:style-name="P11"/>
      <text:p text:style-name="P1"><text:span text:style-name="T1"><text:s/>635: 10:35:44.11 10:35:48.06 <text:s/>Duration 00:00:03.20 <text:s/>57</text:span></text:p>
      <text:p text:style-name="P1"><text:span text:style-name="T1">si vous êtes capables</text:span></text:p>
      <text:p text:style-name="P1"><text:span text:style-name="T1">de différencier un vin rosé,</text:span></text:p>
      <text:p text:style-name="P11"/>
      <text:p text:style-name="P1"><text:span text:style-name="T1"><text:s/>636: 10:35:49.01 10:35:52.17 <text:s/>Duration 00:00:03.16 <text:s/>55</text:span></text:p>
      <text:p text:style-name="P1"><text:span text:style-name="T1">donc notamment un champagne,</text:span></text:p>
      <text:p text:style-name="P1"><text:span text:style-name="T1">d'un vin blanc,</text:span></text:p>
      <text:p text:style-name="P11"/>
      <text:p text:style-name="P1"><text:span text:style-name="T1"><text:s/>637: 10:35:52.21 10:35:54.21 <text:s/>Duration 00:00:02.00 <text:s/>30</text:span></text:p>
      <text:p text:style-name="P1"><text:span text:style-name="T1">qui est également un champagne.</text:span></text:p>
      <text:p text:style-name="P11"/>
      <text:p text:style-name="P1"><text:span text:style-name="T1"><text:s/>638: 10:35:55.00 10:35:56.12 <text:s/>Duration 00:00:01.12 <text:s/>22</text:span></text:p>
      <text:p text:style-name="P1"><text:span text:style-name="T1">Donc, sans le goûter,</text:span></text:p>
      <text:p text:style-name="P11"><text:soft-page-break/></text:p>
      <text:p text:style-name="P1"><text:span text:style-name="T1"><text:s/>639: 10:35:56.17 10:36:01.01 <text:s/>Duration 00:00:04.09 <text:s/>65</text:span></text:p>
      <text:p text:style-name="P1"><text:span text:style-name="T1">juste à l'odeur,</text:span></text:p>
      <text:p text:style-name="P1"><text:span text:style-name="T1">grâce aux saveurs,</text:span></text:p>
      <text:p text:style-name="P11"/>
      <text:p text:style-name="P1"><text:span text:style-name="T1"><text:s/>640: 10:36:01.05 10:36:04.00 <text:s/>Duration 00:00:02.20 <text:s/>42</text:span></text:p>
      <text:p text:style-name="P1"><text:span text:style-name="T1">vous allez essayer</text:span></text:p>
      <text:p text:style-name="P1"><text:span text:style-name="T1">de me différencier...</text:span></text:p>
      <text:p text:style-name="P11"/>
      <text:p text:style-name="P1"><text:span text:style-name="T1"><text:s/>641: 10:36:05.13 10:36:08.13 <text:s/>Duration 00:00:03.00 <text:s/>45</text:span></text:p>
      <text:p text:style-name="P1"><text:span text:style-name="T1">-É difficile?</text:span></text:p>
      <text:p text:style-name="P1"><text:span text:style-name="T1">-Sim.</text:span></text:p>
      <text:p text:style-name="P11"/>
      <text:p text:style-name="P1"><text:span text:style-name="T1"><text:s/>642: 10:36:08.17 10:36:09.15 <text:s/>Duration 00:00:00.23 <text:s/>14</text:span></text:p>
      <text:p text:style-name="P1"><text:span text:style-name="T1">Un peu quand même.</text:span></text:p>
      <text:p text:style-name="P11"/>
      <text:p text:style-name="P1"><text:span text:style-name="T1"><text:s/>643: 10:36:10.24 10:36:13.07 <text:s/>Duration 00:00:02.08 <text:s/>35</text:span></text:p>
      <text:p text:style-name="P1"><text:span text:style-name="T1">Pour toi, quel est le rosé?</text:span></text:p>
      <text:p text:style-name="P1"><text:span text:style-name="T1">Quel est le blanc?</text:span></text:p>
      <text:p text:style-name="P11"/>
      <text:p text:style-name="P1"><text:span text:style-name="T1"><text:s/>644: 10:36:13.11 10:36:16.06 <text:s/>Duration 00:00:02.20 <text:s/>42</text:span></text:p>
      <text:p text:style-name="P1"><text:span text:style-name="T1">Moi, rosé en 1 et blanc en 2.</text:span></text:p>
      <text:p text:style-name="P11"/>
      <text:p text:style-name="P1"><text:span text:style-name="T1"><text:s/>645: 10:36:19.13 10:36:22.14 <text:s/>Duration 00:00:03.01 <text:s/>46</text:span></text:p>
      <text:p text:style-name="P1"><text:span text:style-name="T1">Alors, vous allez repasser</text:span></text:p>
      <text:p text:style-name="P1"><text:span text:style-name="T1">votre verre numéro 1</text:span></text:p>
      <text:p text:style-name="P11"/>
      <text:p text:style-name="P1"><text:span text:style-name="T1"><text:s/>646: 10:36:22.18 10:36:24.14 <text:s/>Duration 00:00:01.21 <text:s/>28</text:span></text:p>
      <text:p text:style-name="P1"><text:span text:style-name="T1">dans le verre 1 blanc.</text:span></text:p>
      <text:p text:style-name="P11"/>
      <text:p text:style-name="P1"><text:span text:style-name="T1"><text:s/>647: 10:36:25.16 10:36:26.23 <text:s/>Duration 00:00:01.07 <text:s/>19</text:span></text:p>
      <text:p text:style-name="P1"><text:span text:style-name="T1">Oh #yes#!</text:span></text:p>
      <text:p text:style-name="P11"/>
      <text:p text:style-name="P1"><text:span text:style-name="T1"><text:s/>648: 10:36:27.23 10:36:29.20 <text:s/>Duration 00:00:01.22 <text:s/>28</text:span></text:p>
      <text:p text:style-name="P1"><text:span text:style-name="T1">-Moi, alors, j'avais raison.</text:span></text:p>
      <text:p text:style-name="P1"><text:span text:style-name="T1">-Sim.</text:span></text:p>
      <text:p text:style-name="P11"/>
      <text:p text:style-name="P1"><text:span text:style-name="T1"><text:s/>649: 10:36:31.21 10:36:34.18 <text:s/>Duration 00:00:02.22 <text:s/>43</text:span></text:p>
      <text:p text:style-name="P1"><text:span text:style-name="T1">Donc, 69% ont reconnu.</text:span></text:p>
      <text:p text:style-name="P11"/>
      <text:p text:style-name="P1"><text:span text:style-name="T1"><text:s/>650: 10:36:36.00 10:36:38.06 <text:s/>Duration 00:00:02.06 <text:s/>34</text:span></text:p>
      <text:p text:style-name="P1"><text:span text:style-name="T1">É ce qu'on appelle</text:span></text:p>
      <text:p text:style-name="P1"><text:span text:style-name="T1">les "nez du vin".</text:span></text:p>
      <text:p text:style-name="P11"/>
      <text:p text:style-name="P1"><text:span text:style-name="T1"><text:s/>651: 10:36:38.10 10:36:40.01 <text:s/>Duration 00:00:01.16 <text:s/>25</text:span></text:p>
      <text:p text:style-name="P1"><text:span text:style-name="T1">En fin de compte,</text:span></text:p>
      <text:p text:style-name="P11"/>
      <text:p text:style-name="P1"><text:span text:style-name="T1"><text:s/>652: 10:36:40.06 10:36:42.09 <text:s/>Duration 00:00:02.03 <text:s/>32</text:span></text:p>
      <text:p text:style-name="P1"><text:span text:style-name="T1">é une petite mallette qui t'aide</text:span></text:p>
      <text:p text:style-name="P11"/>
      <text:p text:style-name="P1"><text:span text:style-name="T1"><text:s/>653: 10:36:42.13 10:36:43.21 <text:s/>Duration 00:00:01.08 <text:s/>20</text:span></text:p>
      <text:p text:style-name="P1"><text:span text:style-name="T1">à apprendre à déguster.</text:span></text:p>
      <text:p text:style-name="P11"/>
      <text:p text:style-name="P1"><text:span text:style-name="T1"><text:s/>654: 10:36:44.00 10:36:48.06 <text:s/>Duration 00:00:04.06 <text:s/>64</text:span></text:p>
      <text:p text:style-name="P1"><text:span text:style-name="T1">De petits arômes artificiels ont été</text:span></text:p>
      <text:p text:style-name="P1"><text:span text:style-name="T1">sélectionnés, qu'on retrouve</text:span></text:p>
      <text:p text:style-name="P11"/>
      <text:p text:style-name="P1"><text:span text:style-name="T1"><text:s/>655: 10:36:48.10 10:36:50.19 <text:s/>Duration 00:00:02.09 <text:s/>35</text:span></text:p>
      <text:p text:style-name="P1"><text:span text:style-name="T1">le plus souvent dans les vins.</text:span></text:p>
      <text:p text:style-name="P11"/>
      <text:p text:style-name="P1"><text:soft-page-break/><text:span text:style-name="T1"><text:s/>656: 10:36:50.23 10:36:53.23 <text:s/>Duration 00:00:03.00 <text:s/>45</text:span></text:p>
      <text:p text:style-name="P1"><text:span text:style-name="T1">T'essaies de m'identifier les trois,</text:span></text:p>
      <text:p text:style-name="P1"><text:span text:style-name="T1">puis tu me sens...</text:span></text:p>
      <text:p text:style-name="P11"/>
      <text:p text:style-name="P1"><text:span text:style-name="T1"><text:s/>657: 10:36:54.02 10:36:55.09 <text:s/>Duration 00:00:01.07 <text:s/>19</text:span></text:p>
      <text:p text:style-name="P1"><text:span text:style-name="T1">Je sais où est le 2.</text:span></text:p>
      <text:p text:style-name="P11"/>
      <text:p text:style-name="P1"><text:span text:style-name="T1"><text:s/>658: 10:36:55.13 10:36:58.19 <text:s/>Duration 00:00:03.06 <text:s/>49</text:span></text:p>
      <text:p text:style-name="P1"><text:span text:style-name="T1">Il a commencé par celui</text:span></text:p>
      <text:p text:style-name="P1"><text:span text:style-name="T1">qu'il ne fallait pas. Mais oui.</text:span></text:p>
      <text:p text:style-name="P11"/>
      <text:p text:style-name="P1"><text:span text:style-name="T1"><text:s/>659: 10:36:59.12 10:37:01.04 <text:s/>Duration 00:00:01.17 <text:s/>25</text:span></text:p>
      <text:p text:style-name="P1"><text:span text:style-name="T1">Não. Não, non.</text:span></text:p>
      <text:p text:style-name="P11"/>
      <text:p text:style-name="P1"><text:span text:style-name="T1"><text:s/>660: 10:37:01.08 10:37:04.24 <text:s/>Duration 00:00:03.16 <text:s/>55</text:span></text:p>
      <text:p text:style-name="P1"><text:span text:style-name="T1">-Enfin, vous m'avez donné?</text:span></text:p>
      <text:p text:style-name="P1"><text:span text:style-name="T1">-Tiens, sors, et reviens.</text:span></text:p>
      <text:p text:style-name="P11"/>
      <text:p text:style-name="P1"><text:span text:style-name="T1"><text:s/>661: 10:37:05.03 10:37:07.14 <text:s/>Duration 00:00:02.11 <text:s/>37</text:span></text:p>
      <text:p text:style-name="P1"><text:span text:style-name="T1">Prends une bonne bouffée d'air frais</text:span></text:p>
      <text:p text:style-name="P1"><text:span text:style-name="T1">et reviens.</text:span></text:p>
      <text:p text:style-name="P11"/>
      <text:p text:style-name="P1"><text:span text:style-name="T1"><text:s/>662: 10:37:11.13 10:37:13.10 <text:s/>Duration 00:00:01.22 <text:s/>28</text:span></text:p>
      <text:p text:style-name="P1"><text:span text:style-name="T1">Ben, au début, quand on sent,</text:span></text:p>
      <text:p text:style-name="P11"/>
      <text:p text:style-name="P1"><text:span text:style-name="T1"><text:s/>663: 10:37:14.04 10:37:16.18 <text:s/>Duration 00:00:02.14 <text:s/>38</text:span></text:p>
      <text:p text:style-name="P1"><text:span text:style-name="T1">on n'arrive pas trop à identifier.</text:span></text:p>
      <text:p text:style-name="P11"/>
      <text:p text:style-name="P1"><text:span text:style-name="T1"><text:s/>664: 10:37:16.22 10:37:18.18 <text:s/>Duration 00:00:01.21 <text:s/>28</text:span></text:p>
      <text:p text:style-name="P1"><text:span text:style-name="T1">Dès qu'on nous rappelle l'odeur,</text:span></text:p>
      <text:p text:style-name="P11"/>
      <text:p text:style-name="P1"><text:span text:style-name="T1"><text:s/>665: 10:37:18.22 10:37:23.16 <text:s/>Duration 00:00:04.19 <text:s/>71</text:span></text:p>
      <text:p text:style-name="P1"><text:span text:style-name="T1">tout de suite, on revoit le fruit,</text:span></text:p>
      <text:p text:style-name="P1"><text:span text:style-name="T1">ou on le voit en bonbon...</text:span></text:p>
      <text:p text:style-name="P11"/>
      <text:p text:style-name="P1"><text:span text:style-name="T1"><text:s/>666: 10:37:23.20 10:37:27.16 <text:s/>Duration 00:00:03.21 <text:s/>58</text:span></text:p>
      <text:p text:style-name="P1"><text:span text:style-name="T1">Et tout de suite,</text:span></text:p>
      <text:p text:style-name="P1"><text:span text:style-name="T1">on se rappelle ce que é.</text:span></text:p>
      <text:p text:style-name="P11"/>
      <text:p text:style-name="P1"><text:span text:style-name="T1"><text:s/>667: 10:37:31.17 10:37:33.19 <text:s/>Duration 00:00:02.02 <text:s/>31</text:span></text:p>
      <text:p text:style-name="P1"><text:span text:style-name="T1">Lucas, c'était ta 1re dégustation</text:span></text:p>
      <text:p text:style-name="P11"/>
      <text:p text:style-name="P1"><text:span text:style-name="T1"><text:s/>668: 10:37:33.24 10:37:38.03 <text:s/>Duration 00:00:04.04 <text:s/>62</text:span></text:p>
      <text:p text:style-name="P1"><text:span text:style-name="T1">et t'as été bon, t'as trouvé, toi,</text:span></text:p>
      <text:p text:style-name="P1"><text:span text:style-name="T1">à l'aveugle, que c'était le rosé.</text:span></text:p>
      <text:p text:style-name="P11"/>
      <text:p text:style-name="P1"><text:span text:style-name="T1"><text:s/>669: 10:37:38.07 10:37:41.06 <text:s/>Duration 00:00:02.24 <text:s/>44</text:span></text:p>
      <text:p text:style-name="P1"><text:span text:style-name="T1">Sim, mais après,</text:span></text:p>
      <text:p text:style-name="P1"><text:span text:style-name="T1">é peut-être un coup de chance.</text:span></text:p>
      <text:p text:style-name="P11"/>
      <text:p text:style-name="P1"><text:span text:style-name="T1"><text:s/>670: 10:37:41.10 10:37:44.06 <text:s/>Duration 00:00:02.21 <text:s/>43</text:span></text:p>
      <text:p text:style-name="P1"><text:span text:style-name="T1">Qu'en penses-tu?</text:span></text:p>
      <text:p text:style-name="P1"><text:span text:style-name="T1">C'était de la chance ou vraiment...</text:span></text:p>
      <text:p text:style-name="P11"/>
      <text:p text:style-name="P1"><text:span text:style-name="T1"><text:s/>671: 10:37:44.10 10:37:45.15 <text:s/>Duration 00:00:01.05 <text:s/>18</text:span></text:p>
      <text:p text:style-name="P1"><text:span text:style-name="T1">Não...</text:span></text:p>
      <text:p text:style-name="P11"/>
      <text:p text:style-name="P1"><text:span text:style-name="T1"><text:s/>672: 10:37:47.01 10:37:51.01 <text:s/>Duration 00:00:04.00 <text:s/>60</text:span></text:p>
      <text:p text:style-name="P1"><text:span text:style-name="T1">Juste au tout début, trouver lequel</text:span></text:p>
      <text:p text:style-name="P1"><text:span text:style-name="T1">était le rosé et l'autre, le blanc,</text:span></text:p>
      <text:p text:style-name="P11"><text:soft-page-break/></text:p>
      <text:p text:style-name="P1"><text:span text:style-name="T1"><text:s/>673: 10:37:51.05 10:37:53.17 <text:s/>Duration 00:00:02.12 <text:s/>37</text:span></text:p>
      <text:p text:style-name="P1"><text:span text:style-name="T1">ça, é parce que</text:span></text:p>
      <text:p text:style-name="P1"><text:span text:style-name="T1">j'ai trouvé vraiment...</text:span></text:p>
      <text:p text:style-name="P11"/>
      <text:p text:style-name="P1"><text:span text:style-name="T1"><text:s/>674: 10:37:53.21 10:37:54.24 <text:s/>Duration 00:00:01.03 <text:s/>17</text:span></text:p>
      <text:p text:style-name="P1"><text:span text:style-name="T1">On sent la différence.</text:span></text:p>
      <text:p text:style-name="P11"/>
      <text:p text:style-name="P1"><text:span text:style-name="T1"><text:s/>675: 10:37:55.04 10:37:58.09 <text:s/>Duration 00:00:03.05 <text:s/>48</text:span></text:p>
      <text:p text:style-name="P1"><text:span text:style-name="T1">Qu'est-ce que tu sentais</text:span></text:p>
      <text:p text:style-name="P1"><text:span text:style-name="T1">comme différence?</text:span></text:p>
      <text:p text:style-name="P11"/>
      <text:p text:style-name="P1"><text:span text:style-name="T1"><text:s/>676: 10:37:58.13 10:38:00.19 <text:s/>Duration 00:00:02.06 <text:s/>34</text:span></text:p>
      <text:p text:style-name="P1"><text:span text:style-name="T1">Ben, moi,</text:span></text:p>
      <text:p text:style-name="P1"><text:span text:style-name="T1">je trouve que dans le rosé,</text:span></text:p>
      <text:p text:style-name="P11"/>
      <text:p text:style-name="P1"><text:span text:style-name="T1"><text:s/>677: 10:38:00.23 10:38:05.16 <text:s/>Duration 00:00:04.18 <text:s/>71</text:span></text:p>
      <text:p text:style-name="P1"><text:span text:style-name="T1">en fait, après, moi, je trouve</text:span></text:p>
      <text:p text:style-name="P1"><text:span text:style-name="T1">que ça m'assèche un peu...</text:span></text:p>
      <text:p text:style-name="P11"/>
      <text:p text:style-name="P1"><text:span text:style-name="T1"><text:s/>678: 10:38:05.20 10:38:09.19 <text:s/>Duration 00:00:03.24 <text:s/>59</text:span></text:p>
      <text:p text:style-name="P1"><text:span text:style-name="T1">Quand je le sens, ça m'assèche</text:span></text:p>
      <text:p text:style-name="P1"><text:span text:style-name="T1">un peu le nez et tout. Donc... voilà.</text:span></text:p>
      <text:p text:style-name="P11"/>
      <text:p text:style-name="P1"><text:span text:style-name="T1"><text:s/>679: 10:38:09.23 10:38:13.10 <text:s/>Duration 00:00:03.12 <text:s/>52</text:span></text:p>
      <text:p text:style-name="P1"><text:span text:style-name="T1">OK, é vraiment</text:span></text:p>
      <text:p text:style-name="P1"><text:span text:style-name="T1">une sensation physique qui t'a guidé.</text:span></text:p>
      <text:p text:style-name="P11"/>
      <text:p text:style-name="P1"><text:span text:style-name="T1"><text:s/>680: 10:38:13.14 10:38:15.11 <text:s/>Duration 00:00:01.22 <text:s/>28</text:span></text:p>
      <text:p text:style-name="P1"><text:span text:style-name="T1">L'odorat, ça se travaille,</text:span></text:p>
      <text:p text:style-name="P11"/>
      <text:p text:style-name="P1"><text:span text:style-name="T1"><text:s/>681: 10:38:15.15 10:38:17.02 <text:s/>Duration 00:00:01.12 <text:s/>22</text:span></text:p>
      <text:p text:style-name="P1"><text:span text:style-name="T1">é comme tout.</text:span></text:p>
      <text:p text:style-name="P11"/>
      <text:p text:style-name="P1"><text:span text:style-name="T1"><text:s/>682: 10:38:17.07 10:38:19.15 <text:s/>Duration 00:00:02.08 <text:s/>35</text:span></text:p>
      <text:p text:style-name="P1"><text:span text:style-name="T1">-Merci, Lucas.</text:span></text:p>
      <text:p text:style-name="P1"><text:span text:style-name="T1">-De rien.</text:span></text:p>
      <text:p text:style-name="P11"/>
      <text:p text:style-name="P1"><text:span text:style-name="T1"><text:s/>683: 10:38:19.19 10:38:21.21 <text:s/>Duration 00:00:02.02 <text:s/>31</text:span></text:p>
      <text:p text:style-name="P1"><text:span text:style-name="T1">-À la vôtre.</text:span></text:p>
      <text:p text:style-name="P1"><text:span text:style-name="T1">-À la vôtre.</text:span></text:p>
      <text:p text:style-name="P11"/>
      <text:p text:style-name="P1"><text:span text:style-name="T1"><text:s/>684: 10:38:24.11 10:38:27.04 <text:s/>Duration 00:00:02.18 <text:s/>41</text:span></text:p>
      <text:p text:style-name="P1"><text:span text:style-name="T1">Toutes les occasions sont bonnes</text:span></text:p>
      <text:p text:style-name="P1"><text:span text:style-name="T1">pour servir du champagne.</text:span></text:p>
      <text:p text:style-name="P11"/>
      <text:p text:style-name="P1"><text:span text:style-name="T1"><text:s/>685: 10:38:27.09 10:38:29.11 <text:s/>Duration 00:00:02.02 <text:s/>31</text:span></text:p>
      <text:p text:style-name="P1"><text:span text:style-name="T1">Napoléon disait</text:span></text:p>
      <text:p text:style-name="P1"><text:span text:style-name="T1">qu'en cas de victoire, on le mérite</text:span></text:p>
      <text:p text:style-name="P11"/>
      <text:p text:style-name="P1"><text:span text:style-name="T1"><text:s/>686: 10:38:29.15 10:38:31.19 <text:s/>Duration 00:00:02.04 <text:s/>32</text:span></text:p>
      <text:p text:style-name="P1"><text:span text:style-name="T1">et en cas de défaite, on en a besoin.</text:span></text:p>
      <text:p text:style-name="P11"/>
      <text:p text:style-name="P1"><text:span text:style-name="T1"><text:s/>687: 10:38:31.23 10:38:35.10 <text:s/>Duration 00:00:03.12 <text:s/>52</text:span></text:p>
      <text:p text:style-name="P1"><text:span text:style-name="T1">Et moi, j'ajouterais</text:span></text:p>
      <text:p text:style-name="P1"><text:span text:style-name="T1">que si le bonheur était un son...</text:span></text:p>
      <text:p text:style-name="P11"/>
      <text:p text:style-name="P1"><text:span text:style-name="T1"><text:s/>688: 10:38:35.14 10:38:36.09 <text:s/>Duration 00:00:00.20 <text:s/>12</text:span></text:p>
      <text:p text:style-name="P1"><text:span text:style-name="T1">ça serait ça.</text:span></text:p>
      <text:p text:style-name="P11"/>
      <text:p text:style-name="P1"><text:soft-page-break/><text:span text:style-name="T1"><text:s/>689: 10:38:36.14 10:38:38.16 <text:s/>Duration 00:00:02.02 <text:s/>31</text:span></text:p>
      <text:p text:style-name="P1"><text:span text:style-name="T1">Le technicien que je suis aime bien,</text:span></text:p>
      <text:p text:style-name="P11"/>
      <text:p text:style-name="P1"><text:span text:style-name="T1"><text:s/>690: 10:38:38.20 10:38:42.01 <text:s/>Duration 00:00:03.06 <text:s/>49</text:span></text:p>
      <text:p text:style-name="P1"><text:span text:style-name="T1">lorsqu'on ouvre une garrafa,</text:span></text:p>
      <text:p text:style-name="P1"><text:span text:style-name="T1">que ça pète, que ça fasse du bruit.</text:span></text:p>
      <text:p text:style-name="P11"/>
      <text:p text:style-name="P1"><text:span text:style-name="T1"><text:s/>691: 10:38:42.05 10:38:45.08 <text:s/>Duration 00:00:03.03 <text:s/>47</text:span></text:p>
      <text:p text:style-name="P1"><text:span text:style-name="T1">Dans les escolas de sommellerie,</text:span></text:p>
      <text:p text:style-name="P1"><text:span text:style-name="T1">il est maintenant de coutume</text:span></text:p>
      <text:p text:style-name="P11"/>
      <text:p text:style-name="P1"><text:span text:style-name="T1"><text:s/>692: 10:38:45.12 10:38:49.06 <text:s/>Duration 00:00:03.19 <text:s/>56</text:span></text:p>
      <text:p text:style-name="P1"><text:span text:style-name="T1">de laisser soupirer le produit,</text:span></text:p>
      <text:p text:style-name="P1"><text:span text:style-name="T1">é-à-dire d'ouvrir tout doucement</text:span></text:p>
      <text:p text:style-name="P11"/>
      <text:p text:style-name="P1"><text:span text:style-name="T1"><text:s/>693: 10:38:49.10 10:38:52.18 <text:s/>Duration 00:00:03.08 <text:s/>50</text:span></text:p>
      <text:p text:style-name="P1"><text:span text:style-name="T1">pour laisser s'échapper</text:span></text:p>
      <text:p text:style-name="P1"><text:span text:style-name="T1">tout doucement le gaz.</text:span></text:p>
      <text:p text:style-name="P11"/>
      <text:p text:style-name="P1"><text:span text:style-name="T1"><text:s/>694: 10:38:52.22 10:38:55.12 <text:s/>Duration 00:00:02.15 <text:s/>39</text:span></text:p>
      <text:p text:style-name="P1"><text:span text:style-name="T1">É tellement beau,</text:span></text:p>
      <text:p text:style-name="P1"><text:span text:style-name="T1">une garrafa de champagne qui pète.</text:span></text:p>
      <text:p text:style-name="P11"/>
      <text:p text:style-name="P1"><text:span text:style-name="T1"><text:s/>695: 10:38:59.01 10:39:02.14 <text:s/>Duration 00:00:03.13 <text:s/>53</text:span></text:p>
      <text:p text:style-name="P1"><text:span text:style-name="T1">#Ce matin, Stéphane fera justement#</text:span></text:p>
      <text:p text:style-name="P1"><text:span text:style-name="T1">#"péter" plusieurs garrafas,#</text:span></text:p>
      <text:p text:style-name="P11"/>
      <text:p text:style-name="P1"><text:span text:style-name="T1"><text:s/>696: 10:39:02.18 10:39:06.08 <text:s/>Duration 00:00:03.15 <text:s/>54</text:span></text:p>
      <text:p text:style-name="P1"><text:span text:style-name="T1">#en apprenant à ses alunos la méthode#</text:span></text:p>
      <text:p text:style-name="P1"><text:span text:style-name="T1">#ancestrale du dégorgement à la volée#</text:span></text:p>
      <text:p text:style-name="P11"/>
      <text:p text:style-name="P1"><text:span text:style-name="T1"><text:s/>697: 10:39:06.12 10:39:08.19 <text:s/>Duration 00:00:02.07 <text:s/>34</text:span></text:p>
      <text:p text:style-name="P1"><text:span text:style-name="T1">#qui sert à éliminer#</text:span></text:p>
      <text:p text:style-name="P1"><text:span text:style-name="T1">#le dépôt du vin de champagne.#</text:span></text:p>
      <text:p text:style-name="P11"/>
      <text:p text:style-name="P1"><text:span text:style-name="T1"><text:s/>698: 10:39:12.03 10:39:13.00 <text:s/>Duration 00:00:00.22 <text:s/>13</text:span></text:p>
      <text:p text:style-name="P1"><text:span text:style-name="T1">Le dépôt.</text:span></text:p>
      <text:p text:style-name="P11"/>
      <text:p text:style-name="P1"><text:span text:style-name="T1"><text:s/>699: 10:39:13.05 10:39:16.12 <text:s/>Duration 00:00:03.07 <text:s/>49</text:span></text:p>
      <text:p text:style-name="P1"><text:span text:style-name="T1">Normalement, tout doit être</text:span></text:p>
      <text:p text:style-name="P1"><text:span text:style-name="T1">sous la bague de la garrafa.</text:span></text:p>
      <text:p text:style-name="P11"/>
      <text:p text:style-name="P1"><text:span text:style-name="T1"><text:s/>700: 10:39:16.16 10:39:17.24 <text:s/>Duration 00:00:01.08 <text:s/>20</text:span></text:p>
      <text:p text:style-name="P1"><text:span text:style-name="T1">Il y a 6 kg de pression,</text:span></text:p>
      <text:p text:style-name="P11"/>
      <text:p text:style-name="P1"><text:span text:style-name="T1"><text:s/>701: 10:39:18.03 10:39:21.09 <text:s/>Duration 00:00:03.06 <text:s/>49</text:span></text:p>
      <text:p text:style-name="P1"><text:span text:style-name="T1">alors dans le geste, dès que</text:span></text:p>
      <text:p text:style-name="P1"><text:span text:style-name="T1">é décapsulé, on met le pouce,</text:span></text:p>
      <text:p text:style-name="P11"/>
      <text:p text:style-name="P1"><text:span text:style-name="T1"><text:s/>702: 10:39:21.13 10:39:26.03 <text:s/>Duration 00:00:04.15 <text:s/>69</text:span></text:p>
      <text:p text:style-name="P1"><text:span text:style-name="T1">sinon é le Grand Prix</text:span></text:p>
      <text:p text:style-name="P1"><text:span text:style-name="T1">de formule 1 et on perd du vin. OK?</text:span></text:p>
      <text:p text:style-name="P11"/>
      <text:p text:style-name="P1"><text:span text:style-name="T1"><text:s/>703: 10:39:30.03 10:39:31.10 <text:s/>Duration 00:00:01.07 <text:s/>19</text:span></text:p>
      <text:p text:style-name="P1"><text:span text:style-name="T1">OK.</text:span></text:p>
      <text:p text:style-name="P11"/>
      <text:p text:style-name="P1"><text:span text:style-name="T1"><text:s/>704: 10:39:32.00 10:39:32.24 <text:s/>Duration 00:00:00.24 <text:s/>14</text:span></text:p>
      <text:p text:style-name="P1"><text:span text:style-name="T1">Qui?</text:span></text:p>
      <text:p text:style-name="P11"/>
      <text:p text:style-name="P1"><text:span text:style-name="T1"><text:s/>705: 10:39:33.03 10:39:36.12 <text:s/>Duration 00:00:03.09 <text:s/>50</text:span></text:p>
      <text:p text:style-name="P1"><text:soft-page-break/><text:span text:style-name="T1">Si on a bien compris tout le suivi</text:span></text:p>
      <text:p text:style-name="P1"><text:span text:style-name="T1">du processus dans les gestes,</text:span></text:p>
      <text:p text:style-name="P11"/>
      <text:p text:style-name="P1"><text:span text:style-name="T1"><text:s/>706: 10:39:36.16 10:39:39.08 <text:s/>Duration 00:00:02.17 <text:s/>40</text:span></text:p>
      <text:p text:style-name="P1"><text:span text:style-name="T1">on aura compris comment élaborer</text:span></text:p>
      <text:p text:style-name="P1"><text:span text:style-name="T1">un bon produit.</text:span></text:p>
      <text:p text:style-name="P11"/>
      <text:p text:style-name="P1"><text:span text:style-name="T1"><text:s/>707: 10:39:39.12 10:39:43.01 <text:s/>Duration 00:00:03.14 <text:s/>53</text:span></text:p>
      <text:p text:style-name="P1"><text:span text:style-name="T1">Dans la formation, les alunos</text:span></text:p>
      <text:p text:style-name="P1"><text:span text:style-name="T1">commencent à partir de 16 anos,</text:span></text:p>
      <text:p text:style-name="P11"/>
      <text:p text:style-name="P1"><text:span text:style-name="T1"><text:s/>708: 10:39:43.05 10:39:47.16 <text:s/>Duration 00:00:04.11 <text:s/>67</text:span></text:p>
      <text:p text:style-name="P1"><text:span text:style-name="T1">on les a parfois en formation adulte</text:span></text:p>
      <text:p text:style-name="P1"><text:span text:style-name="T1">jusqu'à 40 anos ou plus.</text:span></text:p>
      <text:p text:style-name="P11"/>
      <text:p text:style-name="P1"><text:span text:style-name="T1"><text:s/>709: 10:39:47.20 10:39:50.00 <text:s/>Duration 00:00:02.05 <text:s/>33</text:span></text:p>
      <text:p text:style-name="P1"><text:span text:style-name="T1">Ils peuvent faire</text:span></text:p>
      <text:p text:style-name="P1"><text:span text:style-name="T1">un, deux, trois cycles,</text:span></text:p>
      <text:p text:style-name="P11"/>
      <text:p text:style-name="P1"><text:span text:style-name="T1"><text:s/>710: 10:39:50.04 10:39:52.15 <text:s/>Duration 00:00:02.11 <text:s/>37</text:span></text:p>
      <text:p text:style-name="P1"><text:span text:style-name="T1">donc ils ont une maîtrise totale</text:span></text:p>
      <text:p text:style-name="P1"><text:span text:style-name="T1">de tout le process.</text:span></text:p>
      <text:p text:style-name="P11"/>
      <text:p text:style-name="P1"><text:span text:style-name="T1"><text:s/>711: 10:39:52.19 10:39:56.07 <text:s/>Duration 00:00:03.13 <text:s/>53</text:span></text:p>
      <text:p text:style-name="P1"><text:span text:style-name="T1">É ça qui était intéressant,</text:span></text:p>
      <text:p text:style-name="P1"><text:span text:style-name="T1">la connaissance de tous les gestes.</text:span></text:p>
      <text:p text:style-name="P11"/>
      <text:p text:style-name="P1"><text:span text:style-name="T1"><text:s/>712: 10:39:56.12 10:39:58.08 <text:s/>Duration 00:00:01.21 <text:s/>28</text:span></text:p>
      <text:p text:style-name="P1"><text:span text:style-name="T1">-Il faut essayer.</text:span></text:p>
      <text:p text:style-name="P1"><text:span text:style-name="T1">-J'ai jamais fait.</text:span></text:p>
      <text:p text:style-name="P11"/>
      <text:p text:style-name="P1"><text:span text:style-name="T1"><text:s/>713: 10:40:00.18 10:40:04.24 <text:s/>Duration 00:00:04.06 <text:s/>64</text:span></text:p>
      <text:p text:style-name="P1"><text:span text:style-name="T1">Ah, é pas mal.</text:span></text:p>
      <text:p text:style-name="P1"><text:span text:style-name="T1">Entendu au bruit, é pas mal.</text:span></text:p>
      <text:p text:style-name="P11"/>
      <text:p text:style-name="P1"><text:span text:style-name="T1"><text:s/>714: 10:40:05.03 10:40:08.01 <text:s/>Duration 00:00:02.23 <text:s/>44</text:span></text:p>
      <text:p text:style-name="P1"><text:span text:style-name="T1">-Mieux que la vôtre. Vous avez vu?</text:span></text:p>
      <text:p text:style-name="P1"><text:span text:style-name="T1">-Ah oui, é ça.</text:span></text:p>
      <text:p text:style-name="P11"/>
      <text:p text:style-name="P1"><text:span text:style-name="T1"><text:s/>715: 10:40:09.12 10:40:12.07 <text:s/>Duration 00:00:02.20 <text:s/>42</text:span></text:p>
      <text:p text:style-name="P1"><text:span text:style-name="T1">Quand l'aluno dépasse le maître,</text:span></text:p>
      <text:p text:style-name="P1"><text:span text:style-name="T1">é que le maître a réussi.</text:span></text:p>
      <text:p text:style-name="P11"/>
      <text:p text:style-name="P1"><text:span text:style-name="T1"><text:s/>716: 10:40:21.20 10:40:25.03 <text:s/>Duration 00:00:03.08 <text:s/>50</text:span></text:p>
      <text:p text:style-name="P1"><text:span text:style-name="T1">En fait, quand on décide d'apprendre</text:span></text:p>
      <text:p text:style-name="P1"><text:span text:style-name="T1">à cultiver la vigne</text:span></text:p>
      <text:p text:style-name="P11"/>
      <text:p text:style-name="P1"><text:span text:style-name="T1"><text:s/>717: 10:40:25.07 10:40:28.13 <text:s/>Duration 00:00:03.06 <text:s/>49</text:span></text:p>
      <text:p text:style-name="P1"><text:span text:style-name="T1">et à travailler le vin,</text:span></text:p>
      <text:p text:style-name="P1"><text:span text:style-name="T1">on est des gens passionnés.</text:span></text:p>
      <text:p text:style-name="P11"/>
      <text:p text:style-name="P1"><text:span text:style-name="T1"><text:s/>718: 10:40:28.18 10:40:31.23 <text:s/>Duration 00:00:03.05 <text:s/>48</text:span></text:p>
      <text:p text:style-name="P1"><text:span text:style-name="T1">Donc, nous avons une majorité</text:span></text:p>
      <text:p text:style-name="P1"><text:span text:style-name="T1">de jeunes ou de moins jeunes</text:span></text:p>
      <text:p text:style-name="P11"/>
      <text:p text:style-name="P1"><text:span text:style-name="T1"><text:s/>719: 10:40:32.02 10:40:34.09 <text:s/>Duration 00:00:02.07 <text:s/>34</text:span></text:p>
      <text:p text:style-name="P1"><text:span text:style-name="T1">qui sont des gens passionnés</text:span></text:p>
      <text:p text:style-name="P1"><text:span text:style-name="T1">par ce produit</text:span></text:p>
      <text:p text:style-name="P11"/>
      <text:p text:style-name="P1"><text:span text:style-name="T1"><text:s/>720: 10:40:34.13 10:40:37.17 <text:s/>Duration 00:00:03.04 <text:s/>47</text:span></text:p>
      <text:p text:style-name="P1"><text:soft-page-break/><text:span text:style-name="T1">qui est vraiment</text:span></text:p>
      <text:p text:style-name="P1"><text:span text:style-name="T1">à très fort appel affectif.</text:span></text:p>
      <text:p text:style-name="P11"/>
      <text:p text:style-name="P1"><text:span text:style-name="T1"><text:s/>721: 10:40:37.22 10:40:41.09 <text:s/>Duration 00:00:03.12 <text:s/>52</text:span></text:p>
      <text:p text:style-name="P1"><text:span text:style-name="T1">Donc, beaucoup d'entre eux</text:span></text:p>
      <text:p text:style-name="P1"><text:span text:style-name="T1">restent bien évidemment en Champagne,</text:span></text:p>
      <text:p text:style-name="P11"/>
      <text:p text:style-name="P1"><text:span text:style-name="T1"><text:s/>722: 10:40:41.14 10:40:44.10 <text:s/>Duration 00:00:02.21 <text:s/>43</text:span></text:p>
      <text:p text:style-name="P1"><text:span text:style-name="T1">mais nombreux sont ceux</text:span></text:p>
      <text:p text:style-name="P1"><text:span text:style-name="T1">qui sont intéressés,</text:span></text:p>
      <text:p text:style-name="P11"/>
      <text:p text:style-name="P1"><text:span text:style-name="T1"><text:s/>723: 10:40:44.14 10:40:47.19 <text:s/>Duration 00:00:03.05 <text:s/>48</text:span></text:p>
      <text:p text:style-name="P1"><text:span text:style-name="T1">pour trouver un poste, aussi,</text:span></text:p>
      <text:p text:style-name="P1"><text:span text:style-name="T1">à l'extérieur de la Champagne.</text:span></text:p>
      <text:p text:style-name="P11"/>
      <text:p text:style-name="P1"><text:span text:style-name="T1"><text:s/>724: 10:40:47.23 10:40:49.13 <text:s/>Duration 00:00:01.15 <text:s/>24</text:span></text:p>
      <text:p text:style-name="P1"><text:span text:style-name="T1">Notre rôle étant, bien sûr,</text:span></text:p>
      <text:p text:style-name="P11"/>
      <text:p text:style-name="P1"><text:span text:style-name="T1"><text:s/>725: 10:40:49.17 10:40:52.11 <text:s/>Duration 00:00:02.19 <text:s/>41</text:span></text:p>
      <text:p text:style-name="P1"><text:span text:style-name="T1">de former</text:span></text:p>
      <text:p text:style-name="P1"><text:span text:style-name="T1">les futurs professionnels de la zone,</text:span></text:p>
      <text:p text:style-name="P11"/>
      <text:p text:style-name="P1"><text:span text:style-name="T1"><text:s/>726: 10:40:52.15 10:40:55.01 <text:s/>Duration 00:00:02.11 <text:s/>37</text:span></text:p>
      <text:p text:style-name="P1"><text:span text:style-name="T1">soit pour reprendre</text:span></text:p>
      <text:p text:style-name="P1"><text:span text:style-name="T1">les exploitations de type familial,</text:span></text:p>
      <text:p text:style-name="P11"/>
      <text:p text:style-name="P1"><text:span text:style-name="T1"><text:s/>727: 10:40:55.06 10:40:57.13 <text:s/>Duration 00:00:02.07 <text:s/>34</text:span></text:p>
      <text:p text:style-name="P1"><text:span text:style-name="T1">soit de travailler</text:span></text:p>
      <text:p text:style-name="P1"><text:span text:style-name="T1">dans les coopératives</text:span></text:p>
      <text:p text:style-name="P11"/>
      <text:p text:style-name="P1"><text:span text:style-name="T1"><text:s/>728: 10:40:57.18 10:40:59.10 <text:s/>Duration 00:00:01.17 <text:s/>25</text:span></text:p>
      <text:p text:style-name="P1"><text:span text:style-name="T1">ou les maisons de vins</text:span></text:p>
      <text:p text:style-name="P1"><text:span text:style-name="T1">comme salariés,</text:span></text:p>
      <text:p text:style-name="P11"/>
      <text:p text:style-name="P1"><text:span text:style-name="T1"><text:s/>729: 10:40:59.15 10:41:02.02 <text:s/>Duration 00:00:02.12 <text:s/>37</text:span></text:p>
      <text:p text:style-name="P1"><text:span text:style-name="T1">soit pour travailler</text:span></text:p>
      <text:p text:style-name="P1"><text:span text:style-name="T1">dans la filière commerciale,</text:span></text:p>
      <text:p text:style-name="P11"/>
      <text:p text:style-name="P1"><text:span text:style-name="T1"><text:s/>730: 10:41:02.07 10:41:05.14 <text:s/>Duration 00:00:03.07 <text:s/>49</text:span></text:p>
      <text:p text:style-name="P1"><text:span text:style-name="T1">et là, soit dans nos régions,</text:span></text:p>
      <text:p text:style-name="P1"><text:span text:style-name="T1">soit en France, soit à l'exportation,</text:span></text:p>
      <text:p text:style-name="P11"/>
      <text:p text:style-name="P1"><text:span text:style-name="T1"><text:s/>731: 10:41:05.18 10:41:08.14 <text:s/>Duration 00:00:02.21 <text:s/>43</text:span></text:p>
      <text:p text:style-name="P1"><text:span text:style-name="T1">parce que le champagne</text:span></text:p>
      <text:p text:style-name="P1"><text:span text:style-name="T1">est un produit qui s'exporte.</text:span></text:p>
      <text:p text:style-name="P11"/>
      <text:p text:style-name="P1"><text:span text:style-name="T1"><text:s/>732: 10:41:10.00 10:41:14.15 <text:s/>Duration 00:00:04.15 <text:s/>69</text:span></text:p>
      <text:p text:style-name="P1"><text:span text:style-name="T1">Nous, en Champagne, on a le droit</text:span></text:p>
      <text:p text:style-name="P1"><text:span text:style-name="T1">de faire du vin pétillant</text:span></text:p>
      <text:p text:style-name="P11"/>
      <text:p text:style-name="P1"><text:span text:style-name="T1"><text:s/>733: 10:41:14.20 10:41:16.05 <text:s/>Duration 00:00:01.10 <text:s/>21</text:span></text:p>
      <text:p text:style-name="P1"><text:span text:style-name="T1">qui sera appelé "champagne".</text:span></text:p>
      <text:p text:style-name="P11"/>
      <text:p text:style-name="P1"><text:span text:style-name="T1"><text:s/>734: 10:41:16.09 10:41:19.11 <text:s/>Duration 00:00:03.02 <text:s/>46</text:span></text:p>
      <text:p text:style-name="P1"><text:span text:style-name="T1">É que notre région</text:span></text:p>
      <text:p text:style-name="P1"><text:span text:style-name="T1">qui peut faire ça.</text:span></text:p>
      <text:p text:style-name="P11"/>
      <text:p text:style-name="P1"><text:span text:style-name="T1"><text:s/>735: 10:41:19.15 10:41:22.21 <text:s/>Duration 00:00:03.06 <text:s/>49</text:span></text:p>
      <text:p text:style-name="P1"><text:span text:style-name="T1">Parce que le champagne,</text:span></text:p>
      <text:p text:style-name="P1"><text:span text:style-name="T1">é une marque, é déposé.</text:span></text:p>
      <text:p text:style-name="P11"><text:soft-page-break/></text:p>
      <text:p text:style-name="P1"><text:span text:style-name="T1"><text:s/>736: 10:41:23.00 10:41:26.18 <text:s/>Duration 00:00:03.18 <text:s/>56</text:span></text:p>
      <text:p text:style-name="P1"><text:span text:style-name="T1">É une marque qui est déposée.</text:span></text:p>
      <text:p text:style-name="P1"><text:span text:style-name="T1">Avec l'avancée qu'il y a en ce moment</text:span></text:p>
      <text:p text:style-name="P11"/>
      <text:p text:style-name="P1"><text:span text:style-name="T1"><text:s/>737: 10:41:26.22 10:41:29.01 <text:s/>Duration 00:00:02.04 <text:s/>32</text:span></text:p>
      <text:p text:style-name="P1"><text:span text:style-name="T1">dans tous les pays</text:span></text:p>
      <text:p text:style-name="P1"><text:span text:style-name="T1">qui produisent du vin,</text:span></text:p>
      <text:p text:style-name="P11"/>
      <text:p text:style-name="P1"><text:span text:style-name="T1"><text:s/>738: 10:41:29.05 10:41:33.20 <text:s/>Duration 00:00:04.15 <text:s/>69</text:span></text:p>
      <text:p text:style-name="P1"><text:span text:style-name="T1">qu'ils soient vins non effervescents</text:span></text:p>
      <text:p text:style-name="P1"><text:span text:style-name="T1">ou vins effervescents,</text:span></text:p>
      <text:p text:style-name="P11"/>
      <text:p text:style-name="P1"><text:span text:style-name="T1"><text:s/>739: 10:41:33.24 10:41:38.22 <text:s/>Duration 00:00:04.23 <text:s/>74</text:span></text:p>
      <text:p text:style-name="P1"><text:span text:style-name="T1">on est obligés de s'avancer</text:span></text:p>
      <text:p text:style-name="P1"><text:span text:style-name="T1">scientifiquement sur des élaborations</text:span></text:p>
      <text:p text:style-name="P11"/>
      <text:p text:style-name="P1"><text:span text:style-name="T1"><text:s/>740: 10:41:39.01 10:41:43.04 <text:s/>Duration 00:00:04.03 <text:s/>62</text:span></text:p>
      <text:p text:style-name="P1"><text:span text:style-name="T1">qui vont être faites</text:span></text:p>
      <text:p text:style-name="P1"><text:span text:style-name="T1">pour améliorer le vin, en disant:</text:span></text:p>
      <text:p text:style-name="P11"/>
      <text:p text:style-name="P1"><text:span text:style-name="T1"><text:s/>741: 10:41:43.08 10:41:45.16 <text:s/>Duration 00:00:02.08 <text:s/>35</text:span></text:p>
      <text:p text:style-name="P1"><text:span text:style-name="T1">é nous qui sommes toujours</text:span></text:p>
      <text:p text:style-name="P1"><text:span text:style-name="T1">avant vous,</text:span></text:p>
      <text:p text:style-name="P11"/>
      <text:p text:style-name="P1"><text:span text:style-name="T1"><text:s/>742: 10:41:45.20 10:41:48.14 <text:s/>Duration 00:00:02.19 <text:s/>41</text:span></text:p>
      <text:p text:style-name="P1"><text:span text:style-name="T1">é nous qui produisons</text:span></text:p>
      <text:p text:style-name="P1"><text:span text:style-name="T1">le champagne</text:span></text:p>
      <text:p text:style-name="P11"/>
      <text:p text:style-name="P1"><text:span text:style-name="T1"><text:s/>743: 10:41:48.18 10:41:50.03 <text:s/>Duration 00:00:01.10 <text:s/>21</text:span></text:p>
      <text:p text:style-name="P1"><text:span text:style-name="T1">et ça restera comme ça.</text:span></text:p>
      <text:p text:style-name="P11"/>
      <text:p text:style-name="P1"><text:span text:style-name="T1"><text:s/>744: 10:41:53.21 10:41:55.24 <text:s/>Duration 00:00:02.03 <text:s/>32</text:span></text:p>
      <text:p text:style-name="P1"><text:span text:style-name="T1">#Ne s'appelle pas champagne qui veut.#</text:span></text:p>
      <text:p text:style-name="P11"/>
      <text:p text:style-name="P1"><text:span text:style-name="T1"><text:s/>745: 10:41:56.04 10:41:58.10 <text:s/>Duration 00:00:02.06 <text:s/>34</text:span></text:p>
      <text:p text:style-name="P1"><text:span text:style-name="T1">#La délimitation géographique,#</text:span></text:p>
      <text:p text:style-name="P1"><text:span text:style-name="T1">#les cépages#</text:span></text:p>
      <text:p text:style-name="P11"/>
      <text:p text:style-name="P1"><text:span text:style-name="T1"><text:s/>746: 10:41:58.15 10:42:00.14 <text:s/>Duration 00:00:01.24 <text:s/>29</text:span></text:p>
      <text:p text:style-name="P1"><text:span text:style-name="T1">#et l'ensemble de l'élaboration du vin#</text:span></text:p>
      <text:p text:style-name="P11"/>
      <text:p text:style-name="P1"><text:span text:style-name="T1"><text:s/>747: 10:42:00.18 10:42:03.21 <text:s/>Duration 00:00:03.03 <text:s/>47</text:span></text:p>
      <text:p text:style-name="P1"><text:span text:style-name="T1">#sont les caractéristiques de cette#</text:span></text:p>
      <text:p text:style-name="P1"><text:span text:style-name="T1">#appellation d'origine contrôlée.#</text:span></text:p>
      <text:p text:style-name="P11"/>
      <text:p text:style-name="P1"><text:span text:style-name="T1"><text:s/>748: 10:42:04.18 10:42:06.14 <text:s/>Duration 00:00:01.21 <text:s/>28</text:span></text:p>
      <text:p text:style-name="P1"><text:span text:style-name="T1">#Cette AOC</text:span></text:p>
      <text:p text:style-name="P1"><text:span text:style-name="T1">assure l'avenir du champagne,#</text:span></text:p>
      <text:p text:style-name="P11"/>
      <text:p text:style-name="P1"><text:span text:style-name="T1"><text:s/>749: 10:42:07.04 10:42:09.02 <text:s/>Duration 00:00:01.23 <text:s/>29</text:span></text:p>
      <text:p text:style-name="P1"><text:span text:style-name="T1">#ainsi que celui de ses viticultores.#</text:span></text:p>
      <text:p text:style-name="P11"/>
      <text:p text:style-name="P1"><text:span text:style-name="T1"><text:s/>750: 10:42:10.14 10:42:13.02 <text:s/>Duration 00:00:02.13 <text:s/>38</text:span></text:p>
      <text:p text:style-name="P1"><text:span text:style-name="T1">On est dans des vignobles</text:span></text:p>
      <text:p text:style-name="P1"><text:span text:style-name="T1">où le chardonnay exprime</text:span></text:p>
      <text:p text:style-name="P11"/>
      <text:p text:style-name="P1"><text:span text:style-name="T1"><text:s/>751: 10:42:13.07 10:42:14.15 <text:s/>Duration 00:00:01.08 <text:s/>20</text:span></text:p>
      <text:p text:style-name="P1"><text:span text:style-name="T1">toute sa finesse,</text:span></text:p>
      <text:p text:style-name="P11"/>
      <text:p text:style-name="P1"><text:soft-page-break/><text:span text:style-name="T1"><text:s/>752: 10:42:14.19 10:42:18.07 <text:s/>Duration 00:00:03.13 <text:s/>53</text:span></text:p>
      <text:p text:style-name="P1"><text:span text:style-name="T1">toute son élégance,</text:span></text:p>
      <text:p text:style-name="P1"><text:span text:style-name="T1">toute sa minéralité,</text:span></text:p>
      <text:p text:style-name="P11"/>
      <text:p text:style-name="P1"><text:span text:style-name="T1"><text:s/>753: 10:42:18.11 10:42:22.22 <text:s/>Duration 00:00:04.11 <text:s/>67</text:span></text:p>
      <text:p text:style-name="P1"><text:span text:style-name="T1">ce qui apporte des champagnes</text:span></text:p>
      <text:p text:style-name="P1"><text:span text:style-name="T1">en général très fins, très élégants.</text:span></text:p>
      <text:p text:style-name="P11"/>
      <text:p text:style-name="P1"><text:span text:style-name="T1"><text:s/>754: 10:42:23.01 10:42:24.09 <text:s/>Duration 00:00:01.08 <text:s/>20</text:span></text:p>
      <text:p text:style-name="P1"><text:span text:style-name="T1">É ça, notre terroir.</text:span></text:p>
      <text:p text:style-name="P11"/>
      <text:p text:style-name="P1"><text:span text:style-name="T1"><text:s/>755: 10:42:26.00 10:42:29.11 <text:s/>Duration 00:00:03.11 <text:s/>52</text:span></text:p>
      <text:p text:style-name="P1"><text:span text:style-name="T1">Nos jeunes doivent bien se sentir</text:span></text:p>
      <text:p text:style-name="P1"><text:span text:style-name="T1">dans notre centre de formation.</text:span></text:p>
      <text:p text:style-name="P11"/>
      <text:p text:style-name="P1"><text:span text:style-name="T1"><text:s/>756: 10:42:29.15 10:42:32.02 <text:s/>Duration 00:00:02.12 <text:s/>37</text:span></text:p>
      <text:p text:style-name="P1"><text:span text:style-name="T1">Il faut donc mettre en valeur</text:span></text:p>
      <text:p text:style-name="P11"/>
      <text:p text:style-name="P1"><text:span text:style-name="T1"><text:s/>757: 10:42:32.07 10:42:35.07 <text:s/>Duration 00:00:03.00 <text:s/>45</text:span></text:p>
      <text:p text:style-name="P1"><text:span text:style-name="T1">tout ce qui les entoure</text:span></text:p>
      <text:p text:style-name="P1"><text:span text:style-name="T1">par rapport à leur terroir.</text:span></text:p>
      <text:p text:style-name="P11"/>
      <text:p text:style-name="P1"><text:span text:style-name="T1"><text:s/>758: 10:42:35.11 10:42:39.08 <text:s/>Duration 00:00:03.22 <text:s/>58</text:span></text:p>
      <text:p text:style-name="P1"><text:span text:style-name="T1">La Champagne, é 33 mil hectares,</text:span></text:p>
      <text:p text:style-name="P1"><text:span text:style-name="T1">ça s'étend sur 150 ou 200 km.</text:span></text:p>
      <text:p text:style-name="P11"/>
      <text:p text:style-name="P1"><text:span text:style-name="T1"><text:s/>759: 10:42:39.12 10:42:42.12 <text:s/>Duration 00:00:03.00 <text:s/>45</text:span></text:p>
      <text:p text:style-name="P1"><text:span text:style-name="T1">Forcément, le terroir,</text:span></text:p>
      <text:p text:style-name="P1"><text:span text:style-name="T1">les cépages, les modes de culture,</text:span></text:p>
      <text:p text:style-name="P11"/>
      <text:p text:style-name="P1"><text:span text:style-name="T1"><text:s/>760: 10:42:42.16 10:42:45.00 <text:s/>Duration 00:00:02.09 <text:s/>35</text:span></text:p>
      <text:p text:style-name="P1"><text:span text:style-name="T1">de la taille, par exemple,</text:span></text:p>
      <text:p text:style-name="P1"><text:span text:style-name="T1">ne sont pas identiques.</text:span></text:p>
      <text:p text:style-name="P11"/>
      <text:p text:style-name="P1"><text:span text:style-name="T1"><text:s/>761: 10:42:45.05 10:42:48.20 <text:s/>Duration 00:00:03.15 <text:s/>54</text:span></text:p>
      <text:p text:style-name="P1"><text:span text:style-name="T1">Il faut déjà leur faire comprendre,</text:span></text:p>
      <text:p text:style-name="P1"><text:span text:style-name="T1">aux jeunes, que là où ils sont,</text:span></text:p>
      <text:p text:style-name="P11"/>
      <text:p text:style-name="P1"><text:span text:style-name="T1"><text:s/>762: 10:42:49.00 10:42:52.07 <text:s/>Duration 00:00:03.07 <text:s/>49</text:span></text:p>
      <text:p text:style-name="P1"><text:span text:style-name="T1">ils peuvent valoriser leur terroir,</text:span></text:p>
      <text:p text:style-name="P1"><text:span text:style-name="T1">faire des choses intéressantes.</text:span></text:p>
      <text:p text:style-name="P11"/>
      <text:p text:style-name="P1"><text:span text:style-name="T1"><text:s/>763: 10:42:52.12 10:42:54.19 <text:s/>Duration 00:00:02.07 <text:s/>34</text:span></text:p>
      <text:p text:style-name="P1"><text:span text:style-name="T1">Et puis, on a tous</text:span></text:p>
      <text:p text:style-name="P1"><text:span text:style-name="T1">un peu d'amour-propre.</text:span></text:p>
      <text:p text:style-name="P11"/>
      <text:p text:style-name="P1"><text:span text:style-name="T1"><text:s/>764: 10:42:54.23 10:42:58.09 <text:s/>Duration 00:00:03.11 <text:s/>52</text:span></text:p>
      <text:p text:style-name="P1"><text:span text:style-name="T1">Je suis un jeune du terroir,</text:span></text:p>
      <text:p text:style-name="P1"><text:span text:style-name="T1">donc forcément, é mon préféré,</text:span></text:p>
      <text:p text:style-name="P11"/>
      <text:p text:style-name="P1"><text:span text:style-name="T1"><text:s/>765: 10:42:58.13 10:43:00.05 <text:s/>Duration 00:00:01.17 <text:s/>25</text:span></text:p>
      <text:p text:style-name="P1"><text:span text:style-name="T1">mais je dis pas ça au début.</text:span></text:p>
      <text:p text:style-name="P11"/>
      <text:p text:style-name="P1"><text:span text:style-name="T1"><text:s/>766: 10:43:00.09 10:43:03.12 <text:s/>Duration 00:00:03.03 <text:s/>47</text:span></text:p>
      <text:p text:style-name="P1"><text:span text:style-name="T1">Je leur explique</text:span></text:p>
      <text:p text:style-name="P1"><text:span text:style-name="T1">pourquoi j'aime cette particularité</text:span></text:p>
      <text:p text:style-name="P11"/>
      <text:p text:style-name="P1"><text:span text:style-name="T1"><text:s/>767: 10:43:03.16 10:43:07.03 <text:s/>Duration 00:00:03.12 <text:s/>52</text:span></text:p>
      <text:p text:style-name="P1"><text:span text:style-name="T1">et j'ai le droit de leur expliquer,</text:span></text:p>
      <text:p text:style-name="P1"><text:span text:style-name="T1">l'obligation,</text:span></text:p>
      <text:p text:style-name="P11"><text:soft-page-break/></text:p>
      <text:p text:style-name="P1"><text:span text:style-name="T1"><text:s/>768: 10:43:07.07 10:43:09.03 <text:s/>Duration 00:00:01.21 <text:s/>28</text:span></text:p>
      <text:p text:style-name="P1"><text:span text:style-name="T1">ce qu'ils doivent aimer</text:span></text:p>
      <text:p text:style-name="P1"><text:span text:style-name="T1">dans leur terroir.</text:span></text:p>
      <text:p text:style-name="P11"/>
      <text:p text:style-name="P1"><text:span text:style-name="T1"><text:s/>769: 10:43:24.05 10:43:27.06 <text:s/>Duration 00:00:03.01 <text:s/>46</text:span></text:p>
      <text:p text:style-name="P1"><text:span text:style-name="T1">#Tous les alunos ont un projet#</text:span></text:p>
      <text:p text:style-name="P1"><text:span text:style-name="T1">#et celui-ci de Gaizka#</text:span></text:p>
      <text:p text:style-name="P11"/>
      <text:p text:style-name="P1"><text:span text:style-name="T1"><text:s/>770: 10:43:27.11 10:43:29.12 <text:s/>Duration 00:00:02.01 <text:s/>31</text:span></text:p>
      <text:p text:style-name="P1"><text:span text:style-name="T1">#est de reprendre la relève#</text:span></text:p>
      <text:p text:style-name="P1"><text:span text:style-name="T1">#de ses grands-parents.#</text:span></text:p>
      <text:p text:style-name="P11"/>
      <text:p text:style-name="P1"><text:span text:style-name="T1"><text:s/>771: 10:43:29.16 10:43:31.13 <text:s/>Duration 00:00:01.22 <text:s/>28</text:span></text:p>
      <text:p text:style-name="P1"><text:span text:style-name="T1">#Les installations modestes#</text:span></text:p>
      <text:p text:style-name="P1"><text:span text:style-name="T1">#ne conviennent plus#</text:span></text:p>
      <text:p text:style-name="P11"/>
      <text:p text:style-name="P1"><text:span text:style-name="T1"><text:s/>772: 10:43:31.17 10:43:33.19 <text:s/>Duration 00:00:02.02 <text:s/>31</text:span></text:p>
      <text:p text:style-name="P1"><text:span text:style-name="T1">#pour faire de cette ferme#</text:span></text:p>
      <text:p text:style-name="P1"><text:span text:style-name="T1">#une entreprise rentable#</text:span></text:p>
      <text:p text:style-name="P11"/>
      <text:p text:style-name="P1"><text:span text:style-name="T1"><text:s/>773: 10:43:33.24 10:43:36.06 <text:s/>Duration 00:00:02.07 <text:s/>34</text:span></text:p>
      <text:p text:style-name="P1"><text:span text:style-name="T1">#pour un jeune berger du XXIe siècle.#</text:span></text:p>
      <text:p text:style-name="P11"/>
      <text:p text:style-name="P1"><text:span text:style-name="T1"><text:s/>774: 10:43:43.20 10:43:44.23 <text:s/>Duration 00:00:01.03 <text:s/>17</text:span></text:p>
      <text:p text:style-name="P1"><text:span text:style-name="T1">Es-tu fier de pratiquer</text:span></text:p>
      <text:p text:style-name="P11"/>
      <text:p text:style-name="P1"><text:span text:style-name="T1"><text:s/>775: 10:43:45.03 10:43:47.23 <text:s/>Duration 00:00:02.20 <text:s/>42</text:span></text:p>
      <text:p text:style-name="P1"><text:span text:style-name="T1">le même métier que ton grand-père,</text:span></text:p>
      <text:p text:style-name="P1"><text:span text:style-name="T1">que ta mère?</text:span></text:p>
      <text:p text:style-name="P11"/>
      <text:p text:style-name="P1"><text:span text:style-name="T1"><text:s/>776: 10:43:48.03 10:43:49.11 <text:s/>Duration 00:00:01.08 <text:s/>20</text:span></text:p>
      <text:p text:style-name="P1"><text:span text:style-name="T1">Sim, en gros.</text:span></text:p>
      <text:p text:style-name="P11"/>
      <text:p text:style-name="P1"><text:span text:style-name="T1"><text:s/>777: 10:43:49.15 10:43:52.02 <text:s/>Duration 00:00:02.12 <text:s/>37</text:span></text:p>
      <text:p text:style-name="P1"><text:span text:style-name="T1">É un travail normal,</text:span></text:p>
      <text:p text:style-name="P1"><text:span text:style-name="T1">comme n'importe quel autre.</text:span></text:p>
      <text:p text:style-name="P11"/>
      <text:p text:style-name="P1"><text:span text:style-name="T1"><text:s/>778: 10:43:52.06 10:43:53.17 <text:s/>Duration 00:00:01.11 <text:s/>22</text:span></text:p>
      <text:p text:style-name="P1"><text:span text:style-name="T1">Si tu l'aimes...</text:span></text:p>
      <text:p text:style-name="P11"/>
      <text:p text:style-name="P1"><text:span text:style-name="T1"><text:s/>779: 10:43:53.21 10:43:57.03 <text:s/>Duration 00:00:03.07 <text:s/>49</text:span></text:p>
      <text:p text:style-name="P1"><text:span text:style-name="T1">Je crois qu'il est fier</text:span></text:p>
      <text:p text:style-name="P1"><text:span text:style-name="T1">de continuer dans ce métier.</text:span></text:p>
      <text:p text:style-name="P11"/>
      <text:p text:style-name="P1"><text:span text:style-name="T1"><text:s/>780: 10:43:59.07 10:44:00.23 <text:s/>Duration 00:00:01.16 <text:s/>25</text:span></text:p>
      <text:p text:style-name="P1"><text:span text:style-name="T1">Il semble enthousiaste.</text:span></text:p>
      <text:p text:style-name="P11"/>
      <text:p text:style-name="P1"><text:span text:style-name="T1"><text:s/>781: 10:44:02.05 10:44:04.17 <text:s/>Duration 00:00:02.12 <text:s/>37</text:span></text:p>
      <text:p text:style-name="P1"><text:span text:style-name="T1">Il semble en avoir vraiment envie.</text:span></text:p>
      <text:p text:style-name="P11"/>
      <text:p text:style-name="P1"><text:span text:style-name="T1"><text:s/>782: 10:44:06.22 10:44:09.03 <text:s/>Duration 00:00:02.06 <text:s/>34</text:span></text:p>
      <text:p text:style-name="P1"><text:span text:style-name="T1">Et vous, qui vous a montré</text:span></text:p>
      <text:p text:style-name="P1"><text:span text:style-name="T1">le métier de berger?</text:span></text:p>
      <text:p text:style-name="P11"/>
      <text:p text:style-name="P1"><text:span text:style-name="T1"><text:s/>783: 10:44:10.07 10:44:12.05 <text:s/>Duration 00:00:01.23 <text:s/>29</text:span></text:p>
      <text:p text:style-name="P1"><text:span text:style-name="T1">É la nécessité qui me l'a montré.</text:span></text:p>
      <text:p text:style-name="P11"/>
      <text:p text:style-name="P1"><text:span text:style-name="T1"><text:s/>784: 10:44:12.09 10:44:13.19 <text:s/>Duration 00:00:01.10 <text:s/>21</text:span></text:p>
      <text:p text:style-name="P1"><text:span text:style-name="T1">À 13 anos, mon père est décédé,</text:span></text:p>
      <text:p text:style-name="P11"><text:soft-page-break/></text:p>
      <text:p text:style-name="P1"><text:span text:style-name="T1"><text:s/>785: 10:44:13.23 10:44:16.05 <text:s/>Duration 00:00:02.07 <text:s/>34</text:span></text:p>
      <text:p text:style-name="P1"><text:span text:style-name="T1">je suis parti pour Vizcaya,</text:span></text:p>
      <text:p text:style-name="P1"><text:span text:style-name="T1">où on est encore.</text:span></text:p>
      <text:p text:style-name="P11"/>
      <text:p text:style-name="P1"><text:span text:style-name="T1"><text:s/>786: 10:44:24.16 10:44:27.20 <text:s/>Duration 00:00:03.04 <text:s/>47</text:span></text:p>
      <text:p text:style-name="P1"><text:span text:style-name="T1">Nos pastoreios sont situés</text:span></text:p>
      <text:p text:style-name="P1"><text:span text:style-name="T1">tout autour de la ferme.</text:span></text:p>
      <text:p text:style-name="P11"/>
      <text:p text:style-name="P1"><text:span text:style-name="T1"><text:s/>787: 10:44:27.24 10:44:29.18 <text:s/>Duration 00:00:01.19 <text:s/>26</text:span></text:p>
      <text:p text:style-name="P1"><text:span text:style-name="T1">Ce sont tous ces terrains-là.</text:span></text:p>
      <text:p text:style-name="P11"/>
      <text:p text:style-name="P1"><text:span text:style-name="T1"><text:s/>788: 10:44:33.06 10:44:37.00 <text:s/>Duration 00:00:03.19 <text:s/>56</text:span></text:p>
      <text:p text:style-name="P1"><text:span text:style-name="T1">Qu'est-ce qui a changé</text:span></text:p>
      <text:p text:style-name="P1"><text:span text:style-name="T1">entre le moment où vous étiez berger</text:span></text:p>
      <text:p text:style-name="P11"/>
      <text:p text:style-name="P1"><text:span text:style-name="T1"><text:s/>789: 10:44:37.04 10:44:39.18 <text:s/>Duration 00:00:02.14 <text:s/>38</text:span></text:p>
      <text:p text:style-name="P1"><text:span text:style-name="T1">et ce que Gaizka</text:span></text:p>
      <text:p text:style-name="P1"><text:span text:style-name="T1">apprend aujourd'hui?</text:span></text:p>
      <text:p text:style-name="P11"/>
      <text:p text:style-name="P1"><text:span text:style-name="T1"><text:s/>790: 10:44:40.20 10:44:43.14 <text:s/>Duration 00:00:02.19 <text:s/>41</text:span></text:p>
      <text:p text:style-name="P1"><text:span text:style-name="T1">De nos jours,</text:span></text:p>
      <text:p text:style-name="P1"><text:span text:style-name="T1">il y a beaucoup plus de facilités,</text:span></text:p>
      <text:p text:style-name="P11"/>
      <text:p text:style-name="P1"><text:span text:style-name="T1"><text:s/>791: 10:44:43.18 10:44:44.22 <text:s/>Duration 00:00:01.04 <text:s/>17</text:span></text:p>
      <text:p text:style-name="P1"><text:span text:style-name="T1">beaucoup plus d'outils.</text:span></text:p>
      <text:p text:style-name="P11"/>
      <text:p text:style-name="P1"><text:span text:style-name="T1"><text:s/>792: 10:44:46.06 10:44:49.00 <text:s/>Duration 00:00:02.19 <text:s/>41</text:span></text:p>
      <text:p text:style-name="P1"><text:span text:style-name="T1">Autrefois,</text:span></text:p>
      <text:p text:style-name="P1"><text:span text:style-name="T1">on fauchait tout cela à la faux.</text:span></text:p>
      <text:p text:style-name="P11"/>
      <text:p text:style-name="P1"><text:span text:style-name="T1"><text:s/>793: 10:44:50.10 10:44:51.21 <text:s/>Duration 00:00:01.11 <text:s/>22</text:span></text:p>
      <text:p text:style-name="P1"><text:span text:style-name="T1">On commençait tout en bas</text:span></text:p>
      <text:p text:style-name="P11"/>
      <text:p text:style-name="P1"><text:span text:style-name="T1"><text:s/>794: 10:44:52.01 10:44:54.07 <text:s/>Duration 00:00:02.06 <text:s/>34</text:span></text:p>
      <text:p text:style-name="P1"><text:span text:style-name="T1">et on allait jusqu'en haut,</text:span></text:p>
      <text:p text:style-name="P1"><text:span text:style-name="T1">tout ça à la main.</text:span></text:p>
      <text:p text:style-name="P11"/>
      <text:p text:style-name="P1"><text:span text:style-name="T1"><text:s/>795: 10:44:55.14 10:44:58.13 <text:s/>Duration 00:00:02.24 <text:s/>44</text:span></text:p>
      <text:p text:style-name="P1"><text:span text:style-name="T1">Quand on a acheté une faucheuse,</text:span></text:p>
      <text:p text:style-name="P1"><text:span text:style-name="T1">é devenu un jeu d'enfant.</text:span></text:p>
      <text:p text:style-name="P11"/>
      <text:p text:style-name="P1"><text:span text:style-name="T1"><text:s/>796: 10:45:05.21 10:45:07.15 <text:s/>Duration 00:00:01.19 <text:s/>26</text:span></text:p>
      <text:p text:style-name="P1"><text:span text:style-name="T1">On dépense constamment.</text:span></text:p>
      <text:p text:style-name="P11"/>
      <text:p text:style-name="P1"><text:span text:style-name="T1"><text:s/>797: 10:45:07.19 10:45:09.23 <text:s/>Duration 00:00:02.04 <text:s/>32</text:span></text:p>
      <text:p text:style-name="P1"><text:span text:style-name="T1">Ce qui se gagne</text:span></text:p>
      <text:p text:style-name="P1"><text:span text:style-name="T1">se dépense tout de suite.</text:span></text:p>
      <text:p text:style-name="P11"/>
      <text:p text:style-name="P1"><text:span text:style-name="T1"><text:s/>798: 10:45:11.01 10:45:14.02 <text:s/>Duration 00:00:03.01 <text:s/>46</text:span></text:p>
      <text:p text:style-name="P1"><text:span text:style-name="T1">Il est beaucoup plus simple</text:span></text:p>
      <text:p text:style-name="P1"><text:span text:style-name="T1">de dépenser que de gagner.</text:span></text:p>
      <text:p text:style-name="P11"/>
      <text:p text:style-name="P1"><text:span text:style-name="T1"><text:s/>799: 10:45:14.07 10:45:16.22 <text:s/>Duration 00:00:02.15 <text:s/>39</text:span></text:p>
      <text:p text:style-name="P1"><text:span text:style-name="T1">Gaizka,</text:span></text:p>
      <text:p text:style-name="P1"><text:span text:style-name="T1">est-ce plus facile aujourd'hui?</text:span></text:p>
      <text:p text:style-name="P11"/>
      <text:p text:style-name="P1"><text:span text:style-name="T1"><text:s/>800: 10:45:17.01 10:45:20.02 <text:s/>Duration 00:00:03.01 <text:s/>46</text:span></text:p>
      <text:p text:style-name="P1"><text:span text:style-name="T1">Je ne sais pas.</text:span></text:p>
      <text:p text:style-name="P1"><text:span text:style-name="T1">Il y aura toujours des difficultés.</text:span></text:p>
      <text:p text:style-name="P11"><text:soft-page-break/></text:p>
      <text:p text:style-name="P1"><text:span text:style-name="T1"><text:s/>801: 10:45:20.06 10:45:23.19 <text:s/>Duration 00:00:03.13 <text:s/>53</text:span></text:p>
      <text:p text:style-name="P1"><text:span text:style-name="T1">Pour commencer comme berger,</text:span></text:p>
      <text:p text:style-name="P1"><text:span text:style-name="T1">je pense qu'il faut investir.</text:span></text:p>
      <text:p text:style-name="P11"/>
      <text:p text:style-name="P1"><text:span text:style-name="T1"><text:s/>802: 10:45:26.02 10:45:29.00 <text:s/>Duration 00:00:02.23 <text:s/>44</text:span></text:p>
      <text:p text:style-name="P1"><text:span text:style-name="T1">#La réalité du métier de berger,#</text:span></text:p>
      <text:p text:style-name="P1"><text:span text:style-name="T1">#tel que Gaizka le pratiquera,#</text:span></text:p>
      <text:p text:style-name="P11"/>
      <text:p text:style-name="P1"><text:span text:style-name="T1"><text:s/>803: 10:45:29.04 10:45:31.10 <text:s/>Duration 00:00:02.06 <text:s/>34</text:span></text:p>
      <text:p text:style-name="P1"><text:span text:style-name="T1">#est bien différente#</text:span></text:p>
      <text:p text:style-name="P1"><text:span text:style-name="T1">#de celle de son grand-père,#</text:span></text:p>
      <text:p text:style-name="P11"/>
      <text:p text:style-name="P1"><text:span text:style-name="T1"><text:s/>804: 10:45:31.15 10:45:33.23 <text:s/>Duration 00:00:02.08 <text:s/>35</text:span></text:p>
      <text:p text:style-name="P1"><text:span text:style-name="T1">#et é là où l'escola#</text:span></text:p>
      <text:p text:style-name="P1"><text:span text:style-name="T1">#peut servir à faciliter#</text:span></text:p>
      <text:p text:style-name="P11"/>
      <text:p text:style-name="P1"><text:span text:style-name="T1"><text:s/>805: 10:45:34.03 10:45:37.01 <text:s/>Duration 00:00:02.23 <text:s/>44</text:span></text:p>
      <text:p text:style-name="P1"><text:span text:style-name="T1">#le partage des idées#</text:span></text:p>
      <text:p text:style-name="P1"><text:span text:style-name="T1">#d'une génération à l'autre.#</text:span></text:p>
      <text:p text:style-name="P11"/>
      <text:p text:style-name="P1"><text:span text:style-name="T1"><text:s/>806: 10:45:40.03 10:45:42.21 <text:s/>Duration 00:00:02.18 <text:s/>41</text:span></text:p>
      <text:p text:style-name="P1"><text:span text:style-name="T1">Il va pratiquer et développer</text:span></text:p>
      <text:p text:style-name="P1"><text:span text:style-name="T1">certaines choses</text:span></text:p>
      <text:p text:style-name="P11"/>
      <text:p text:style-name="P1"><text:span text:style-name="T1"><text:s/>807: 10:45:43.00 10:45:45.02 <text:s/>Duration 00:00:02.02 <text:s/>31</text:span></text:p>
      <text:p text:style-name="P1"><text:span text:style-name="T1">que son grand-père</text:span></text:p>
      <text:p text:style-name="P1"><text:span text:style-name="T1">ne pourrait pas faire seul.</text:span></text:p>
      <text:p text:style-name="P11"/>
      <text:p text:style-name="P1"><text:span text:style-name="T1"><text:s/>808: 10:45:47.20 10:45:49.21 <text:s/>Duration 00:00:02.01 <text:s/>31</text:span></text:p>
      <text:p text:style-name="P1"><text:span text:style-name="T1">Il va le faire</text:span></text:p>
      <text:p text:style-name="P1"><text:span text:style-name="T1">en parlant de l'avenir,</text:span></text:p>
      <text:p text:style-name="P11"/>
      <text:p text:style-name="P1"><text:span text:style-name="T1"><text:s/>809: 10:45:50.13 10:45:53.18 <text:s/>Duration 00:00:03.05 <text:s/>48</text:span></text:p>
      <text:p text:style-name="P1"><text:span text:style-name="T1">en discutant de rénovations</text:span></text:p>
      <text:p text:style-name="P1"><text:span text:style-name="T1">dans les installations,</text:span></text:p>
      <text:p text:style-name="P11"/>
      <text:p text:style-name="P1"><text:span text:style-name="T1"><text:s/>810: 10:45:54.13 10:45:57.03 <text:s/>Duration 00:00:02.15 <text:s/>39</text:span></text:p>
      <text:p text:style-name="P1"><text:span text:style-name="T1">de nouvelles façons</text:span></text:p>
      <text:p text:style-name="P1"><text:span text:style-name="T1">de travailler le queijo,</text:span></text:p>
      <text:p text:style-name="P11"/>
      <text:p text:style-name="P1"><text:span text:style-name="T1"><text:s/>811: 10:45:58.17 10:46:01.20 <text:s/>Duration 00:00:03.03 <text:s/>47</text:span></text:p>
      <text:p text:style-name="P1"><text:span text:style-name="T1">de le commercialiser</text:span></text:p>
      <text:p text:style-name="P1"><text:span text:style-name="T1">et de comprendre la montagne.</text:span></text:p>
      <text:p text:style-name="P11"/>
      <text:p text:style-name="P1"><text:span text:style-name="T1"><text:s/>812: 10:46:04.07 10:46:07.01 <text:s/>Duration 00:00:02.19 <text:s/>41</text:span></text:p>
      <text:p text:style-name="P1"><text:span text:style-name="T1">Je pense que cette maison</text:span></text:p>
      <text:p text:style-name="P1"><text:span text:style-name="T1">va vivre 3 mois de révolution</text:span></text:p>
      <text:p text:style-name="P11"/>
      <text:p text:style-name="P1"><text:span text:style-name="T1"><text:s/>813: 10:46:07.05 10:46:08.18 <text:s/>Duration 00:00:01.13 <text:s/>23</text:span></text:p>
      <text:p text:style-name="P1"><text:span text:style-name="T1">qui seront passionnants.</text:span></text:p>
      <text:p text:style-name="P11"/>
      <text:p text:style-name="P1"><text:span text:style-name="T1"><text:s/>814: 10:46:10.12 10:46:14.22 <text:s/>Duration 00:00:04.10 <text:s/>66</text:span></text:p>
      <text:p text:style-name="P1"><text:span text:style-name="T1">On sent une intention de moderniser.</text:span></text:p>
      <text:p text:style-name="P1"><text:span text:style-name="T1">Notre rôle est de faire en sorte</text:span></text:p>
      <text:p text:style-name="P11"/>
      <text:p text:style-name="P1"><text:span text:style-name="T1"><text:s/>815: 10:46:15.01 10:46:17.17 <text:s/>Duration 00:00:02.16 <text:s/>40</text:span></text:p>
      <text:p text:style-name="P1"><text:span text:style-name="T1">que cette période de transition</text:span></text:p>
      <text:p text:style-name="P1"><text:span text:style-name="T1">se passe bien,</text:span></text:p>
      <text:p text:style-name="P11"/>
      <text:p text:style-name="P1"><text:soft-page-break/><text:span text:style-name="T1"><text:s/>816: 10:46:19.11 10:46:22.20 <text:s/>Duration 00:00:03.09 <text:s/>50</text:span></text:p>
      <text:p text:style-name="P1"><text:span text:style-name="T1">pour que ces traditions moribondes</text:span></text:p>
      <text:p text:style-name="P1"><text:span text:style-name="T1">et apparemment sans avenir</text:span></text:p>
      <text:p text:style-name="P11"/>
      <text:p text:style-name="P1"><text:span text:style-name="T1"><text:s/>817: 10:46:23.00 10:46:25.02 <text:s/>Duration 00:00:02.02 <text:s/>31</text:span></text:p>
      <text:p text:style-name="P1"><text:span text:style-name="T1">puissent avoir un avenir.</text:span></text:p>
      <text:p text:style-name="P11"/>
      <text:p text:style-name="P1"><text:span text:style-name="T1"><text:s/>818: 10:46:33.18 10:46:36.11 <text:s/>Duration 00:00:02.18 <text:s/>41</text:span></text:p>
      <text:p text:style-name="P1"><text:span text:style-name="T1">É rassurant de voir</text:span></text:p>
      <text:p text:style-name="P1"><text:span text:style-name="T1">que é encore possible aujourd'hui</text:span></text:p>
      <text:p text:style-name="P11"/>
      <text:p text:style-name="P1"><text:span text:style-name="T1"><text:s/>819: 10:46:36.16 10:46:40.12 <text:s/>Duration 00:00:03.21 <text:s/>58</text:span></text:p>
      <text:p text:style-name="P1"><text:span text:style-name="T1">de garder vivantes des traditions</text:span></text:p>
      <text:p text:style-name="P1"><text:span text:style-name="T1">qui perdurent depuis si longtemps.</text:span></text:p>
      <text:p text:style-name="P11"/>
      <text:p text:style-name="P1"><text:span text:style-name="T1"><text:s/>820: 10:46:40.16 10:46:42.13 <text:s/>Duration 00:00:01.22 <text:s/>28</text:span></text:p>
      <text:p text:style-name="P1"><text:span text:style-name="T1">Assurer la pérennité du terroir,</text:span></text:p>
      <text:p text:style-name="P11"/>
      <text:p text:style-name="P1"><text:span text:style-name="T1"><text:s/>821: 10:46:42.17 10:46:45.03 <text:s/>Duration 00:00:02.11 <text:s/>37</text:span></text:p>
      <text:p text:style-name="P1"><text:span text:style-name="T1">enseigner à l'aimer</text:span></text:p>
      <text:p text:style-name="P1"><text:span text:style-name="T1">et à le respecter,</text:span></text:p>
      <text:p text:style-name="P11"/>
      <text:p text:style-name="P1"><text:span text:style-name="T1"><text:s/>822: 10:46:45.07 10:46:47.07 <text:s/>Duration 00:00:02.00 <text:s/>30</text:span></text:p>
      <text:p text:style-name="P1"><text:span text:style-name="T1">é aussi ça, le rôle de l'escola.</text:span></text:p>
      <text:p text:style-name="P11"/>
      <text:p text:style-name="P1"><text:span text:style-name="T1"><text:s/>823: 10:46:48.02 10:46:50.20 <text:s/>Duration 00:00:02.18 <text:s/>41</text:span></text:p>
      <text:p text:style-name="P1"><text:span text:style-name="T1">#Pour en savoir plus,#</text:span></text:p>
      <text:p text:style-name="P1"><text:span text:style-name="T1">#rendez-vous sur notre site Web#</text:span></text:p>
      <text:p text:style-name="P11"/>
      <text:p text:style-name="P1"><text:span text:style-name="T1"><text:s/>824: 10:46:50.24 10:46:52.15 <text:s/>Duration 00:00:01.16 <text:s/>25</text:span></text:p>
      <text:p text:style-name="P1"><text:span text:style-name="T1">#ou sur les réseaux sociaux.#</text:span></text:p>
      <text:p text:style-name="P11"/>
      <text:p text:style-name="P1"><text:span text:style-name="T1"><text:s/>825: 10:47:19.04 10:47:22.04 <text:s/>Duration 00:00:03.00 <text:s/>45</text:span></text:p>
      <text:p text:style-name="P1"><text:span text:style-name="T1">Sous-titrage: ECLAI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7T17:45:15.809000000</dc:date>
    <meta:editing-cycles>4</meta:editing-cycles>
    <meta:editing-duration>PT1H5M9S</meta:editing-duration>
    <meta:generator>LibreOffice/5.4.6.2$Windows_X86_64 LibreOffice_project/4014ce260a04f1026ba855d3b8d91541c224eab8</meta:generator>
    <meta:document-statistic meta:table-count="0" meta:image-count="0" meta:object-count="0" meta:page-count="51" meta:paragraph-count="2209" meta:word-count="10976" meta:character-count="78861" meta:non-whitespace-character-count="675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